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layout-cache" manifest:media-type="application/binary"/>
  <manifest:file-entry manifest:full-path="Pictures/10000201000003140000016C6F5C4DFD2B3F4AA7.png" manifest:media-type="image/png"/>
  <manifest:file-entry manifest:full-path="Pictures/10000201000002A60000018BB6245491673F1E8B.png" manifest:media-type="image/png"/>
  <manifest:file-entry manifest:full-path="Pictures/10000201000000C00000006FCB495D1E1ACD5F76.png" manifest:media-type="image/png"/>
  <manifest:file-entry manifest:full-path="Pictures/100FB782000069D5000032BFE01C0B483B34F5F3.wmf" manifest:media-type="image/x-wmf"/>
  <manifest:file-entry manifest:full-path="Pictures/100002010000023C00000230CA8A7D327152CA7A.png" manifest:media-type="image/png"/>
  <manifest:file-entry manifest:full-path="Pictures/1000020100000367000000E71E5EF70E63A23B02.png" manifest:media-type="image/png"/>
  <manifest:file-entry manifest:full-path="Pictures/10000201000003FD000001EAB705FC73CFC203D2.png" manifest:media-type="image/png"/>
  <manifest:file-entry manifest:full-path="Pictures/100002010000023C00000230A74EE325F1BFC968.png" manifest:media-type="image/png"/>
  <manifest:file-entry manifest:full-path="Pictures/1000020100000367000000E70EC5D645190D4CC6.png" manifest:media-type="image/png"/>
  <manifest:file-entry manifest:full-path="Pictures/100002010000023C000002302E01E9A39A0CCACC.png" manifest:media-type="image/png"/>
  <manifest:file-entry manifest:full-path="Pictures/100002010000023C0000023061CE623CD9D2953D.png" manifest:media-type="image/png"/>
  <manifest:file-entry manifest:full-path="Pictures/100002010000023C00000230E512B5F5937DB300.png" manifest:media-type="image/png"/>
  <manifest:file-entry manifest:full-path="Pictures/100002010000036D000000E7362396BEBD24823A.png" manifest:media-type="image/png"/>
  <manifest:file-entry manifest:full-path="Pictures/100002010000023C00000230E74B1F745B087F42.png" manifest:media-type="image/png"/>
  <manifest:file-entry manifest:full-path="Pictures/100000000000027E0000014A721718AD69756842.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2" svg:font-family="'Wingdings 2'" style:font-pitch="variable" style:font-charset="x-symbol"/>
    <style:font-face style:name="Lohit Devanagari3" svg:font-family="'Lohit Devanagari'"/>
    <style:font-face style:name="Tahoma" svg:font-family="Tahoma"/>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2" svg:font-family="'Liberation Serif'" style:font-pitch="variable"/>
    <style:font-face style:name="Lohit Devanagari2" svg:font-family="'Lohit Devanagari'" style:font-pitch="variable"/>
    <style:font-face style:name="Noto Sans CJK SC Regular" svg:font-family="'Noto Sans CJK SC Regular'" style:font-pitch="variable"/>
    <style:font-face style:name="Noto Serif CJK SC"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erif CJK SC1" svg:font-family="'Noto Serif CJK S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2" svg:font-family="'Noto Serif CJK SC'" style:font-family-generic="system" style:font-pitch="variable"/>
  </office:font-face-decls>
  <office:automatic-styles>
    <style:style style:name="Tabla2" style:family="table">
      <style:table-properties style:width="5.791cm" table:align="left" fo:background-color="transparent" style:writing-mode="lr-tb">
        <style:background-image/>
      </style:table-properties>
    </style:style>
    <style:style style:name="Tabla2.A" style:family="table-column">
      <style:table-column-properties style:column-width="2.947cm"/>
    </style:style>
    <style:style style:name="Tabla2.B" style:family="table-column">
      <style:table-column-properties style:column-width="2.843cm"/>
    </style:style>
    <style:style style:name="Tabla2.1" style:family="table-row">
      <style:table-row-properties fo:background-color="transparent">
        <style:background-image/>
      </style:table-row-properties>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6.001cm" table:align="left" style:writing-mode="lr-tb"/>
    </style:style>
    <style:style style:name="Tabla3.A" style:family="table-column">
      <style:table-column-properties style:column-width="3.057cm"/>
    </style:style>
    <style:style style:name="Tabla3.B" style:family="table-column">
      <style:table-column-properties style:column-width="2.944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5.403cm" table:align="left" style:writing-mode="lr-tb"/>
    </style:style>
    <style:style style:name="Tabla4.A" style:family="table-column">
      <style:table-column-properties style:column-width="2.91cm"/>
    </style:style>
    <style:style style:name="Tabla4.B" style:family="table-column">
      <style:table-column-properties style:column-width="2.492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7" style:family="table">
      <style:table-properties style:width="5.403cm" table:align="left" style:writing-mode="lr-tb"/>
    </style:style>
    <style:style style:name="Tabla7.A" style:family="table-column">
      <style:table-column-properties style:column-width="2.91cm"/>
    </style:style>
    <style:style style:name="Tabla7.B" style:family="table-column">
      <style:table-column-properties style:column-width="2.492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6" style:family="table">
      <style:table-properties style:width="5.403cm" table:align="left" style:writing-mode="lr-tb"/>
    </style:style>
    <style:style style:name="Tabla6.A" style:family="table-column">
      <style:table-column-properties style:column-width="2.91cm"/>
    </style:style>
    <style:style style:name="Tabla6.B" style:family="table-column">
      <style:table-column-properties style:column-width="2.492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5" style:family="table">
      <style:table-properties style:width="5.6cm" table:align="left" style:writing-mode="lr-tb"/>
    </style:style>
    <style:style style:name="Tabla5.A" style:family="table-column">
      <style:table-column-properties style:column-width="2.801cm"/>
    </style:style>
    <style:style style:name="Tabla5.B" style:family="table-column">
      <style:table-column-properties style:column-width="2.799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1" style:family="table">
      <style:table-properties style:width="15cm" table:align="margins" fo:background-color="transparent" style:writing-mode="lr-tb">
        <style:background-image/>
      </style:table-properties>
    </style:style>
    <style:style style:name="Tabla1.A" style:family="table-column">
      <style:table-column-properties style:column-width="3.748cm" style:rel-column-width="16376*"/>
    </style:style>
    <style:style style:name="Tabla1.B" style:family="table-column">
      <style:table-column-properties style:column-width="4.256cm" style:rel-column-width="18595*"/>
    </style:style>
    <style:style style:name="Tabla1.C" style:family="table-column">
      <style:table-column-properties style:column-width="4.498cm" style:rel-column-width="19651*"/>
    </style:style>
    <style:style style:name="Tabla1.D" style:family="table-column">
      <style:table-column-properties style:column-width="2.498cm" style:rel-column-width="10913*"/>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1.D1" style:family="table-cell">
      <style:table-cell-properties style:vertical-align="middle" fo:background-color="#cccccc"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background-color="#81d41a" fo:padding="0.097cm" fo:border-left="0.05pt solid #000000" fo:border-right="0.05pt solid #000000" fo:border-top="none" fo:border-bottom="0.05pt solid #000000">
        <style:background-image/>
      </style:table-cell-properties>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font-variant="small-caps" style:use-window-font-color="true" loext:opacity="0%" style:font-name="Times New Roman" fo:font-size="16pt" fo:language="es" fo:country="ES" fo:font-weight="bold" officeooo:rsid="001dae36" officeooo:paragraph-rsid="001dae36" style:font-name-asian="Times New Roman" style:font-size-asian="16pt" style:language-asian="zh" style:country-asian="CN" style:font-weight-asian="bold" style:font-name-complex="Times New Roman" style:font-size-complex="16pt" style:language-complex="ar" style:country-complex="SA"/>
    </style:style>
    <style:style style:name="P3" style:family="paragraph" style:parent-style-name="Standard">
      <style:paragraph-properties>
        <style:tab-stops>
          <style:tab-stop style:position="2cm"/>
        </style:tab-stops>
      </style:paragraph-properties>
      <style:text-properties officeooo:paragraph-rsid="002887d9"/>
    </style:style>
    <style:style style:name="P4" style:family="paragraph" style:parent-style-name="Standard">
      <style:paragraph-properties>
        <style:tab-stops>
          <style:tab-stop style:position="2cm"/>
        </style:tab-stops>
      </style:paragraph-properties>
      <style:text-properties officeooo:paragraph-rsid="002523a4"/>
    </style:style>
    <style:style style:name="P5" style:family="paragraph" style:parent-style-name="Standard">
      <style:text-properties style:use-window-font-color="true" loext:opacity="0%"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P6" style:family="paragraph" style:parent-style-name="Standard">
      <style:text-properties style:use-window-font-color="true" loext:opacity="0%" officeooo:paragraph-rsid="0091de45"/>
    </style:style>
    <style:style style:name="P7" style:family="paragraph" style:parent-style-name="Standard">
      <style:text-properties officeooo:rsid="00355798" officeooo:paragraph-rsid="00355798"/>
    </style:style>
    <style:style style:name="P8" style:family="paragraph" style:parent-style-name="Standard">
      <style:text-properties officeooo:rsid="0045e54a" officeooo:paragraph-rsid="0045e54a"/>
    </style:style>
    <style:style style:name="P9" style:family="paragraph" style:parent-style-name="Standard">
      <style:text-properties officeooo:rsid="0047c46d" officeooo:paragraph-rsid="0047c46d"/>
    </style:style>
    <style:style style:name="P10" style:family="paragraph" style:parent-style-name="Standard">
      <style:text-properties officeooo:rsid="00574e3a" officeooo:paragraph-rsid="00574e3a"/>
    </style:style>
    <style:style style:name="P11" style:family="paragraph" style:parent-style-name="Standard">
      <style:text-properties officeooo:paragraph-rsid="0044b0e5"/>
    </style:style>
    <style:style style:name="P12" style:family="paragraph" style:parent-style-name="Standard">
      <style:text-properties fo:font-style="normal" officeooo:rsid="0045e54a" officeooo:paragraph-rsid="0045e54a" style:font-style-asian="normal" style:font-style-complex="normal"/>
    </style:style>
    <style:style style:name="P13" style:family="paragraph" style:parent-style-name="Standard">
      <style:text-properties fo:font-style="normal" officeooo:rsid="005f6d2d" officeooo:paragraph-rsid="005f6d2d" style:font-style-asian="normal" style:font-style-complex="normal"/>
    </style:style>
    <style:style style:name="P14" style:family="paragraph" style:parent-style-name="Standard">
      <style:text-properties fo:font-style="normal" officeooo:rsid="0079b760" officeooo:paragraph-rsid="0076168f" style:font-style-asian="normal" style:font-style-complex="normal"/>
    </style:style>
    <style:style style:name="P15" style:family="paragraph" style:parent-style-name="Standard">
      <style:text-properties officeooo:rsid="006e1d6a" officeooo:paragraph-rsid="006e1d6a"/>
    </style:style>
    <style:style style:name="P16" style:family="paragraph" style:parent-style-name="Standard">
      <style:text-properties officeooo:paragraph-rsid="0072c6e2"/>
    </style:style>
    <style:style style:name="P17" style:family="paragraph" style:parent-style-name="Standard">
      <style:text-properties officeooo:paragraph-rsid="00737e63"/>
    </style:style>
    <style:style style:name="P18" style:family="paragraph" style:parent-style-name="Standard">
      <style:text-properties officeooo:rsid="00737e63" officeooo:paragraph-rsid="00737e63"/>
    </style:style>
    <style:style style:name="P19" style:family="paragraph" style:parent-style-name="Standard">
      <style:text-properties officeooo:paragraph-rsid="00741635"/>
    </style:style>
    <style:style style:name="P20" style:family="paragraph" style:parent-style-name="Standard">
      <style:text-properties officeooo:rsid="0076168f" officeooo:paragraph-rsid="0076168f"/>
    </style:style>
    <style:style style:name="P21" style:family="paragraph" style:parent-style-name="Standard">
      <style:text-properties officeooo:rsid="0058d670" officeooo:paragraph-rsid="007b5125"/>
    </style:style>
    <style:style style:name="P22" style:family="paragraph" style:parent-style-name="Standard">
      <style:text-properties officeooo:paragraph-rsid="007b5125"/>
    </style:style>
    <style:style style:name="P23" style:family="paragraph" style:parent-style-name="Standard">
      <style:text-properties officeooo:rsid="007fb7b5" officeooo:paragraph-rsid="007fb7b5"/>
    </style:style>
    <style:style style:name="P24" style:family="paragraph" style:parent-style-name="Standard">
      <style:text-properties officeooo:rsid="00847a85" officeooo:paragraph-rsid="00847a85"/>
    </style:style>
    <style:style style:name="P25" style:family="paragraph" style:parent-style-name="Standard">
      <style:text-properties officeooo:rsid="0089cfe2" officeooo:paragraph-rsid="0089cfe2"/>
    </style:style>
    <style:style style:name="P26" style:family="paragraph" style:parent-style-name="Standard">
      <style:text-properties officeooo:rsid="008edcbd" officeooo:paragraph-rsid="008edcbd"/>
    </style:style>
    <style:style style:name="P27" style:family="paragraph" style:parent-style-name="Standard">
      <style:text-properties officeooo:rsid="0094968e" officeooo:paragraph-rsid="0094968e"/>
    </style:style>
    <style:style style:name="P28" style:family="paragraph" style:parent-style-name="Standard">
      <style:text-properties officeooo:rsid="00981bfa" officeooo:paragraph-rsid="00981bfa"/>
    </style:style>
    <style:style style:name="P29" style:family="paragraph" style:parent-style-name="Standard">
      <style:paragraph-properties fo:text-align="start" style:justify-single-word="false"/>
      <style:text-properties officeooo:rsid="0099ea24" officeooo:paragraph-rsid="0099ea24"/>
    </style:style>
    <style:style style:name="P30" style:family="paragraph" style:parent-style-name="Standard">
      <style:text-properties officeooo:rsid="009b0d7a" officeooo:paragraph-rsid="009b0d7a"/>
    </style:style>
    <style:style style:name="P31" style:family="paragraph" style:parent-style-name="Standard">
      <style:text-properties officeooo:rsid="009be827" officeooo:paragraph-rsid="009be827"/>
    </style:style>
    <style:style style:name="P32" style:family="paragraph" style:parent-style-name="Standard">
      <style:text-properties officeooo:rsid="009d0327" officeooo:paragraph-rsid="009d0327"/>
    </style:style>
    <style:style style:name="P33" style:family="paragraph" style:parent-style-name="Standard">
      <style:text-properties officeooo:rsid="009e0390" officeooo:paragraph-rsid="009e0390"/>
    </style:style>
    <style:style style:name="P34" style:family="paragraph" style:parent-style-name="Standard">
      <style:text-properties officeooo:rsid="009fab4f" officeooo:paragraph-rsid="009fab4f"/>
    </style:style>
    <style:style style:name="P35" style:family="paragraph" style:parent-style-name="Standard">
      <style:text-properties officeooo:rsid="009fd165" officeooo:paragraph-rsid="009fd165"/>
    </style:style>
    <style:style style:name="P36" style:family="paragraph" style:parent-style-name="Standard">
      <style:text-properties officeooo:rsid="00a15ed0" officeooo:paragraph-rsid="00a15ed0"/>
    </style:style>
    <style:style style:name="P37" style:family="paragraph" style:parent-style-name="Standard">
      <style:text-properties officeooo:rsid="00a17d32" officeooo:paragraph-rsid="00a17d32"/>
    </style:style>
    <style:style style:name="P38" style:family="paragraph" style:parent-style-name="Standard">
      <style:paragraph-properties fo:line-height="150%" fo:text-align="justify" style:justify-single-word="false" fo:orphans="2" fo:widows="2" fo:hyphenation-ladder-count="no-limit">
        <style:tab-stops>
          <style:tab-stop style:position="0.635cm"/>
        </style:tab-stops>
        <style:drop-cap/>
      </style:paragraph-properties>
      <style:text-properties officeooo:rsid="00a17d32" officeooo:paragraph-rsid="00a17d32" fo:hyphenate="false" fo:hyphenation-remain-char-count="2" fo:hyphenation-push-char-count="2" loext:hyphenation-no-caps="false"/>
    </style:style>
    <style:style style:name="P39" style:family="paragraph" style:parent-style-name="Standard">
      <style:text-properties officeooo:paragraph-rsid="006fe68e"/>
    </style:style>
    <style:style style:name="P40" style:family="paragraph" style:parent-style-name="Standard">
      <style:text-properties officeooo:paragraph-rsid="005be574"/>
    </style:style>
    <style:style style:name="P41" style:family="paragraph" style:parent-style-name="Standard">
      <style:text-properties officeooo:rsid="00a9219d" officeooo:paragraph-rsid="00a9219d"/>
    </style:style>
    <style:style style:name="P42" style:family="paragraph" style:parent-style-name="Standard">
      <style:paragraph-properties fo:text-align="center" style:justify-single-word="false"/>
      <style:text-properties officeooo:rsid="00a9219d" officeooo:paragraph-rsid="00a9219d"/>
    </style:style>
    <style:style style:name="P43" style:family="paragraph" style:parent-style-name="Standard">
      <style:text-properties officeooo:rsid="00ae04d9" officeooo:paragraph-rsid="00ae04d9"/>
    </style:style>
    <style:style style:name="P44" style:family="paragraph" style:parent-style-name="Standard">
      <style:text-properties officeooo:rsid="00b10a66" officeooo:paragraph-rsid="00b10a66"/>
    </style:style>
    <style:style style:name="P45" style:family="paragraph" style:parent-style-name="Standard">
      <style:paragraph-properties fo:margin-left="0.751cm" fo:margin-right="0.744cm" fo:text-align="end" style:justify-single-word="false" fo:text-indent="0cm" style:auto-text-indent="false"/>
      <style:text-properties style:font-name="Optimum" fo:font-size="15pt" fo:language="none" fo:country="none" style:font-size-asian="15pt" style:language-asian="none" style:country-asian="none" style:font-name-complex="Optimum" style:font-size-complex="16pt"/>
    </style:style>
    <style:style style:name="P46" style:family="paragraph" style:parent-style-name="Standard">
      <style:paragraph-properties fo:margin-left="0.751cm" fo:margin-right="0.497cm" fo:text-align="end" style:justify-single-word="false" fo:text-indent="0cm" style:auto-text-indent="false"/>
    </style:style>
    <style:style style:name="P47" style:family="paragraph" style:parent-style-name="Standard">
      <style:paragraph-properties fo:margin-left="0.751cm" fo:margin-right="0.497cm" fo:text-align="end" style:justify-single-word="false" fo:text-indent="0cm" style:auto-text-indent="false"/>
      <style:text-properties style:font-name="Optimum" fo:font-size="5pt" fo:language="none" fo:country="none" style:font-size-asian="5pt" style:language-asian="none" style:country-asian="none" style:font-name-complex="Optimum" style:font-size-complex="16pt"/>
    </style:style>
    <style:style style:name="P48" style:family="paragraph" style:parent-style-name="Standard">
      <style:paragraph-properties fo:margin-left="0.751cm" fo:margin-right="0.497cm" fo:text-align="end" style:justify-single-word="false" fo:text-indent="0cm" style:auto-text-indent="false"/>
      <style:text-properties fo:color="#666699" loext:opacity="100%" style:font-name="Optimum" fo:font-size="2pt" fo:language="sv" fo:country="SE" fo:font-weight="bold" style:font-size-asian="2pt" style:language-asian="none" style:country-asian="none" style:font-weight-asian="bold" style:font-name-complex="Optimum" style:font-size-complex="16pt" style:font-weight-complex="bold"/>
    </style:style>
    <style:style style:name="P49" style:family="paragraph" style:parent-style-name="Standard">
      <style:paragraph-properties fo:margin-left="0.751cm" fo:margin-right="0.497cm" fo:text-align="end" style:justify-single-word="false" fo:text-indent="0cm" style:auto-text-indent="false"/>
      <style:text-properties style:use-window-font-color="true" loext:opacity="0%" style:font-name="Optimum" fo:font-size="15pt" fo:language="none" fo:country="none" officeooo:rsid="001abebe" style:font-name-asian="Times New Roman" style:font-size-asian="15pt" style:language-asian="none" style:country-asian="none" style:font-name-complex="Optimum" style:font-size-complex="16pt" style:language-complex="ar" style:country-complex="SA"/>
    </style:style>
    <style:style style:name="P50" style:family="paragraph" style:parent-style-name="Standard">
      <style:paragraph-properties fo:margin-left="1.877cm" fo:margin-right="0.086cm" fo:text-align="center" style:justify-single-word="false" fo:text-indent="0cm" style:auto-text-indent="false"/>
      <style:text-properties style:font-name="Optimum" fo:font-size="16pt" fo:language="none" fo:country="none" style:font-size-asian="16pt" style:language-asian="none" style:country-asian="none" style:font-name-complex="Optimum" style:font-weight-complex="bold"/>
    </style:style>
    <style:style style:name="P51"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style:font-size-asian="11pt" style:language-asian="none" style:country-asian="none" style:font-name-complex="Optimum"/>
    </style:style>
    <style:style style:name="P52"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fo:font-weight="bold" officeooo:rsid="001abebe" style:font-size-asian="11pt" style:language-asian="none" style:country-asian="none" style:font-weight-asian="bold" style:font-name-complex="Optimum"/>
    </style:style>
    <style:style style:name="P53" style:family="paragraph" style:parent-style-name="Standard">
      <style:paragraph-properties fo:margin-left="1.877cm" fo:margin-right="0.086cm" fo:text-align="center" style:justify-single-word="false" fo:text-indent="0cm" style:auto-text-indent="false"/>
      <style:text-properties style:font-name="Optimum" fo:font-size="9pt" fo:language="en" fo:country="GB" officeooo:paragraph-rsid="001abebe" style:font-size-asian="9pt" style:language-asian="none" style:country-asian="none" style:font-name-complex="Optimum"/>
    </style:style>
    <style:style style:name="P54"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paragraph-rsid="001abebe" style:font-size-asian="9pt" style:language-asian="none" style:country-asian="none" style:font-name-complex="Optimum" style:font-weight-complex="bold"/>
    </style:style>
    <style:style style:name="P55"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rsid="001abebe" officeooo:paragraph-rsid="001abebe" style:font-size-asian="9pt" style:language-asian="none" style:country-asian="none" style:font-name-complex="Optimum" style:font-weight-complex="bold"/>
    </style:style>
    <style:style style:name="P56"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officeooo:rsid="001abebe" style:font-name-asian="Times New Roman" style:font-size-asian="15pt" style:language-asian="none" style:country-asian="none" style:font-weight-asian="bold" style:font-name-complex="Optimum" style:font-size-complex="12pt" style:language-complex="ar" style:country-complex="SA" style:font-weight-complex="bold"/>
    </style:style>
    <style:style style:name="P57"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style:font-name-asian="Times New Roman" style:font-size-asian="15pt" style:language-asian="none" style:country-asian="none" style:font-weight-asian="bold" style:font-name-complex="Optimum" style:font-size-complex="15pt" style:language-complex="ar" style:country-complex="SA" style:font-weight-complex="bold"/>
    </style:style>
    <style:style style:name="P58" style:family="paragraph" style:parent-style-name="Preformatted_20_Text">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59"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60"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61"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officeooo:paragraph-rsid="006f04b7" style:font-size-asian="11pt" style:font-size-complex="11pt" fo:hyphenate="false" fo:hyphenation-remain-char-count="2" fo:hyphenation-push-char-count="2" loext:hyphenation-no-caps="false"/>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7cm" style:type="right" style:leader-style="dotted" style:leader-text="."/>
        </style:tab-stops>
      </style:paragraph-properties>
    </style:style>
    <style:style style:name="P64" style:family="paragraph" style:parent-style-name="Contents_20_3">
      <style:paragraph-properties>
        <style:tab-stops>
          <style:tab-stop style:position="17cm" style:type="right" style:leader-style="dotted" style:leader-text="."/>
        </style:tab-stops>
      </style:paragraph-properties>
    </style:style>
    <style:style style:name="P65" style:family="paragraph" style:parent-style-name="Contents_20_Heading">
      <style:paragraph-properties fo:break-before="page"/>
    </style:style>
    <style:style style:name="P66" style:family="paragraph" style:parent-style-name="Standard">
      <style:paragraph-properties fo:margin-left="3.752cm" fo:margin-right="1.748cm" fo:text-align="center" style:justify-single-word="false" fo:text-indent="0cm" style:auto-text-indent="false"/>
      <style:text-properties style:use-window-font-color="true" loext:opacity="0%" style:font-name="Optimum" fo:font-size="12pt" fo:language="none" fo:country="none" style:font-name-asian="Times New Roman" style:font-size-asian="12pt" style:language-asian="none" style:country-asian="none" style:font-name-complex="Optimum" style:font-size-complex="12pt" style:language-complex="ar" style:country-complex="SA" style:font-weight-complex="bold"/>
    </style:style>
    <style:style style:name="P67" style:family="paragraph" style:parent-style-name="Standard" style:master-page-name="">
      <loext:graphic-properties draw:fill="none"/>
      <style:paragraph-properties fo:margin-left="0.801cm" fo:margin-right="0.499cm" fo:margin-top="0cm" fo:margin-bottom="0.101cm" style:contextual-spacing="false" fo:line-height="150%" fo:text-align="end" style:justify-single-word="false" fo:orphans="2" fo:widows="2" fo:hyphenation-ladder-count="no-limit" fo:text-indent="0cm" style:auto-text-indent="false" style:page-number="auto" fo:background-color="transparent" style:writing-mode="lr-tb">
        <style:tab-stops>
          <style:tab-stop style:position="2.91cm"/>
        </style:tab-stops>
        <style:drop-cap/>
      </style:paragraph-properties>
      <style:text-properties fo:hyphenate="false" fo:hyphenation-remain-char-count="2" fo:hyphenation-push-char-count="2" loext:hyphenation-no-caps="false"/>
    </style:style>
    <style:style style:name="P68" style:family="paragraph" style:parent-style-name="Standard" style:master-page-name="">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style:page-number="auto"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69" style:family="paragraph" style:parent-style-name="Standard">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70" style:family="paragraph" style:parent-style-name="Preformatted_20_Text">
      <style:paragraph-properties fo:text-align="center" style:justify-single-word="false" style:writing-mode="lr-tb"/>
      <style:text-properties style:font-name="Times New Roman" fo:font-size="11pt" officeooo:paragraph-rsid="006fe68e" style:font-size-asian="11pt" style:font-size-complex="11pt"/>
    </style:style>
    <style:style style:name="P71" style:family="paragraph" style:parent-style-name="Table">
      <style:paragraph-properties fo:keep-with-next="always"/>
      <style:text-properties officeooo:paragraph-rsid="006ee37b"/>
    </style:style>
    <style:style style:name="P72" style:family="paragraph" style:parent-style-name="Text_20_body">
      <style:text-properties officeooo:rsid="0071affd" officeooo:paragraph-rsid="0071affd"/>
    </style:style>
    <style:style style:name="P73" style:family="paragraph" style:parent-style-name="Text_20_body">
      <style:text-properties officeooo:paragraph-rsid="0079b760"/>
    </style:style>
    <style:style style:name="P74" style:family="paragraph" style:parent-style-name="Text_20_body">
      <style:text-properties officeooo:rsid="00355798" officeooo:paragraph-rsid="0079b760"/>
    </style:style>
    <style:style style:name="P75" style:family="paragraph" style:parent-style-name="Text_20_body">
      <style:text-properties officeooo:paragraph-rsid="0091de45"/>
    </style:style>
    <style:style style:name="P76" style:family="paragraph" style:parent-style-name="Text_20_body">
      <style:text-properties officeooo:rsid="00a3f3e3" officeooo:paragraph-rsid="00a3f3e3"/>
    </style:style>
    <style:style style:name="P77" style:family="paragraph" style:parent-style-name="Preformatted_20_Text">
      <style:text-properties fo:font-variant="normal" fo:text-transform="none" fo:color="#000000" loext:opacity="100%" fo:letter-spacing="normal" officeooo:paragraph-rsid="003942c8"/>
    </style:style>
    <style:style style:name="P78" style:family="paragraph" style:parent-style-name="Preformatted_20_Text">
      <style:paragraph-properties fo:text-align="start" style:justify-single-word="false"/>
      <style:text-properties officeooo:paragraph-rsid="00414eaf"/>
    </style:style>
    <style:style style:name="P79" style:family="paragraph" style:parent-style-name="Preformatted_20_Text">
      <loext:graphic-properties draw:fill="none" draw:fill-color="#ffffff"/>
      <style:paragraph-properties fo:margin-top="0cm" fo:margin-bottom="0cm" style:contextual-spacing="false" fo:background-color="transparent" fo:padding="0cm" fo:border="none"/>
    </style:style>
    <style:style style:name="P80" style:family="paragraph" style:parent-style-name="Preformatted_20_Text">
      <loext:graphic-properties draw:fill="none" draw:fill-color="#ffffff"/>
      <style:paragraph-properties fo:margin-top="0cm" fo:margin-bottom="0cm" style:contextual-spacing="false" fo:background-color="transparent" fo:padding="0cm" fo:border="none"/>
      <style:text-properties fo:color="#000000" loext:opacity="100%" style:font-name="monospace" officeooo:rsid="0095dc05" officeooo:paragraph-rsid="0095dc05" loext:padding="0cm" loext:border="none"/>
    </style:style>
    <style:style style:name="P81"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monospace" fo:font-size="10.5pt" fo:letter-spacing="normal" fo:font-style="normal" fo:font-weight="normal"/>
    </style:style>
    <style:style style:name="P82" style:family="paragraph" style:parent-style-name="Table">
      <style:paragraph-properties fo:margin-top="0cm" fo:margin-bottom="0cm" style:contextual-spacing="false" fo:line-height="100%" fo:text-align="center" style:justify-single-word="false"/>
      <style:text-properties fo:font-style="normal" style:font-style-asian="normal" style:font-style-complex="normal"/>
    </style:style>
    <style:style style:name="P83" style:family="paragraph" style:parent-style-name="Table_20_Contents">
      <style:paragraph-properties fo:margin-top="0cm" fo:margin-bottom="0cm" style:contextual-spacing="false" fo:line-height="100%" fo:text-align="start" style:justify-single-word="false"/>
      <style:text-properties officeooo:rsid="0096be40" officeooo:paragraph-rsid="0096be40"/>
    </style:style>
    <style:style style:name="P84" style:family="paragraph" style:parent-style-name="Table_20_Contents">
      <style:paragraph-properties fo:margin-top="0cm" fo:margin-bottom="0cm" style:contextual-spacing="false" fo:line-height="100%"/>
    </style:style>
    <style:style style:name="P85" style:family="paragraph" style:parent-style-name="Table_20_Contents">
      <style:paragraph-properties fo:margin-top="0cm" fo:margin-bottom="0cm" style:contextual-spacing="false" fo:line-height="100%" fo:text-align="start" style:justify-single-word="false"/>
    </style:style>
    <style:style style:name="P86" style:family="paragraph" style:parent-style-name="Table_20_Contents">
      <style:paragraph-properties fo:margin-top="0cm" fo:margin-bottom="0cm" style:contextual-spacing="false" fo:line-height="100%" fo:text-align="start" style:justify-single-word="false"/>
      <style:text-properties style:use-window-font-color="true" loext:opacity="0%" style:font-name="Times New Roman" fo:font-size="12pt" fo:language="es" fo:country="ES" officeooo:rsid="0099ea24" officeooo:paragraph-rsid="0099ea24" style:font-name-asian="Times New Roman" style:font-size-asian="12pt" style:language-asian="zh" style:country-asian="CN" style:font-name-complex="Times New Roman" style:font-size-complex="12pt" style:language-complex="ar" style:country-complex="SA"/>
    </style:style>
    <style:style style:name="P87" style:family="paragraph" style:parent-style-name="Table_20_Contents">
      <style:paragraph-properties fo:margin-top="0cm" fo:margin-bottom="0cm" style:contextual-spacing="false" fo:line-height="100%" fo:text-align="start" style:justify-single-word="false"/>
      <style:text-properties officeooo:rsid="0099ea24" officeooo:paragraph-rsid="0099ea24"/>
    </style:style>
    <style:style style:name="P88" style:family="paragraph" style:parent-style-name="Table_20_Contents">
      <style:paragraph-properties fo:margin-top="0cm" fo:margin-bottom="0cm" style:contextual-spacing="false" fo:line-height="100%" fo:text-align="start" style:justify-single-word="false"/>
      <style:text-properties officeooo:rsid="009c78e9" officeooo:paragraph-rsid="009c78e9"/>
    </style:style>
    <style:style style:name="P89" style:family="paragraph" style:parent-style-name="Table_20_Contents">
      <style:paragraph-properties fo:margin-top="0cm" fo:margin-bottom="0cm" style:contextual-spacing="false" fo:line-height="100%" fo:text-align="start" style:justify-single-word="false"/>
      <style:text-properties officeooo:rsid="009d0327" officeooo:paragraph-rsid="009d0327"/>
    </style:style>
    <style:style style:name="P90" style:family="paragraph" style:parent-style-name="Heading_20_1">
      <style:text-properties officeooo:rsid="0020e789" officeooo:paragraph-rsid="0020e789"/>
    </style:style>
    <style:style style:name="P91" style:family="paragraph" style:parent-style-name="Heading_20_1" style:list-style-name="">
      <style:paragraph-properties fo:line-height="150%" fo:text-align="justify" style:justify-single-word="false" fo:orphans="2" fo:widows="2" fo:hyphenation-ladder-count="no-limit">
        <style:tab-stops>
          <style:tab-stop style:position="0.635cm"/>
        </style:tab-stops>
        <style:drop-cap/>
      </style:paragraph-properties>
      <style:text-properties officeooo:rsid="006ee37b" officeooo:paragraph-rsid="006ee37b" fo:hyphenate="false" fo:hyphenation-remain-char-count="2" fo:hyphenation-push-char-count="2" loext:hyphenation-no-caps="false"/>
    </style:style>
    <style:style style:name="P92" style:family="paragraph" style:parent-style-name="Heading_20_1">
      <style:paragraph-properties fo:break-before="page"/>
    </style:style>
    <style:style style:name="P93" style:family="paragraph" style:parent-style-name="Heading_20_1">
      <style:paragraph-properties fo:break-before="page"/>
      <style:text-properties fo:font-variant="small-caps" style:use-window-font-color="true" loext:opacity="0%" style:font-name="Times New Roman" fo:font-size="16pt" fo:language="es" fo:country="ES" fo:font-weight="bold" officeooo:rsid="001dae36" officeooo:paragraph-rsid="001dae36" style:font-name-asian="Times New Roman" style:font-size-asian="16pt" style:language-asian="zh" style:country-asian="CN" style:font-weight-asian="bold" style:font-name-complex="Times New Roman" style:font-size-complex="16pt" style:language-complex="ar" style:country-complex="SA"/>
    </style:style>
    <style:style style:name="P94" style:family="paragraph" style:parent-style-name="Heading_20_1">
      <style:paragraph-properties fo:break-before="page"/>
      <style:text-properties officeooo:rsid="0020e789" officeooo:paragraph-rsid="0020e789"/>
    </style:style>
    <style:style style:name="P95" style:family="paragraph" style:parent-style-name="Heading_20_1">
      <style:paragraph-properties fo:break-before="page"/>
      <style:text-properties officeooo:rsid="006ee37b" officeooo:paragraph-rsid="006ee37b"/>
    </style:style>
    <style:style style:name="P96" style:family="paragraph" style:parent-style-name="Heading_20_2">
      <style:text-properties officeooo:paragraph-rsid="00737e63"/>
    </style:style>
    <style:style style:name="P97" style:family="paragraph" style:parent-style-name="Heading_20_2">
      <style:text-properties officeooo:rsid="0037f8df" officeooo:paragraph-rsid="0037f8df"/>
    </style:style>
    <style:style style:name="P98" style:family="paragraph" style:parent-style-name="Heading_20_2">
      <style:text-properties fo:font-variant="small-caps" style:use-window-font-color="true" loext:opacity="0%" style:font-name="Times New Roman" fo:font-size="12pt" fo:language="es" fo:country="ES" officeooo:rsid="004feed3" officeooo:paragraph-rsid="004feed3" style:font-name-asian="Times New Roman" style:font-size-asian="12pt" style:language-asian="zh" style:country-asian="CN" style:font-name-complex="Arial" style:font-size-complex="14pt" style:language-complex="ar" style:country-complex="SA" style:font-style-complex="italic"/>
    </style:style>
    <style:style style:name="P99" style:family="paragraph" style:parent-style-name="Heading_20_2" style:list-style-name="">
      <style:paragraph-properties fo:line-height="150%" fo:text-align="justify" style:justify-single-word="false" fo:orphans="2" fo:widows="2" fo:hyphenation-ladder-count="no-limit">
        <style:tab-stops>
          <style:tab-stop style:position="0.635cm"/>
          <style:tab-stop style:position="14.503cm" style:type="right" style:leader-style="dotted" style:leader-text="."/>
        </style:tab-stops>
        <style:drop-cap/>
      </style:paragraph-properties>
      <style:text-properties officeooo:rsid="0049d860" officeooo:paragraph-rsid="0049d860" fo:hyphenate="false" fo:hyphenation-remain-char-count="2" fo:hyphenation-push-char-count="2" loext:hyphenation-no-caps="false"/>
    </style:style>
    <style:style style:name="P100" style:family="paragraph" style:parent-style-name="Heading_20_2">
      <style:paragraph-properties fo:break-before="page"/>
    </style:style>
    <style:style style:name="P101" style:family="paragraph" style:parent-style-name="Heading_20_2">
      <style:paragraph-properties fo:break-before="page"/>
      <style:text-properties officeooo:rsid="0037f8df" officeooo:paragraph-rsid="0037f8df"/>
    </style:style>
    <style:style style:name="P102" style:family="paragraph" style:parent-style-name="Heading_20_2">
      <style:paragraph-properties fo:break-before="page"/>
      <style:text-properties officeooo:rsid="0049d860" officeooo:paragraph-rsid="0049d860"/>
    </style:style>
    <style:style style:name="P103" style:family="paragraph" style:parent-style-name="Heading_20_3" style:list-style-name="">
      <style:paragraph-properties fo:line-height="150%" fo:text-align="justify" style:justify-single-word="false" fo:orphans="2" fo:widows="2" fo:hyphenation-ladder-count="no-limit">
        <style:tab-stops>
          <style:tab-stop style:position="0.635cm"/>
          <style:tab-stop style:position="14.503cm" style:type="right" style:leader-style="dotted" style:leader-text="."/>
        </style:tab-stops>
        <style:drop-cap/>
      </style:paragraph-properties>
      <style:text-properties officeooo:paragraph-rsid="0037f8df" fo:hyphenate="false" fo:hyphenation-remain-char-count="2" fo:hyphenation-push-char-count="2" loext:hyphenation-no-caps="false"/>
    </style:style>
    <style:style style:name="P104" style:family="paragraph" style:parent-style-name="Heading_20_3" style:list-style-name="">
      <style:paragraph-properties fo:line-height="150%" fo:text-align="justify" style:justify-single-word="false" fo:orphans="2" fo:widows="2" fo:hyphenation-ladder-count="no-limit">
        <style:tab-stops>
          <style:tab-stop style:position="0.635cm"/>
          <style:tab-stop style:position="0.953cm"/>
          <style:tab-stop style:position="14.503cm" style:type="right" style:leader-style="dotted" style:leader-text="."/>
        </style:tab-stops>
        <style:drop-cap/>
      </style:paragraph-properties>
      <style:text-properties fo:hyphenate="false" fo:hyphenation-remain-char-count="2" fo:hyphenation-push-char-count="2" loext:hyphenation-no-caps="false"/>
    </style:style>
    <style:style style:name="P105" style:family="paragraph" style:parent-style-name="Heading_20_3">
      <style:text-properties officeooo:rsid="00a5732a" officeooo:paragraph-rsid="00a5732a"/>
    </style:style>
    <style:style style:name="P106" style:family="paragraph" style:parent-style-name="Heading_20_3">
      <style:text-properties officeooo:rsid="00a75566" officeooo:paragraph-rsid="00a75566"/>
    </style:style>
    <style:style style:name="P107" style:family="paragraph" style:parent-style-name="Heading_20_3">
      <style:text-properties officeooo:rsid="003e72a4" officeooo:paragraph-rsid="003e72a4"/>
    </style:style>
    <style:style style:name="P108" style:family="paragraph" style:parent-style-name="Heading_20_3">
      <style:text-properties officeooo:paragraph-rsid="00bc8ee6"/>
    </style:style>
    <style:style style:name="P109" style:family="paragraph" style:parent-style-name="Heading_20_3">
      <style:text-properties officeooo:rsid="00c7525a"/>
    </style:style>
    <style:style style:name="P110" style:family="paragraph" style:parent-style-name="Heading_20_3">
      <style:paragraph-properties fo:break-before="page"/>
    </style:style>
    <style:style style:name="P111" style:family="paragraph" style:parent-style-name="Heading_20_3">
      <style:paragraph-properties fo:text-align="start" style:justify-single-word="false" fo:break-before="page"/>
      <style:text-properties officeooo:rsid="00414eaf" officeooo:paragraph-rsid="00414eaf"/>
    </style:style>
    <style:style style:name="P112" style:family="paragraph" style:parent-style-name="Standard" style:master-page-name="First_20_Page">
      <style:paragraph-properties fo:margin-left="0.751cm" fo:margin-right="0.744cm" fo:text-align="end" style:justify-single-word="false" fo:text-indent="0cm" style:auto-text-indent="false" style:page-number="1"/>
      <style:text-properties style:font-name="Optimum" fo:font-size="15pt" fo:language="none" fo:country="none" style:font-size-asian="15pt" style:language-asian="none" style:country-asian="none" style:font-name-complex="Optimum" style:font-size-complex="16pt"/>
    </style:style>
    <style:style style:name="P113" style:family="paragraph" style:parent-style-name="Standard" style:list-style-name="L1">
      <style:text-properties officeooo:rsid="00b10a66" officeooo:paragraph-rsid="00b10a66"/>
    </style:style>
    <style:style style:name="P114" style:family="paragraph" style:parent-style-name="Standard" style:list-style-name="L2">
      <style:text-properties fo:font-style="normal" officeooo:rsid="008edcbd" officeooo:paragraph-rsid="008edcbd" style:font-style-asian="normal" style:font-style-complex="normal"/>
    </style:style>
    <style:style style:name="P115" style:family="paragraph" style:parent-style-name="Standard" style:list-style-name="L2">
      <style:text-properties fo:font-style="normal" officeooo:rsid="00907875" officeooo:paragraph-rsid="008edcbd" style:font-style-asian="normal" style:font-style-complex="normal"/>
    </style:style>
    <style:style style:name="P116" style:family="paragraph" style:parent-style-name="Standard" style:list-style-name="L2">
      <style:text-properties officeooo:rsid="008edcbd" officeooo:paragraph-rsid="008edcbd"/>
    </style:style>
    <style:style style:name="P117" style:family="paragraph" style:parent-style-name="Standard" style:list-style-name="L2">
      <style:text-properties officeooo:rsid="00907875" officeooo:paragraph-rsid="00907875"/>
    </style:style>
    <style:style style:name="P118" style:family="paragraph" style:parent-style-name="Standard" style:list-style-name="L3">
      <style:text-properties officeooo:paragraph-rsid="0089cfe2"/>
    </style:style>
    <style:style style:name="P119" style:family="paragraph" style:parent-style-name="Standard" style:list-style-name="L3">
      <style:text-properties officeooo:paragraph-rsid="008ce06a"/>
    </style:style>
    <style:style style:name="P120" style:family="paragraph" style:parent-style-name="Standard" style:list-style-name="L3">
      <style:text-properties officeooo:rsid="0089d1cd" officeooo:paragraph-rsid="0089d1cd"/>
    </style:style>
    <style:style style:name="P121" style:family="paragraph" style:parent-style-name="Standard" style:list-style-name="L3">
      <style:text-properties officeooo:rsid="008ae048" officeooo:paragraph-rsid="008ae048"/>
    </style:style>
    <style:style style:name="P122" style:family="paragraph" style:parent-style-name="Standard" style:list-style-name="L3">
      <style:text-properties style:text-outline="false" style:text-line-through-style="none" style:text-line-through-type="none" style:font-name="Liberation Sans" fo:font-size="10pt" fo:font-style="normal" fo:text-shadow="none" style:text-underline-style="none" fo:font-weight="normal" officeooo:rsid="008b0cf6" officeooo:paragraph-rsid="008b0cf6" style:font-size-asian="10pt" style:font-style-asian="normal" style:font-weight-asian="normal" style:text-emphasize="none"/>
    </style:style>
    <style:style style:name="P123" style:family="paragraph" style:parent-style-name="Standard" style:list-style-name="L4">
      <style:text-properties officeooo:rsid="0095dc05" officeooo:paragraph-rsid="0095dc05"/>
    </style:style>
    <style:style style:name="P124" style:family="paragraph" style:parent-style-name="Standard" style:list-style-name="L5">
      <style:text-properties officeooo:rsid="009eb1a7" officeooo:paragraph-rsid="009eb1a7"/>
    </style:style>
    <style:style style:name="P125" style:family="paragraph" style:parent-style-name="Standard" style:list-style-name="L5">
      <style:text-properties officeooo:rsid="009f85a3" officeooo:paragraph-rsid="009f85a3"/>
    </style:style>
    <style:style style:name="P126" style:family="paragraph" style:parent-style-name="Standard" style:list-style-name="L5">
      <style:text-properties officeooo:rsid="009fab4f" officeooo:paragraph-rsid="009fab4f"/>
    </style:style>
    <style:style style:name="P127" style:family="paragraph" style:parent-style-name="Standard" style:list-style-name="L1">
      <style:text-properties officeooo:rsid="00b3ffa8" officeooo:paragraph-rsid="00b3ffa8"/>
    </style:style>
    <style:style style:name="P128" style:family="paragraph" style:parent-style-name="Standard">
      <style:text-properties officeooo:rsid="00b3ffa8" officeooo:paragraph-rsid="00b3ffa8"/>
    </style:style>
    <style:style style:name="P129" style:family="paragraph" style:parent-style-name="Standard" style:list-style-name="L1">
      <style:text-properties officeooo:rsid="00b40b9f" officeooo:paragraph-rsid="00b40b9f"/>
    </style:style>
    <style:style style:name="P130" style:family="paragraph" style:parent-style-name="Standard">
      <style:text-properties officeooo:rsid="00b4dfc0" officeooo:paragraph-rsid="00b4dfc0"/>
    </style:style>
    <style:style style:name="P131" style:family="paragraph" style:parent-style-name="Standard">
      <style:text-properties officeooo:rsid="00b4eaf0" officeooo:paragraph-rsid="00b4eaf0"/>
    </style:style>
    <style:style style:name="P132" style:family="paragraph" style:parent-style-name="Standard">
      <style:text-properties officeooo:rsid="00b6eba0" officeooo:paragraph-rsid="00b6eba0"/>
    </style:style>
    <style:style style:name="P133" style:family="paragraph" style:parent-style-name="Standard" style:list-style-name="L6">
      <style:text-properties officeooo:rsid="00b8275f" officeooo:paragraph-rsid="00b8275f"/>
    </style:style>
    <style:style style:name="P134" style:family="paragraph" style:parent-style-name="Standard" style:list-style-name="L6">
      <style:text-properties officeooo:rsid="00b8f749" officeooo:paragraph-rsid="00b8f749"/>
    </style:style>
    <style:style style:name="P135" style:family="paragraph" style:parent-style-name="Standard" style:list-style-name="L6">
      <style:text-properties officeooo:rsid="00b90eed" officeooo:paragraph-rsid="00b90eed"/>
    </style:style>
    <style:style style:name="P136" style:family="paragraph" style:parent-style-name="Standard">
      <style:text-properties officeooo:rsid="00bc0738" officeooo:paragraph-rsid="00bc0738"/>
    </style:style>
    <style:style style:name="P137" style:family="paragraph" style:parent-style-name="Standard">
      <style:text-properties fo:font-weight="normal" officeooo:rsid="00be8443" officeooo:paragraph-rsid="00be8443" style:font-weight-asian="normal" style:font-weight-complex="normal"/>
    </style:style>
    <style:style style:name="P138" style:family="paragraph" style:parent-style-name="Standard">
      <style:text-properties officeooo:rsid="00bed2ed" officeooo:paragraph-rsid="00bfb629"/>
    </style:style>
    <style:style style:name="P139" style:family="paragraph" style:parent-style-name="Standard">
      <style:text-properties officeooo:paragraph-rsid="00c1866a"/>
    </style:style>
    <style:style style:name="P140" style:family="paragraph" style:parent-style-name="Standard">
      <style:text-properties officeooo:rsid="00c367c8" officeooo:paragraph-rsid="00c367c8"/>
    </style:style>
    <style:style style:name="P141" style:family="paragraph" style:parent-style-name="Standard">
      <style:text-properties officeooo:paragraph-rsid="00c50262"/>
    </style:style>
    <style:style style:name="P142" style:family="paragraph" style:parent-style-name="Standard">
      <style:text-properties officeooo:paragraph-rsid="00c7525a"/>
    </style:style>
    <style:style style:name="P143" style:family="paragraph" style:parent-style-name="Standard">
      <style:text-properties officeooo:rsid="00ce5809" officeooo:paragraph-rsid="00ce5809"/>
    </style:style>
    <style:style style:name="P144" style:family="paragraph" style:parent-style-name="Standard" style:list-style-name="L8">
      <style:text-properties officeooo:rsid="00ce5809" officeooo:paragraph-rsid="00ce5809"/>
    </style:style>
    <style:style style:name="P145" style:family="paragraph" style:parent-style-name="Standard" style:list-style-name="L8">
      <style:text-properties style:use-window-font-color="true" loext:opacity="0%" style:font-name="Times New Roman" fo:font-size="12pt" fo:language="es" fo:country="ES" fo:font-style="normal" officeooo:rsid="00ce5809" officeooo:paragraph-rsid="00ce5809"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P14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7" style:family="paragraph">
      <style:paragraph-properties fo:text-align="center" style:punctuation-wrap="simple" style:writing-mode="lr-tb"/>
    </style:style>
    <style:style style:name="P148" style:family="paragraph">
      <loext:graphic-properties draw:fill="none" draw:fill-color="#ffffff"/>
      <style:paragraph-properties fo:text-align="center" style:punctuation-wrap="simple" style:writing-mode="lr-tb"/>
    </style:style>
    <style:style style:name="P149" style:family="paragraph">
      <loext:graphic-properties draw:fill="solid" draw:fill-color="#ffffff"/>
      <style:paragraph-properties fo:text-align="center" style:punctuation-wrap="simple" style:writing-mode="lr-tb"/>
    </style:style>
    <style:style style:name="P150" style:family="paragraph">
      <loext:graphic-properties draw:fill="solid" draw:fill-color="#666699"/>
      <style:paragraph-properties style:writing-mode="lr-tb"/>
    </style:style>
    <style:style style:name="T1" style:family="text">
      <style:text-properties style:font-name="Optimum" fo:font-size="22pt" fo:language="none" fo:country="none" fo:font-weight="bold" style:font-size-asian="22pt" style:language-asian="none" style:country-asian="none" style:font-weight-asian="bold" style:font-name-complex="Optimum" style:font-size-complex="16pt"/>
    </style:style>
    <style:style style:name="T2" style:family="text">
      <style:text-properties style:font-name="Optimum" fo:font-size="22pt" fo:language="none" fo:country="none" fo:font-weight="bold" officeooo:rsid="001abebe" style:font-size-asian="22pt" style:language-asian="none" style:country-asian="none" style:font-weight-asian="bold" style:font-name-complex="Optimum" style:font-size-complex="16pt"/>
    </style:style>
    <style:style style:name="T3" style:family="text">
      <style:text-properties style:font-name="Optimum" fo:font-size="22pt" fo:language="none" fo:country="none" style:font-size-asian="22pt" style:language-asian="none" style:country-asian="none" style:font-name-complex="Optimum" style:font-size-complex="16pt"/>
    </style:style>
    <style:style style:name="T4" style:family="text">
      <style:text-properties style:font-name="Optimum" fo:font-size="16pt" fo:language="none" fo:country="none" style:font-size-asian="16pt" style:language-asian="none" style:country-asian="none" style:font-name-complex="Optimum" style:font-size-complex="16pt"/>
    </style:style>
    <style:style style:name="T5" style:family="text">
      <style:text-properties style:font-name="Optimum" fo:font-size="16pt" fo:language="none" fo:country="none" officeooo:rsid="001abebe" style:font-size-asian="16pt" style:language-asian="none" style:country-asian="none" style:font-name-complex="Optimum" style:font-size-complex="16pt"/>
    </style:style>
    <style:style style:name="T6" style:family="text">
      <style:text-properties fo:color="#83a7ab" loext:opacity="100%" style:font-name="Optimum" fo:font-size="8pt" fo:language="none" fo:country="none" style:font-name-asian="Optimum" style:font-size-asian="8pt" style:language-asian="none" style:country-asian="none" style:font-name-complex="Optimum" style:font-size-complex="16pt"/>
    </style:style>
    <style:style style:name="T7" style:family="text">
      <style:text-properties fo:color="#666699" loext:opacity="100%" style:font-name="Wingdings 2" fo:font-size="8pt" fo:language="none" fo:country="none" style:font-name-asian="Wingdings 2" style:font-size-asian="8pt" style:language-asian="none" style:country-asian="none" style:font-name-complex="Wingdings 2" style:font-size-complex="16pt"/>
    </style:style>
    <style:style style:name="T8" style:family="text">
      <style:text-properties fo:color="#666699" loext:opacity="100%" style:font-name="Optimum" fo:font-size="8pt" fo:language="sv" fo:country="SE" style:font-name-asian="Optimum" style:font-size-asian="8pt" style:language-asian="none" style:country-asian="none" style:font-name-complex="Optimum" style:font-size-complex="16pt"/>
    </style:style>
    <style:style style:name="T9" style:family="text">
      <style:text-properties officeooo:rsid="001abebe"/>
    </style:style>
    <style:style style:name="T10" style:family="text">
      <style:text-properties style:use-window-font-color="true" loext:opacity="0%"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T11" style:family="text">
      <style:text-properties style:use-window-font-color="true" loext:opacity="0%" style:font-name="Times New Roman" fo:font-size="12pt" fo:language="es" fo:country="ES" officeooo:rsid="002b5f3f" style:font-name-asian="Times New Roman" style:font-size-asian="12pt" style:language-asian="zh" style:country-asian="CN" style:font-name-complex="Times New Roman" style:font-size-complex="12pt" style:language-complex="ar" style:country-complex="SA"/>
    </style:style>
    <style:style style:name="T12" style:family="text">
      <style:text-properties style:use-window-font-color="true" loext:opacity="0%" style:font-name="Times New Roman" fo:font-size="12pt" fo:language="es" fo:country="ES" officeooo:rsid="002d2905" style:font-name-asian="Times New Roman" style:font-size-asian="12pt" style:language-asian="zh" style:country-asian="CN" style:font-name-complex="Times New Roman" style:font-size-complex="12pt" style:language-complex="ar" style:country-complex="SA"/>
    </style:style>
    <style:style style:name="T13" style:family="text">
      <style:text-properties style:use-window-font-color="true" loext:opacity="0%" style:font-name="Times New Roman" fo:font-size="12pt" fo:language="es" fo:country="ES" officeooo:rsid="002fc101" style:font-name-asian="Times New Roman" style:font-size-asian="12pt" style:language-asian="zh" style:country-asian="CN" style:font-name-complex="Times New Roman" style:font-size-complex="12pt" style:language-complex="ar" style:country-complex="SA"/>
    </style:style>
    <style:style style:name="T14" style:family="text">
      <style:text-properties style:use-window-font-color="true" loext:opacity="0%" style:font-name="Times New Roman" fo:font-size="12pt" fo:language="es" fo:country="ES" officeooo:rsid="00304be6" style:font-name-asian="Times New Roman" style:font-size-asian="12pt" style:language-asian="zh" style:country-asian="CN" style:font-name-complex="Times New Roman" style:font-size-complex="12pt" style:language-complex="ar" style:country-complex="SA"/>
    </style:style>
    <style:style style:name="T15" style:family="text">
      <style:text-properties style:use-window-font-color="true" loext:opacity="0%" style:font-name="Times New Roman" fo:font-size="12pt" fo:language="es" fo:country="ES" officeooo:rsid="004e4a57" style:font-name-asian="Times New Roman" style:font-size-asian="12pt" style:language-asian="zh" style:country-asian="CN" style:font-name-complex="Times New Roman" style:font-size-complex="12pt" style:language-complex="ar" style:country-complex="SA"/>
    </style:style>
    <style:style style:name="T16" style:family="text">
      <style:text-properties style:use-window-font-color="true" loext:opacity="0%" style:font-name="Times New Roman" fo:font-size="12pt" fo:language="es" fo:country="ES" officeooo:rsid="004f3131" style:font-name-asian="Times New Roman" style:font-size-asian="12pt" style:language-asian="zh" style:country-asian="CN" style:font-name-complex="Times New Roman" style:font-size-complex="12pt" style:language-complex="ar" style:country-complex="SA"/>
    </style:style>
    <style:style style:name="T17" style:family="text">
      <style:text-properties style:use-window-font-color="true" loext:opacity="0%" style:font-name="Times New Roman" fo:font-size="12pt" fo:language="es" fo:country="ES" officeooo:rsid="004ac4b3" style:font-name-asian="Times New Roman" style:font-size-asian="12pt" style:language-asian="zh" style:country-asian="CN" style:font-name-complex="Times New Roman" style:font-size-complex="12pt" style:language-complex="ar" style:country-complex="SA"/>
    </style:style>
    <style:style style:name="T18" style:family="text">
      <style:text-properties style:use-window-font-color="true" loext:opacity="0%" style:font-name="Times New Roman" fo:font-size="12pt" fo:language="es" fo:country="ES" officeooo:rsid="0072c6e2" style:font-name-asian="Times New Roman" style:font-size-asian="12pt" style:language-asian="zh" style:country-asian="CN" style:font-name-complex="Times New Roman" style:font-size-complex="12pt" style:language-complex="ar" style:country-complex="SA"/>
    </style:style>
    <style:style style:name="T19" style:family="text">
      <style:text-properties style:use-window-font-color="true" loext:opacity="0%" style:font-name="Times New Roman" fo:font-size="12pt" fo:language="es" fo:country="ES" officeooo:rsid="00737e63" style:font-name-asian="Times New Roman" style:font-size-asian="12pt" style:language-asian="zh" style:country-asian="CN" style:font-name-complex="Times New Roman" style:font-size-complex="12pt" style:language-complex="ar" style:country-complex="SA"/>
    </style:style>
    <style:style style:name="T20" style:family="text">
      <style:text-properties style:use-window-font-color="true" loext:opacity="0%" style:font-name="Times New Roman" fo:font-size="12pt" fo:language="es" fo:country="ES" officeooo:rsid="007b5125" style:font-name-asian="Times New Roman" style:font-size-asian="12pt" style:language-asian="zh" style:country-asian="CN" style:font-name-complex="Times New Roman" style:font-size-complex="12pt" style:language-complex="ar" style:country-complex="SA"/>
    </style:style>
    <style:style style:name="T21" style:family="text">
      <style:text-properties style:use-window-font-color="true" loext:opacity="0%" style:font-name="Times New Roman" fo:font-size="12pt" fo:language="es" fo:country="ES" officeooo:rsid="00a291fb" style:font-name-asian="Times New Roman" style:font-size-asian="12pt" style:language-asian="zh" style:country-asian="CN" style:font-name-complex="Times New Roman" style:font-size-complex="12pt" style:language-complex="ar" style:country-complex="SA"/>
    </style:style>
    <style:style style:name="T22" style:family="text">
      <style:text-properties style:use-window-font-color="true" loext:opacity="0%" style:font-name="Times New Roman" fo:font-size="12pt" fo:language="es" fo:country="ES" officeooo:rsid="00bc8ee6" style:font-name-asian="Times New Roman" style:font-size-asian="12pt" style:language-asian="zh" style:country-asian="CN" style:font-name-complex="Times New Roman" style:font-size-complex="12pt" style:language-complex="ar" style:country-complex="SA"/>
    </style:style>
    <style:style style:name="T23" style:family="text">
      <style:text-properties style:use-window-font-color="true" loext:opacity="0%" style:font-name="Times New Roman" fo:font-size="12pt" fo:language="es" fo:country="ES" officeooo:rsid="00bed2ed" style:font-name-asian="Times New Roman" style:font-size-asian="12pt" style:language-asian="zh" style:country-asian="CN" style:font-name-complex="Times New Roman" style:font-size-complex="12pt" style:language-complex="ar" style:country-complex="SA"/>
    </style:style>
    <style:style style:name="T24" style:family="text">
      <style:text-properties style:use-window-font-color="true" loext:opacity="0%" style:font-name="Times New Roman" fo:font-size="12pt" fo:language="es" fo:country="ES" officeooo:rsid="00c367c8" style:font-name-asian="Times New Roman" style:font-size-asian="12pt" style:language-asian="zh" style:country-asian="CN" style:font-name-complex="Times New Roman" style:font-size-complex="12pt" style:language-complex="ar" style:country-complex="SA"/>
    </style:style>
    <style:style style:name="T25" style:family="text">
      <style:text-properties style:use-window-font-color="true" loext:opacity="0%" style:font-name="Times New Roman" fo:font-size="12pt" fo:language="es" fo:country="ES" officeooo:rsid="00c50262" style:font-name-asian="Times New Roman" style:font-size-asian="12pt" style:language-asian="zh" style:country-asian="CN" style:font-name-complex="Times New Roman" style:font-size-complex="12pt" style:language-complex="ar" style:country-complex="SA"/>
    </style:style>
    <style:style style:name="T26" style:family="text">
      <style:text-properties style:use-window-font-color="true" loext:opacity="0%" style:font-name="Times New Roman" fo:font-size="12pt" fo:language="es" fo:country="ES" officeooo:rsid="00c68a73" style:font-name-asian="Times New Roman" style:font-size-asian="12pt" style:language-asian="zh" style:country-asian="CN" style:font-name-complex="Times New Roman" style:font-size-complex="12pt" style:language-complex="ar" style:country-complex="SA"/>
    </style:style>
    <style:style style:name="T27" style:family="text">
      <style:text-properties style:use-window-font-color="true" loext:opacity="0%" style:font-name="Times New Roman" fo:font-size="12pt" fo:language="es" fo:country="ES" officeooo:rsid="00cab3eb" style:font-name-asian="Times New Roman" style:font-size-asian="12pt" style:language-asian="zh" style:country-asian="CN" style:font-name-complex="Times New Roman" style:font-size-complex="12pt" style:language-complex="ar" style:country-complex="SA"/>
    </style:style>
    <style:style style:name="T28" style:family="text">
      <style:text-properties style:use-window-font-color="true" loext:opacity="0%" style:font-name="Times New Roman" fo:font-size="12pt" fo:language="es" fo:country="ES" fo:font-weight="bold" officeooo:rsid="00bc8ee6"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29" style:family="text">
      <style:text-properties style:use-window-font-color="true" loext:opacity="0%" style:font-name="Times New Roman" fo:font-size="12pt" fo:language="es" fo:country="ES" fo:font-style="italic" officeooo:rsid="00bed2ed"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30" style:family="text">
      <style:text-properties style:use-window-font-color="true" loext:opacity="0%" style:font-name="Times New Roman" fo:font-size="12pt" fo:language="es" fo:country="ES" fo:font-style="italic" officeooo:rsid="00ca8d98"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31" style:family="text">
      <style:text-properties style:use-window-font-color="true" loext:opacity="0%" style:font-name="Times New Roman" fo:font-size="12pt" fo:language="es" fo:country="ES" fo:font-style="normal" officeooo:rsid="00bed2ed"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T32" style:family="text">
      <style:text-properties style:use-window-font-color="true" loext:opacity="0%" style:text-outline="false" style:text-line-through-style="none" style:text-line-through-type="none" style:font-name="Liberation Sans" fo:font-size="10pt" fo:language="es" fo:country="ES" fo:font-style="normal" fo:text-shadow="none" style:text-underline-style="none" fo:font-weight="normal" officeooo:rsid="008edcbd" style:font-name-asian="Times New Roman" style:font-size-asian="10pt" style:language-asian="zh" style:country-asian="CN" style:font-style-asian="normal" style:font-weight-asian="normal" style:font-name-complex="Times New Roman" style:font-size-complex="12pt" style:language-complex="ar" style:country-complex="SA" style:text-emphasize="none"/>
    </style:style>
    <style:style style:name="T33" style:family="text">
      <style:text-properties fo:font-variant="small-caps" style:use-window-font-color="true" loext:opacity="0%" style:font-name="Times New Roman" fo:font-size="16pt" fo:language="es" fo:country="ES" fo:font-weight="bold" style:font-name-asian="Times New Roman" style:font-size-asian="16pt" style:language-asian="zh" style:country-asian="CN" style:font-weight-asian="bold" style:font-name-complex="Times New Roman" style:font-size-complex="16pt" style:language-complex="ar" style:country-complex="SA"/>
    </style:style>
    <style:style style:name="T34" style:family="text">
      <style:text-properties fo:font-variant="small-caps" style:use-window-font-color="true" loext:opacity="0%" style:font-name="Times New Roman" fo:font-size="16pt" fo:language="es" fo:country="ES" fo:font-weight="bold" officeooo:rsid="001dae36" style:font-name-asian="Times New Roman" style:font-size-asian="16pt" style:language-asian="zh" style:country-asian="CN" style:font-weight-asian="bold" style:font-name-complex="Times New Roman" style:font-size-complex="16pt" style:language-complex="ar" style:country-complex="SA"/>
    </style:style>
    <style:style style:name="T35" style:family="text">
      <style:text-properties fo:font-variant="small-caps" style:use-window-font-color="true" loext:opacity="0%" style:font-name="Times New Roman" fo:font-size="12pt" fo:language="es" fo:country="ES" officeooo:rsid="004feed3" style:font-name-asian="Times New Roman" style:font-size-asian="12pt" style:language-asian="zh" style:country-asian="CN" style:font-name-complex="Arial" style:font-size-complex="14pt" style:language-complex="ar" style:country-complex="SA" style:font-style-complex="italic"/>
    </style:style>
    <style:style style:name="T36" style:family="text">
      <style:text-properties officeooo:rsid="002887d9"/>
    </style:style>
    <style:style style:name="T37" style:family="text">
      <style:text-properties officeooo:rsid="0029a03c"/>
    </style:style>
    <style:style style:name="T38" style:family="text">
      <style:text-properties officeooo:rsid="002b5f3f"/>
    </style:style>
    <style:style style:name="T39" style:family="text">
      <style:text-properties fo:language="es" fo:country="ES" style:language-asian="zh" style:country-asian="CN" style:language-complex="ar" style:country-complex="SA"/>
    </style:style>
    <style:style style:name="T40" style:family="text">
      <style:text-properties fo:language="es" fo:country="ES" officeooo:rsid="0030f4d8" style:language-asian="zh" style:country-asian="CN" style:language-complex="ar" style:country-complex="SA"/>
    </style:style>
    <style:style style:name="T41" style:family="text">
      <style:text-properties fo:language="es" fo:country="ES" officeooo:rsid="00737e63" style:language-asian="zh" style:country-asian="CN" style:language-complex="ar" style:country-complex="SA"/>
    </style:style>
    <style:style style:name="T42" style:family="text">
      <style:text-properties fo:language="es" fo:country="ES" officeooo:rsid="00a414fa" style:language-asian="zh" style:country-asian="CN" style:language-complex="ar" style:country-complex="SA"/>
    </style:style>
    <style:style style:name="T43" style:family="text">
      <style:text-properties officeooo:rsid="00335893"/>
    </style:style>
    <style:style style:name="T44" style:family="text">
      <style:text-properties officeooo:rsid="003942c8"/>
    </style:style>
    <style:style style:name="T45" style:family="text">
      <style:text-properties fo:font-style="normal" style:font-style-asian="normal" style:font-style-complex="normal"/>
    </style:style>
    <style:style style:name="T46" style:family="text">
      <style:text-properties fo:font-style="normal" officeooo:rsid="005be574" style:font-style-asian="normal" style:font-style-complex="normal"/>
    </style:style>
    <style:style style:name="T47" style:family="text">
      <style:text-properties fo:font-style="normal" officeooo:rsid="00741635" style:font-style-asian="normal" style:font-style-complex="normal"/>
    </style:style>
    <style:style style:name="T48" style:family="text">
      <style:text-properties fo:font-style="normal" officeooo:rsid="00758767" style:font-style-asian="normal" style:font-style-complex="normal"/>
    </style:style>
    <style:style style:name="T49" style:family="text">
      <style:text-properties fo:font-style="normal" officeooo:rsid="0076168f" style:font-style-asian="normal" style:font-style-complex="normal"/>
    </style:style>
    <style:style style:name="T50" style:family="text">
      <style:text-properties fo:font-style="normal" officeooo:rsid="0076bce4" style:font-style-asian="normal" style:font-style-complex="normal"/>
    </style:style>
    <style:style style:name="T51" style:family="text">
      <style:text-properties fo:font-style="normal" officeooo:rsid="0077a8c5" style:font-style-asian="normal" style:font-style-complex="normal"/>
    </style:style>
    <style:style style:name="T52" style:family="text">
      <style:text-properties fo:font-style="normal" officeooo:rsid="0078d627" style:font-style-asian="normal" style:font-style-complex="normal"/>
    </style:style>
    <style:style style:name="T53" style:family="text">
      <style:text-properties fo:font-style="normal" officeooo:rsid="0079b760" style:font-style-asian="normal" style:font-style-complex="normal"/>
    </style:style>
    <style:style style:name="T54" style:family="text">
      <style:text-properties fo:font-style="normal" officeooo:rsid="007ad696" style:font-style-asian="normal" style:font-style-complex="normal"/>
    </style:style>
    <style:style style:name="T55" style:family="text">
      <style:text-properties fo:font-style="normal" officeooo:rsid="007d39f4" style:font-style-asian="normal" style:font-style-complex="normal"/>
    </style:style>
    <style:style style:name="T56" style:family="text">
      <style:text-properties fo:font-style="normal" officeooo:rsid="0080f397" style:font-style-asian="normal" style:font-style-complex="normal"/>
    </style:style>
    <style:style style:name="T57" style:family="text">
      <style:text-properties fo:font-style="normal" officeooo:rsid="0081b106" style:font-style-asian="normal" style:font-style-complex="normal"/>
    </style:style>
    <style:style style:name="T58" style:family="text">
      <style:text-properties fo:font-style="normal" officeooo:rsid="008305e4" style:font-style-asian="normal" style:font-style-complex="normal"/>
    </style:style>
    <style:style style:name="T59" style:family="text">
      <style:text-properties fo:font-style="normal" officeooo:rsid="00847a85" style:font-style-asian="normal" style:font-style-complex="normal"/>
    </style:style>
    <style:style style:name="T60" style:family="text">
      <style:text-properties fo:font-style="normal" officeooo:rsid="00864ec4" style:font-style-asian="normal" style:font-style-complex="normal"/>
    </style:style>
    <style:style style:name="T61" style:family="text">
      <style:text-properties fo:font-style="normal" officeooo:rsid="0086bc46" style:font-style-asian="normal" style:font-style-complex="normal"/>
    </style:style>
    <style:style style:name="T62" style:family="text">
      <style:text-properties fo:font-style="normal" officeooo:rsid="008edcbd" style:font-style-asian="normal" style:font-style-complex="normal"/>
    </style:style>
    <style:style style:name="T63" style:family="text">
      <style:text-properties fo:font-style="normal" officeooo:rsid="00907875" style:font-style-asian="normal" style:font-style-complex="normal"/>
    </style:style>
    <style:style style:name="T64" style:family="text">
      <style:text-properties fo:font-style="normal" officeooo:rsid="00a17d32" style:font-style-asian="normal" style:font-style-complex="normal"/>
    </style:style>
    <style:style style:name="T65" style:family="text">
      <style:text-properties fo:font-style="normal" officeooo:rsid="00c9e1c9" style:font-style-asian="normal" style:font-style-complex="normal"/>
    </style:style>
    <style:style style:name="T66" style:family="text">
      <style:text-properties fo:font-style="normal" officeooo:rsid="00ca8d98" style:font-style-asian="normal" style:font-style-complex="normal"/>
    </style:style>
    <style:style style:name="T67" style:family="text">
      <style:text-properties fo:font-style="normal" officeooo:rsid="005f6d2d" style:font-style-asian="normal" style:font-style-complex="normal"/>
    </style:style>
    <style:style style:name="T68" style:family="text">
      <style:text-properties fo:font-style="normal" officeooo:rsid="00cab3eb" style:font-style-asian="normal" style:font-style-complex="normal"/>
    </style:style>
    <style:style style:name="T69" style:family="text">
      <style:text-properties fo:font-style="normal" officeooo:rsid="00cbb53b" style:font-style-asian="normal" style:font-style-complex="normal"/>
    </style:style>
    <style:style style:name="T70" style:family="text">
      <style:text-properties fo:font-weight="bold" style:font-weight-asian="bold"/>
    </style:style>
    <style:style style:name="T71" style:family="text">
      <style:text-properties fo:font-weight="bold" officeooo:rsid="001abebe" style:font-weight-asian="bold"/>
    </style:style>
    <style:style style:name="T72" style:family="text">
      <style:text-properties fo:font-style="italic" style:font-style-asian="italic" style:font-style-complex="italic"/>
    </style:style>
    <style:style style:name="T73" style:family="text">
      <style:text-properties fo:font-style="italic" officeooo:rsid="005be574" style:font-style-asian="italic" style:font-style-complex="italic"/>
    </style:style>
    <style:style style:name="T74" style:family="text">
      <style:text-properties fo:font-style="italic" officeooo:rsid="00741635" style:font-style-asian="italic" style:font-style-complex="italic"/>
    </style:style>
    <style:style style:name="T75" style:family="text">
      <style:text-properties fo:font-style="italic" officeooo:rsid="0079b760" style:font-style-asian="italic" style:font-style-complex="italic"/>
    </style:style>
    <style:style style:name="T76" style:family="text">
      <style:text-properties fo:font-style="italic" officeooo:rsid="007ad696" style:font-style-asian="italic" style:font-style-complex="italic"/>
    </style:style>
    <style:style style:name="T77" style:family="text">
      <style:text-properties fo:font-style="italic" officeooo:rsid="007d39f4" style:font-style-asian="italic" style:font-style-complex="italic"/>
    </style:style>
    <style:style style:name="T78" style:family="text">
      <style:text-properties fo:font-style="italic" officeooo:rsid="0080f397" style:font-style-asian="italic" style:font-style-complex="italic"/>
    </style:style>
    <style:style style:name="T79" style:family="text">
      <style:text-properties fo:font-style="italic" officeooo:rsid="00a17d32" style:font-style-asian="italic" style:font-style-complex="italic"/>
    </style:style>
    <style:style style:name="T80" style:family="text">
      <style:text-properties fo:font-style="italic" officeooo:rsid="00c9e1c9" style:font-style-asian="italic" style:font-style-complex="italic"/>
    </style:style>
    <style:style style:name="T81" style:family="text">
      <style:text-properties fo:font-style="italic" officeooo:rsid="005f6d2d" style:font-style-asian="italic" style:font-style-complex="italic"/>
    </style:style>
    <style:style style:name="T82" style:family="text">
      <style:text-properties fo:font-style="italic" officeooo:rsid="00cab3eb" style:font-style-asian="italic" style:font-style-complex="italic"/>
    </style:style>
    <style:style style:name="T83" style:family="text">
      <style:text-properties fo:font-style="italic" officeooo:rsid="00cbb53b" style:font-style-asian="italic" style:font-style-complex="italic"/>
    </style:style>
    <style:style style:name="T84" style:family="text">
      <style:text-properties officeooo:rsid="0049923a"/>
    </style:style>
    <style:style style:name="T85" style:family="text">
      <style:text-properties officeooo:rsid="0049d860"/>
    </style:style>
    <style:style style:name="T86" style:family="text">
      <style:text-properties officeooo:rsid="00543d37"/>
    </style:style>
    <style:style style:name="T87" style:family="text">
      <style:text-properties officeooo:rsid="005be574"/>
    </style:style>
    <style:style style:name="T88" style:family="text">
      <style:text-properties officeooo:rsid="0069df07"/>
    </style:style>
    <style:style style:name="T89"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90" style:family="text">
      <style:text-properties style:text-outline="false" style:text-line-through-style="none" style:text-line-through-type="none" style:font-name="Liberation Sans" fo:font-size="10pt" fo:font-style="normal" fo:text-shadow="none" style:text-underline-style="none" fo:font-weight="normal" officeooo:rsid="0089cfe2" style:font-size-asian="10pt" style:font-style-asian="normal" style:font-weight-asian="normal" style:text-emphasize="none"/>
    </style:style>
    <style:style style:name="T91" style:family="text">
      <style:text-properties style:text-outline="false" style:text-line-through-style="none" style:text-line-through-type="none" style:font-name="Liberation Sans" fo:font-size="10pt" fo:font-style="normal" fo:text-shadow="none" style:text-underline-style="none" fo:font-weight="normal" officeooo:rsid="0089d1cd" style:font-size-asian="10pt" style:font-style-asian="normal" style:font-weight-asian="normal" style:text-emphasize="none"/>
    </style:style>
    <style:style style:name="T92" style:family="text">
      <style:text-properties style:text-outline="false" style:text-line-through-style="none" style:text-line-through-type="none" style:font-name="Liberation Sans" fo:font-size="10pt" fo:font-style="normal" fo:text-shadow="none" style:text-underline-style="none" fo:font-weight="normal" officeooo:rsid="008ae048" style:font-size-asian="10pt" style:font-style-asian="normal" style:font-weight-asian="normal" style:text-emphasize="none"/>
    </style:style>
    <style:style style:name="T93" style:family="text">
      <style:text-properties style:text-outline="false" style:text-line-through-style="none" style:text-line-through-type="none" style:font-name="Liberation Sans" fo:font-size="10pt" fo:font-style="normal" fo:text-shadow="none" style:text-underline-style="none" fo:font-weight="normal" officeooo:rsid="008b0cf6" style:font-size-asian="10pt" style:font-style-asian="normal" style:font-weight-asian="normal" style:text-emphasize="none"/>
    </style:style>
    <style:style style:name="T94" style:family="text">
      <style:text-properties style:text-outline="false" style:text-line-through-style="none" style:text-line-through-type="none" style:font-name="Liberation Sans" fo:font-size="10pt" fo:font-style="normal" fo:text-shadow="none" style:text-underline-style="none" fo:font-weight="normal" officeooo:rsid="008edcbd" style:font-size-asian="10pt" style:font-style-asian="normal" style:font-weight-asian="normal" style:text-emphasize="none"/>
    </style:style>
    <style:style style:name="T95" style:family="text">
      <style:text-properties style:text-outline="false" style:text-line-through-style="none" style:text-line-through-type="none" style:font-name="Liberation Sans" fo:font-size="10pt" fo:font-style="normal" fo:text-shadow="none" style:text-underline-style="none" fo:font-weight="normal" officeooo:rsid="008ce06a" style:font-size-asian="10pt" style:font-style-asian="normal" style:font-weight-asian="normal" style:text-emphasize="none"/>
    </style:style>
    <style:style style:name="T96" style:family="text">
      <style:text-properties officeooo:rsid="00741635"/>
    </style:style>
    <style:style style:name="T97" style:family="text">
      <style:text-properties officeooo:rsid="0079b760"/>
    </style:style>
    <style:style style:name="T98" style:family="text">
      <style:text-properties officeooo:rsid="007b5125"/>
    </style:style>
    <style:style style:name="T99" style:family="text">
      <style:text-properties officeooo:rsid="0058d670"/>
    </style:style>
    <style:style style:name="T100" style:family="text">
      <style:text-properties officeooo:rsid="007d39f4"/>
    </style:style>
    <style:style style:name="T101" style:family="text">
      <style:text-properties officeooo:rsid="007fef97"/>
    </style:style>
    <style:style style:name="T102" style:family="text">
      <style:text-properties officeooo:rsid="0080f397"/>
    </style:style>
    <style:style style:name="T103" style:family="text">
      <style:text-properties officeooo:rsid="00847a85"/>
    </style:style>
    <style:style style:name="T104" style:family="text">
      <style:text-properties officeooo:rsid="0089cfe2"/>
    </style:style>
    <style:style style:name="T105" style:family="text">
      <style:text-properties officeooo:rsid="0089d1cd"/>
    </style:style>
    <style:style style:name="T106" style:family="text">
      <style:text-properties officeooo:rsid="0091de45"/>
    </style:style>
    <style:style style:name="T107" style:family="text">
      <style:text-properties fo:font-variant="normal" fo:text-transform="none" fo:color="#000000" loext:opacity="100%" fo:letter-spacing="normal"/>
    </style:style>
    <style:style style:name="T108" style:family="text">
      <style:text-properties style:font-name="Times New Roman" fo:font-size="12pt" fo:language="es" fo:country="ES" officeooo:rsid="0091de45" style:font-name-asian="Times New Roman" style:font-size-asian="12pt" style:language-asian="zh" style:country-asian="CN" style:font-name-complex="Times New Roman" style:font-size-complex="12pt" style:language-complex="ar" style:country-complex="SA"/>
    </style:style>
    <style:style style:name="T109" style:family="text">
      <style:text-properties style:font-name="Times New Roman" fo:font-size="11pt" officeooo:rsid="0091de45" style:font-size-asian="11pt" style:font-size-complex="11pt"/>
    </style:style>
    <style:style style:name="T110" style:family="text">
      <style:text-properties officeooo:rsid="0095dc05"/>
    </style:style>
    <style:style style:name="T111" style:family="text">
      <style:text-properties officeooo:rsid="00999c5e"/>
    </style:style>
    <style:style style:name="T112" style:family="text">
      <style:text-properties officeooo:rsid="009d0327"/>
    </style:style>
    <style:style style:name="T113" style:family="text">
      <style:text-properties officeooo:rsid="009e16fb"/>
    </style:style>
    <style:style style:name="T114" style:family="text">
      <style:text-properties officeooo:rsid="009f85a3"/>
    </style:style>
    <style:style style:name="T115" style:family="text">
      <style:text-properties officeooo:rsid="00a291fb"/>
    </style:style>
    <style:style style:name="T116" style:family="text">
      <style:text-properties officeooo:rsid="006fe68e"/>
    </style:style>
    <style:style style:name="T117" style:family="text">
      <style:text-properties officeooo:rsid="00a9219d"/>
    </style:style>
    <style:style style:name="T118" style:family="text">
      <style:text-properties officeooo:rsid="00b4eaf0"/>
    </style:style>
    <style:style style:name="T119" style:family="text">
      <style:text-properties officeooo:rsid="00b8f749"/>
    </style:style>
    <style:style style:name="T120" style:family="text">
      <style:text-properties officeooo:rsid="00b978f2"/>
    </style:style>
    <style:style style:name="T121" style:family="text">
      <style:text-properties officeooo:rsid="00bc8ee6"/>
    </style:style>
    <style:style style:name="T122" style:family="text">
      <style:text-properties officeooo:rsid="00be8443"/>
    </style:style>
    <style:style style:name="T123" style:family="text">
      <style:text-properties officeooo:rsid="00bfb629"/>
    </style:style>
    <style:style style:name="T124" style:family="text">
      <style:text-properties officeooo:rsid="00c1866a"/>
    </style:style>
    <style:style style:name="T125" style:family="text">
      <style:text-properties officeooo:rsid="00c7525a"/>
    </style:style>
    <style:style style:name="T126" style:family="text">
      <style:text-properties officeooo:rsid="00c84849"/>
    </style:style>
    <style:style style:name="T127" style:family="text">
      <style:text-properties officeooo:rsid="00c9e1c9"/>
    </style:style>
    <style:style style:name="T128" style:family="text">
      <style:text-properties officeooo:rsid="00ca8d98"/>
    </style:style>
    <style:style style:name="T129" style:family="text">
      <style:text-properties officeooo:rsid="005f6d2d"/>
    </style:style>
    <style:style style:name="T130" style:family="text">
      <style:text-properties officeooo:rsid="00cab3eb"/>
    </style:style>
    <style:style style:name="T131" style:family="text">
      <style:text-properties fo:color="#ffffff" loext:opacity="100%" style:font-name="Optimum" fo:font-size="20pt" fo:language="es" fo:country="ES" fo:font-weight="bold" style:letter-kerning="true" style:font-name-asian="Times New Roman" style:font-size-asian="20pt" style:language-asian="zh" style:country-asian="CN" style:font-weight-asian="bold" style:font-name-complex="Times New Roman" style:font-size-complex="20pt" style:language-complex="ar" style:country-complex="SA"/>
    </style:style>
    <style:style style:name="T132" style:family="text">
      <style:text-properties style:use-window-font-color="true" loext:opacity="0%" style:font-name="Liberation Serif1" fo:font-size="12pt" fo:language="eu" fo:country="ES" style:letter-kerning="true" style:font-name-asian="Noto Sans CJK SC Regular" style:font-size-asian="12pt" style:language-asian="zh" style:country-asian="CN" style:font-name-complex="FreeSans" style:font-size-complex="12pt" style:language-complex="hi" style:country-complex="IN"/>
    </style:style>
    <style:style style:name="T133" style:family="text">
      <style:text-properties fo:color="#ffffff" loext:opacity="100%" style:font-name="Optimum" fo:font-size="10pt" fo:language="es" fo:country="ES" fo:font-weight="bold" style:letter-kerning="true" style:font-name-asian="Times New Roman" style:font-size-asian="10pt" style:language-asian="zh" style:country-asian="CN" style:font-weight-asian="bold" style:font-name-complex="Times New Roman" style:font-size-complex="10pt" style:language-complex="ar" style:country-complex="SA"/>
    </style:style>
    <style:style style:name="T134" style:family="text">
      <style:text-properties style:use-window-font-color="true" loext:opacity="0%" style:font-name="Optimum" fo:font-size="9pt" fo:language="none" fo:country="none" style:letter-kerning="true" style:font-name-asian="Times New Roman" style:font-size-asian="9pt" style:language-asian="none" style:country-asian="none" style:font-name-complex="Times New Roman" style:font-size-complex="9pt" style:language-complex="ar" style:country-complex="S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038cm, 2.08cm, 3.877cm, 0.738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fill="solid"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solid" draw:fill-color="#666699" draw:textarea-horizontal-align="left" draw:textarea-vertical-align="middle" draw:auto-grow-height="false" fo:min-height="23.961cm" fo:min-width="16.155cm" fo:padding-top="0.229cm" fo:padding-bottom="0.229cm" fo:padding-left="0.441cm" fo:padding-right="0.441cm" fo:wrap-option="no-wrap" draw:shadow-color="#80808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draw:frame draw:style-name="fr6" draw:name="Imagen1" text:anchor-type="char" svg:x="14.58cm" svg:y="25.208cm" svg:width="3.131cm" svg:height="1.334cm" draw:z-index="0"><draw:image xlink:href="Pictures/10000201000000C00000006FCB495D1E1ACD5F76.png" xlink:type="simple" xlink:show="embed" xlink:actuate="onLoad" draw:mime-type="image/png"/></draw:frame><draw:frame draw:style-name="fr5" draw:name="Imagen2" text:anchor-type="char" svg:x="-1.55cm" svg:y="1.769cm" svg:width="4.921cm" svg:height="2.358cm" draw:z-index="2"><draw:image xlink:href="Pictures/100FB782000069D5000032BFE01C0B483B34F5F3.wmf" xlink:type="simple" xlink:show="embed" xlink:actuate="onLoad" draw:mime-type="image/x-wmf"/><draw:image xlink:href="Pictures/10000201000003FD000001EAB705FC73CFC203D2.png" xlink:type="simple" xlink:show="embed" xlink:actuate="onLoad" draw:mime-type="image/png"/></draw:frame><draw:frame text:anchor-type="char" draw:z-index="3" draw:name="Forma1" draw:style-name="gr6" draw:text-style-name="P149" svg:width="2.864cm" svg:height="0.376cm" svg:x="7.938cm" svg:y="24.1cm"><draw:text-box><text:p text:style-name="P147"><text:span text:style-name="T134">Octubre </text:span></text:p><text:p text:style-name="P147"><text:span text:style-name="T134">2020</text:span></text:p></draw:text-box></draw:frame><draw:frame text:anchor-type="char" draw:z-index="4" draw:name="Forma2" draw:style-name="gr5" draw:text-style-name="P148" svg:width="2.024cm" svg:height="0.832cm" svg:x="-0.083cm" svg:y="23.387cm"><draw:text-box><text:p text:style-name="P147"><text:span text:style-name="T133">KZAA</text:span></text:p><text:p text:style-name="P147"><text:span text:style-name="T133">/CCIA</text:span></text:p></draw:text-box></draw:frame><draw:custom-shape text:anchor-type="char" draw:z-index="1" draw:name="Forma3" draw:style-name="gr7" draw:text-style-name="P150" svg:width="17.038cm" svg:height="24.42cm" svg:x="-0.041cm" svg:y="0.014cm"><text:p/><draw:enhanced-geometry svg:viewBox="0 0 9660 13703" draw:type="non-primitive" draw:enhanced-path="M 9645 0 L 0 0 7 13703 9660 13703 9653 13556 1088 13552 1087 780 1088 649 1107 566 1140 499 1159 450 1230 383 1305 326 1377 285 1474 262 1602 259 9652 255 9645 0 Z N"/></draw:custom-shape></text:p>
      <text:p text:style-name="P45"/>
      <text:p text:style-name="P49">Máster Universitario en</text:p>
      <text:p text:style-name="P67"><text:span text:style-name="T2">I</text:span><text:span text:style-name="T5">ngeniería</text:span><text:span text:style-name="T4"> </text:span><text:span text:style-name="T2">C</text:span><text:span text:style-name="T5">omputacional y</text:span><text:span text:style-name="T1"> S</text:span><text:span text:style-name="T4">istema</text:span><text:span text:style-name="T5">s</text:span><text:span text:style-name="T3"> </text:span><text:span text:style-name="T2">I</text:span><text:span text:style-name="T4">nt</text:span><text:span text:style-name="T5">eligentes</text:span></text:p>
      <text:p text:style-name="P47"/>
      <text:p text:style-name="P46"><text:span text:style-name="T6"><text:s/></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text:span></text:p>
      <text:p text:style-name="P48"/>
      <text:p text:style-name="P68">Departamento de Ciencias de la Computación e Inteligencia Artificial</text:p>
      <text:p text:style-name="P69"/>
      <text:p text:style-name="P57"><draw:frame text:anchor-type="char" draw:z-index="5" draw:name="Forma4" draw:style-name="gr5" draw:text-style-name="P148" svg:width="0.5cm" svg:height="7.917cm" svg:x="0.7cm" svg:y="1.42cm"><draw:text-box><text:p text:style-name="P147"><text:span text:style-name="T131">KISA</text:span></text:p><text:p text:style-name="P147"><text:span text:style-name="T132"/></text:p><text:p text:style-name="P147"><text:span text:style-name="T131">ICSI</text:span></text:p><text:p text:style-name="P147"><text:span text:style-name="T132"/></text:p></draw:text-box></draw:frame>Tesi<text:span text:style-name="T9">s de Máster</text:span></text:p>
      <text:p text:style-name="P66"><text:span text:style-name="T9">Estudio comparativo de diferentes aproximaciones a la clasificación de modelos 3D mediante Deep Learning</text:span> </text:p>
      <text:p text:style-name="P50"/>
      <text:p text:style-name="P56">Aitor Ruiz de Samaniego López</text:p>
      <text:p text:style-name="P51"/>
      <text:p text:style-name="P51"/>
      <text:p text:style-name="P51"/>
      <text:p text:style-name="P51">Tutore<text:span text:style-name="T9">s</text:span></text:p>
      <text:p text:style-name="P52">Basilio Sierra</text:p>
      <text:p text:style-name="P54"><draw:frame draw:style-name="fr4" draw:name="Forma1" text:anchor-type="char" svg:x="-1.127cm" svg:y="0.026cm" svg:width="4.283cm" svg:height="2.374cm" draw:z-index="6"><draw:image xlink:href="Pictures/10000201000000C00000006FCB495D1E1ACD5F76.png" xlink:type="simple" xlink:show="embed" xlink:actuate="onLoad" draw:mime-type="image/png"/></draw:frame>Departamento de Ciencias de la Computación e Inteligencia Artificial </text:p>
      <text:p text:style-name="P55">Facultad de Informática</text:p>
      <text:p text:style-name="P51"><text:span text:style-name="T70">Í</text:span><text:span text:style-name="T71">ñigo Mendialdua</text:span></text:p>
      <text:p text:style-name="P54">Departamento de Ciencias de la Computación e Inteligencia Artificial </text:p>
      <text:p text:style-name="P55">Facultad de Informática</text:p>
      <text:table-of-content text:style-name="Sect1" text:protected="true" text:name="Sumario1">
        <text:table-of-content-source text:outline-level="10"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5">Índice</text:p>
          </text:index-title>
          <text:p text:style-name="P62"><text:a xlink:type="simple" xlink:href="#__RefHeading___Toc384_774234677" text:style-name="Index_20_Link" text:visited-style-name="Index_20_Link"><text:s/>1 <text:s/>Introducción<text:tab/>3</text:a></text:p>
          <text:p text:style-name="P63"><text:a xlink:type="simple" xlink:href="#__RefHeading___Toc490_2840449836" text:style-name="Index_20_Link" text:visited-style-name="Index_20_Link"><text:s/>1.1 <text:s/>Motivación<text:tab/>3</text:a></text:p>
          <text:p text:style-name="P63"><text:a xlink:type="simple" xlink:href="#__RefHeading___Toc492_2840449836" text:style-name="Index_20_Link" text:visited-style-name="Index_20_Link"><text:s/>1.2 <text:s/>Resumen<text:tab/>4</text:a></text:p>
          <text:p text:style-name="P62"><text:a xlink:type="simple" xlink:href="#__RefHeading___Toc386_774234677" text:style-name="Index_20_Link" text:visited-style-name="Index_20_Link"><text:s/>2 <text:s/>Estado del arte<text:tab/>5</text:a></text:p>
          <text:p text:style-name="P63"><text:a xlink:type="simple" xlink:href="#__RefHeading___Toc1839_1635821980" text:style-name="Index_20_Link" text:visited-style-name="Index_20_Link"><text:s/>2.1 <text:s/>Estado del arte en la clasificación de imágenes 2D<text:tab/>5</text:a></text:p>
          <text:p text:style-name="P64"><text:a xlink:type="simple" xlink:href="#__RefHeading___Toc1841_1635821980" text:style-name="Index_20_Link" text:visited-style-name="Index_20_Link"><text:s/>2.1.1 <text:s text:c="2"/>Servicios de reconocimientos de imágenes<text:tab/>5</text:a></text:p>
          <text:p text:style-name="P64"><text:a xlink:type="simple" xlink:href="#__RefHeading___Toc1843_1635821980" text:style-name="Index_20_Link" text:visited-style-name="Index_20_Link"><text:s/>2.1.2 <text:s/>Software específico de reconocimiento de imágenes<text:tab/>5</text:a></text:p>
          <text:p text:style-name="P64"><text:a xlink:type="simple" xlink:href="#__RefHeading___Toc1845_1635821980" text:style-name="Index_20_Link" text:visited-style-name="Index_20_Link"><text:s/>2.1.3 <text:s/>Software genérico que se utiliza para reconocimiento de imágenes<text:tab/>5</text:a></text:p>
          <text:p text:style-name="P63"><text:a xlink:type="simple" xlink:href="#__RefHeading___Toc1847_1635821980" text:style-name="Index_20_Link" text:visited-style-name="Index_20_Link"><text:s/>2.2 <text:s/>Estado del arte en la clasificación de imágenes 3D<text:tab/>6</text:a></text:p>
          <text:p text:style-name="P62"><text:a xlink:type="simple" xlink:href="#__RefHeading___Toc388_774234677" text:style-name="Index_20_Link" text:visited-style-name="Index_20_Link"><text:s/>3 <text:s/>Técnicas utilizadas<text:tab/>7</text:a></text:p>
          <text:p text:style-name="P63"><text:a xlink:type="simple" xlink:href="#__RefHeading___Toc1849_1635821980" text:style-name="Index_20_Link" text:visited-style-name="Index_20_Link"><text:s/>3.1 <text:s/>Voxelización<text:tab/>7</text:a></text:p>
          <text:p text:style-name="P63"><text:a xlink:type="simple" xlink:href="#__RefHeading___Toc1851_1635821980" text:style-name="Index_20_Link" text:visited-style-name="Index_20_Link"><text:s/>3.2 <text:s/>Histogramas<text:tab/>8</text:a></text:p>
          <text:p text:style-name="P63"><text:a xlink:type="simple" xlink:href="#__RefHeading___Toc1853_1635821980" text:style-name="Index_20_Link" text:visited-style-name="Index_20_Link"><text:s/>3.3 <text:s/></text:a><text:a xlink:type="simple" xlink:href="#__RefHeading___Toc1853_1635821980" text:style-name="Index_20_Link" text:visited-style-name="Index_20_Link">Pairwise</text:a><text:a xlink:type="simple" xlink:href="#__RefHeading___Toc1853_1635821980" text:style-name="Index_20_Link" text:visited-style-name="Index_20_Link"><text:tab/>9</text:a></text:p>
          <text:p text:style-name="P63"><text:a xlink:type="simple" xlink:href="#__RefHeading___Toc1855_1635821980" text:style-name="Index_20_Link" text:visited-style-name="Index_20_Link"><text:s/>3.4 <text:s/>Red neuronal densa<text:tab/>10</text:a></text:p>
          <text:p text:style-name="P63"><text:a xlink:type="simple" xlink:href="#__RefHeading___Toc1857_1635821980" text:style-name="Index_20_Link" text:visited-style-name="Index_20_Link"><text:s/>3.5 <text:s/>Red neuronal </text:a><text:a xlink:type="simple" xlink:href="#__RefHeading___Toc1857_1635821980" text:style-name="Index_20_Link" text:visited-style-name="Index_20_Link">convolucional</text:a><text:a xlink:type="simple" xlink:href="#__RefHeading___Toc1857_1635821980" text:style-name="Index_20_Link" text:visited-style-name="Index_20_Link"><text:tab/>11</text:a></text:p>
          <text:p text:style-name="P62"><text:a xlink:type="simple" xlink:href="#__RefHeading___Toc390_774234677" text:style-name="Index_20_Link" text:visited-style-name="Index_20_Link"><text:s/>4 <text:s/>Experimentos<text:tab/>12</text:a></text:p>
          <text:p text:style-name="P63"><text:a xlink:type="simple" xlink:href="#__RefHeading___Toc1859_1635821980" text:style-name="Index_20_Link" text:visited-style-name="Index_20_Link"><text:s/>4.1 <text:s text:c="2"/>Voxelización<text:tab/>12</text:a></text:p>
          <text:p text:style-name="P64"><text:a xlink:type="simple" xlink:href="#__RefHeading___Toc1861_1635821980" text:style-name="Index_20_Link" text:visited-style-name="Index_20_Link"><text:s/>4.1.1 <text:s/>RN<text:tab/>12</text:a></text:p>
          <text:p text:style-name="P64"><text:a xlink:type="simple" xlink:href="#__RefHeading___Toc1863_1635821980" text:style-name="Index_20_Link" text:visited-style-name="Index_20_Link"><text:s/>4.1.2 <text:s/>Conv3D<text:tab/>15</text:a></text:p>
          <text:p text:style-name="P64"><text:a xlink:type="simple" xlink:href="#__RefHeading___Toc1865_1635821980" text:style-name="Index_20_Link" text:visited-style-name="Index_20_Link"><text:s/>4.1.3 <text:s/>RN + Pairwise<text:tab/>18</text:a></text:p>
          <text:p text:style-name="P63"><text:a xlink:type="simple" xlink:href="#__RefHeading___Toc1867_1635821980" text:style-name="Index_20_Link" text:visited-style-name="Index_20_Link"><text:s/>4.2 <text:s/>Histogramas<text:tab/>20</text:a></text:p>
          <text:p text:style-name="P63"><text:a xlink:type="simple" xlink:href="#__RefHeading___Toc1869_1635821980" text:style-name="Index_20_Link" text:visited-style-name="Index_20_Link"><text:s/>4.3 <text:s/>Histogramas + Pairwise<text:tab/>22</text:a></text:p>
          <text:p text:style-name="P62"><text:a xlink:type="simple" xlink:href="#__RefHeading___Toc392_774234677" text:style-name="Index_20_Link" text:visited-style-name="Index_20_Link"><text:s/>5 <text:s/>Comparación<text:tab/>23</text:a></text:p>
          <text:p text:style-name="P62"><text:a xlink:type="simple" xlink:href="#__RefHeading___Toc394_774234677" text:style-name="Index_20_Link" text:visited-style-name="Index_20_Link"><text:s/>6 <text:s/>Conclusiones y futuros trabajos<text:tab/>24</text:a></text:p>
          <text:p text:style-name="P62"><text:a xlink:type="simple" xlink:href="#__RefHeading___Toc1875_1635821980" text:style-name="Index_20_Link" text:visited-style-name="Index_20_Link"><text:s/>7 <text:s/>Bibliografía<text:tab/>25</text:a></text:p>
        </text:index-body>
      </text:table-of-content>
      <text:p text:style-name="P53"/>
      <text:h text:style-name="P93" text:outline-level="1"><text:bookmark-start text:name="__RefHeading___Toc384_774234677"/>Introducción<text:bookmark-end text:name="__RefHeading___Toc384_774234677"/></text:h>
      <text:p text:style-name="P2"/>
      <text:p text:style-name="P4"><text:span text:style-name="T11"><text:tab/>En este trabajo se ha realizado una evaluación de diferentes métodos para la clasificación de modelos 3D. </text:span><text:span text:style-name="T17">Los métodos utilizados han sido la aplicación de clasificación no supervisada sobre diferentes descriptores extraídos de mayas de modelos 3D. </text:span></text:p>
      <text:h text:style-name="Heading_20_2" text:outline-level="2"><text:bookmark-start text:name="__RefHeading___Toc490_2840449836"/>Motivación<text:bookmark-end text:name="__RefHeading___Toc490_2840449836"/></text:h>
      <text:p text:style-name="Standard"/>
      <text:p text:style-name="P3"><text:span text:style-name="T38"><text:tab/>En los últimos años, l</text:span><text:span text:style-name="T36">a clasificación de modelos 3D </text:span><text:span text:style-name="T11">se ha convertido en</text:span><text:span text:style-name="T36"> esencial para muchos aspectos de tecnologías que actualmente están </text:span><text:span text:style-name="T11">más presentes en la sociedad</text:span><text:span text:style-name="T36">, </text:span><text:span text:style-name="T11">como</text:span><text:span text:style-name="T36"> la creación de nuevos mo</text:span><text:span text:style-name="T37">delos a partir de otros existentes </text:span><text:span text:style-name="T38">para videojuegos o aplicaciones de realidad aumentada</text:span><text:span text:style-name="T37">, </text:span><text:span text:style-name="T11">o</text:span><text:span text:style-name="T37"> la identificación de objetos a partir de los nuevos sensores que se están incluyendo en todo tipo de dispositivos, </text:span><text:span text:style-name="T38">como vehículos autónomos, o teléfonos móviles</text:span><text:span text:style-name="T37">. </text:span><text:span text:style-name="T38">En este trabajo, se pretenden evaluar distintos métodos de clasificación de modelos 3D basados en técnicas de </text:span><text:span text:style-name="T11">machine learning</text:span><text:span text:style-name="T38">, en concreto en métodos de clasificación supervisada, ya que son éstos los que más auge están teniendo, </text:span><text:span text:style-name="T12">siendo las metodologías qué más aplicaciones están teniendo.</text:span></text:p>
      <text:h text:style-name="Heading_20_2" text:outline-level="2"><text:bookmark-start text:name="__RefHeading___Toc492_2840449836"/><text:span text:style-name="T12">R</text:span><text:span text:style-name="T10">esumen</text:span><text:bookmark-end text:name="__RefHeading___Toc492_2840449836"/></text:h>
      <text:p text:style-name="P5"/>
      <text:p text:style-name="P16"><text:span text:style-name="T10"><text:tab/></text:span><text:span text:style-name="T13">En este trabajo </text:span><text:span text:style-name="T14">se han comparado la clasificación de modelos 3D mediante la extracción d</text:span><text:span text:style-name="T15">e</text:span><text:span text:style-name="T14"> diferentes características de los modelos. Primero se ha realizado una clasificación basada en la voxelización de los modelos, </text:span><text:span text:style-name="T15">similar a la realizada en el trabajo original de Modelnet </text:span><text:span text:style-name="T18">realizado por la universidad de Priceton</text:span><text:span text:style-name="T15">. E</text:span><text:span text:style-name="T14">n segundo lugar, se ha realizado extraído un histograma de ocupación de los modelos. </text:span></text:p>
      <text:p text:style-name="P16"><text:soft-page-break/><text:span text:style-name="T18">Para la implementación de</text:span><text:span text:style-name="T16">l primer caso se ha </text:span><text:span text:style-name="T18">comparado</text:span><text:span text:style-name="T16"> una clasificación basada en una red neuronal densa y una red convolucional tridimensional, mientras que en el segundo caso se ha utilizado una red convolucional bidimensional. A</text:span><text:span text:style-name="T14">demás, </text:span><text:span text:style-name="T16">en cada uno de los casos,</text:span><text:span text:style-name="T14"> se ha comparado el resultado con la utilización de la metodología pairwise con el mismo método de clasificación. </text:span><text:span text:style-name="T10"><text:tab/><text:tab/></text:span></text:p>
      <text:p text:style-name="Standard"/>
      <text:h text:style-name="P92" text:outline-level="1"><text:bookmark-start text:name="__RefHeading___Toc386_774234677"/><text:span text:style-name="T34">E</text:span><text:span text:style-name="T33">stado del arte</text:span><text:bookmark-end text:name="__RefHeading___Toc386_774234677"/></text:h>
      <text:p text:style-name="P17"><text:span text:style-name="T39">Para establecer un contexto </text:span><text:span text:style-name="T40">adecuado en el presente trabajo, se explica en éste apartado algunas de las aproximaciones actuales a la clasificación </text:span><text:span text:style-name="T19">de modelos</text:span><text:span text:style-name="T40"> 3D. </text:span><text:span text:style-name="T41">Mientras que para la clasificación de imágenes 2D se cuenta con multitud de software e incluso con servicios que permiten la extracción casi inmediata de información de la imagen, para 3D apenas se cuenta con trabajos que quedan puramente en el terreno académico, siendo recopilados algunos de ellos a través de la página Modelnet que sirve de conju</text:span><text:span text:style-name="T42">n</text:span><text:span text:style-name="T41">to de pruebas y ranking para establecer la bondad de dichas metodologías. </text:span></text:p>
      <text:h text:style-name="P96" text:outline-level="2"><text:bookmark-start text:name="__RefHeading___Toc1847_1635821980"/>Estado del arte <text:span text:style-name="T43">en la clasificación de imágenes 3D</text:span><text:bookmark-end text:name="__RefHeading___Toc1847_1635821980"/></text:h>
      <text:h text:style-name="Heading_20_3" text:outline-level="3">3D ShapeNets: A Deep Representation for Volumetric Shapes</text:h>
      <text:p text:style-name="P18">Además de ser la base sobre la que se ha realizado el presente trabajo, sirve de punto de referencia a los demás investigadores para evaluar la validez de sus trabajos, estableciendo un ranking para la clasificación de 40 clases distintas de objetos 3D, y también de un subconjunto de 10 clases. <text:span text:style-name="T96">Aunque los resultados de la clasificación obtenidos no son los mejores (un </text:span><text:span text:style-name="T74">accuracy</text:span><text:span text:style-name="T47"> del 77% en la clasificación de 40 clases) la importancia de los resultados obtenidos para esta tesis hace necesario que se desarrolle la <text:s/>metodología que se llevó a cabo para la obtención del dataset utilizado.</text:span></text:p>
      <text:p text:style-name="P19"><text:span text:style-name="T47">Se realizó una búsqueda en 261 sites de modelos CAD. En ellos se consultaron las categorías más comunes y se eliminaron aquellas que no tenían más de 20 resultados, resultando un total de 660 categorías. Se eliminaron los resultados clasificados incorrectamente de forma manual, utilizando el servicio </text:span><text:span text:style-name="T45">Amazon Mechanical Turk, </text:span><text:span text:style-name="T47">que mostraba a un grupo de personas contratadas un modelo 3D y debían contestar si pertenecía o no a una categoría concreta. </text:span><text:span text:style-name="T48">Después, se eliminaron los elementos irrelevantes del modelo, como el suelo, personas cerca del objeto etc., de tal forma que en modelo solo contuviese un objeto que perteneciese a la categoría etiquetada. Se eliminaron modelos poco realistas (objetos demasiado simplificados, aquellos que solo contenían imágenes del modelo) y modelos duplicados. Finalmente se obtuvieron 151.228 modelos CAD que pertenecían a 660 categorías únicas. </text:span><text:span text:style-name="T49">De estas se </text:span><text:soft-page-break/><text:span text:style-name="T49">seleccionaron 40 para llevar a cabo la clasificación, y son las que actualmente sirven para establecer el mencionado ranking (Modelnet40). </text:span></text:p>
      <text:h text:style-name="Heading_20_3" text:outline-level="3">Inductive Multi-Hypergraph Learning and Its Application on View-Based 3D Object Classification</text:h>
      <text:p text:style-name="P20"><text:span text:style-name="T45">Este ha sido de los métodos que mejores resultados ha obtenido en la clasificación de la base de datos Modelnet40, obteniendo una </text:span><text:span text:style-name="T72">accuracy</text:span><text:span text:style-name="T45"> del 97,16%. </text:span><text:span text:style-name="T50">Este método se basa en la aplicación de aprendizaje inductivo, es decir, la extracción de reglas generales a través de ejemplos, a hipergr</text:span><text:span text:style-name="T51">á</text:span><text:span text:style-name="T50">fos generados a partir de los vértices de los modelos 3D. </text:span><text:span text:style-name="T51">Los hipergráfos se contruyen relacionando los vértices del modelo con el resto de vértices a través de hiperaristas mediante kNN, conectando el vértice a los K vértices más cercanos. </text:span><text:span text:style-name="T52">De este hipergráfo aplica el entrenamiento inductivo de forma recurrente </text:span><text:span text:style-name="T53">para obtener el modelo buscado.</text:span></text:p>
      <text:p text:style-name="P14"/>
      <text:h text:style-name="Heading_20_3" text:outline-level="3">RotationNet: Joint Object Categorization and Pose Estimation Using Multiviews from Unsupervised Viewpoints</text:h>
      <text:p text:style-name="P73"><text:span text:style-name="T97">Otra de las apoximaciones con mejores resultados registradas en Modelnet con un 97,37% de </text:span><text:span text:style-name="T75">accuracy</text:span><text:span text:style-name="T53"> es la llamada RotationNet, </text:span><text:span text:style-name="T54">cuyo enfoque principal es realizar la clasificación no solo del modelo de entrada, si no de un conjunto de </text:span><text:span text:style-name="T76">vistas</text:span><text:span text:style-name="T54"> obtenidas a partir de la colocación de la “cámara” que observa el objeto en distintos puntos alrededor del objeto a clasificar. Así pues, este método convierte la clasificación de objetos 3D, en una clasificación de imágenes 2D, lo que permite un rendimiento mucho mayor que otros como la voxelización, sin pérdida de capacidad predictiva.</text:span></text:p>
      <text:p text:style-name="P74"/>
      <text:p text:style-name="P7"/>
      <text:h text:style-name="P94" text:outline-level="1"><text:bookmark-start text:name="__RefHeading___Toc388_774234677"/>Técnicas utilizadas<text:bookmark-end text:name="__RefHeading___Toc388_774234677"/></text:h>
      <text:h text:style-name="P97" text:outline-level="2"><text:bookmark-start text:name="__RefHeading___Toc1849_1635821980"/>Voxelización<text:bookmark-end text:name="__RefHeading___Toc1849_1635821980"/></text:h>
      <text:p text:style-name="P8">La voxelización <text:span text:style-name="T86">es la técnica utilizada en el trabajo base en el que se creó la base de datos de evaluación utilizada. C</text:span>onsiste en la segmentación del espacio ocupado por un modelo 3D en cubos o <text:span text:style-name="T72">voxels</text:span><text:span text:style-name="T45"> para determinar si el modelo se encuentra total o parcialmente en esa zona del espacio. Para el presente trabajo, no se ha tenido en cuenta el nivel de ocupación de cada </text:span><text:span text:style-name="T72">voxel</text:span><text:span text:style-name="T45">, indicando únicamente si el modelo 3D se encuentra en dicho </text:span><text:span text:style-name="T72">voxel</text:span><text:span text:style-name="T45">. El espacio se ha dividido en una matriz tridimensional de 24x24x24, habiendo hecho experimentos con distintas resoluciones (32x32x32 y 48x48x48) sin obtener diferencias altamente significativas. </text:span></text:p>
      <text:p text:style-name="P12"><draw:g text:anchor-type="paragraph" draw:z-index="7" draw:name="Forma5" draw:style-name="gr4"><draw:frame draw:style-name="gr3" draw:text-style-name="P146" svg:width="5.001cm" svg:height="4.89cm" svg:x="-0.298cm" svg:y="0.344cm"><draw:image xlink:href="Pictures/100002010000023C00000230CA8A7D327152CA7A.png" xlink:type="simple" xlink:show="embed" xlink:actuate="onLoad" draw:mime-type="image/png"><text:p/></draw:image></draw:frame><draw:frame draw:style-name="gr3" draw:text-style-name="P146" svg:width="5.001cm" svg:height="4.89cm" svg:x="5.443cm" svg:y="0.344cm"><draw:image xlink:href="Pictures/100002010000023C00000230E74B1F745B087F42.png" xlink:type="simple" xlink:show="embed" xlink:actuate="onLoad" draw:mime-type="image/png"><text:p/></draw:image></draw:frame><draw:frame draw:style-name="gr3" draw:text-style-name="P146" svg:width="5.001cm" svg:height="4.89cm" svg:x="11.185cm" svg:y="0.344cm"><draw:image xlink:href="Pictures/100002010000023C000002302E01E9A39A0CCACC.png" xlink:type="simple" xlink:show="embed" xlink:actuate="onLoad" draw:mime-type="image/png"><text:p/></draw:image></draw:frame></draw:g></text:p>
      <text:p text:style-name="P12"/>
      <text:p text:style-name="P12"/>
      <text:p text:style-name="P12"/>
      <text:p text:style-name="P12"/>
      <text:p text:style-name="P12"/>
      <text:p text:style-name="P12"/>
      <text:p text:style-name="P12"/>
      <text:h text:style-name="P103" text:outline-level="2"><draw:g text:anchor-type="paragraph" draw:z-index="8" draw:name="Forma6" draw:style-name="gr4"><draw:frame draw:style-name="gr3" draw:text-style-name="P146" svg:width="5.001cm" svg:height="4.89cm" svg:x="-0.298cm" svg:y="0.344cm"><draw:image xlink:href="Pictures/100002010000023C0000023061CE623CD9D2953D.png" xlink:type="simple" xlink:show="embed" xlink:actuate="onLoad" draw:mime-type="image/png"><text:p/></draw:image></draw:frame><draw:frame draw:style-name="gr3" draw:text-style-name="P146" svg:width="5.001cm" svg:height="4.89cm" svg:x="5.443cm" svg:y="0.344cm"><draw:image xlink:href="Pictures/100002010000023C00000230E512B5F5937DB300.png" xlink:type="simple" xlink:show="embed" xlink:actuate="onLoad" draw:mime-type="image/png"><text:p/></draw:image></draw:frame><draw:frame draw:style-name="gr3" draw:text-style-name="P146" svg:width="5.001cm" svg:height="4.89cm" svg:x="11.185cm" svg:y="0.344cm"><draw:image xlink:href="Pictures/100002010000023C00000230A74EE325F1BFC968.png" xlink:type="simple" xlink:show="embed" xlink:actuate="onLoad" draw:mime-type="image/png"><text:p/></draw:image></draw:frame></draw:g></text:h>
      <text:h text:style-name="P101" text:outline-level="2"><text:bookmark-start text:name="__RefHeading___Toc1851_1635821980"/>Histogramas<text:bookmark-end text:name="__RefHeading___Toc1851_1635821980"/></text:h>
      <text:p text:style-name="P9">Los histogramas utilizados representan la ocupación del modelo 3D del espacio que lo contiene. Para calcularlo, se han dividido cada una de las 3 dimensiones en 24 segmentos y se ha calculado cuantos de los <text:span text:style-name="T84">segmentos de las otras 2 dimensiones están ocupados por el modelo.</text:span></text:p>
      <text:p text:style-name="P9"/>
      <text:p text:style-name="P10"><draw:g text:anchor-type="paragraph" draw:z-index="9" draw:name="Forma7" draw:style-name="gr2"><draw:frame draw:style-name="gr3" draw:text-style-name="P146" svg:width="16.724cm" svg:height="4.657cm" svg:x="-0.6cm" svg:y="0.344cm"><draw:image xlink:href="Pictures/100002010000036D000000E7362396BEBD24823A.png" xlink:type="simple" xlink:show="embed" xlink:actuate="onLoad" draw:mime-type="image/png"><text:p/></draw:image></draw:frame><draw:frame draw:style-name="gr3" draw:text-style-name="P146" svg:width="16.724cm" svg:height="4.691cm" svg:x="-0.484cm" svg:y="5.417cm"><draw:image xlink:href="Pictures/1000020100000367000000E70EC5D645190D4CC6.png" xlink:type="simple" xlink:show="embed" xlink:actuate="onLoad" draw:mime-type="image/png"><text:p/></draw:image></draw:frame><draw:frame draw:style-name="gr3" draw:text-style-name="P146" svg:width="16.724cm" svg:height="4.691cm" svg:x="-0.452cm" svg:y="10.522cm"><draw:image xlink:href="Pictures/1000020100000367000000E71E5EF70E63A23B02.png" xlink:type="simple" xlink:show="embed" xlink:actuate="onLoad" draw:mime-type="image/png"><text:p/></draw:image></draw:frame></draw:g></text:p>
      <text:h text:style-name="P98" text:outline-level="2"><text:bookmark-start text:name="__RefHeading___Toc1853_1635821980"/><text:soft-page-break/>Pairwise<text:bookmark-end text:name="__RefHeading___Toc1853_1635821980"/></text:h>
      <text:p text:style-name="P22"><text:span text:style-name="T99">Es una técnica que se bas</text:span><text:span text:style-name="T88">a</text:span><text:span text:style-name="T99"> en dividir un problema de clasificación multiclase en una serie de problemas de clasificaciones binarias. </text:span><text:span text:style-name="T20">Esta técnica se puede aplicar de distintas maneras, como por ejemplo, enfrentando cada clase con el resto, o enfrentando cada clase con cada una de las otras clases. Es este último sistema el que se ha aplicado en nuestros experimentos. </text:span></text:p>
      <text:p text:style-name="P21">Para ello se <text:span text:style-name="T98">han entrenado </text:span>cada una de las clases a clasificar contra el resto de clases, obteniendo así una serie de <draw:frame draw:style-name="fr8" draw:name="Objeto1" text:anchor-type="as-char" svg:y="-0.619cm" svg:width="2.63cm" svg:height="0.998cm" draw:z-index="10"><draw:object xlink:href="./Object 1" xlink:type="simple" xlink:show="embed" xlink:actuate="onLoad"/><draw:image xlink:href="./ObjectReplacements/Object 1" xlink:type="simple" xlink:show="embed" xlink:actuate="onLoad"/></draw:frame>clasificadores. Para el cálculo de la predicción se evaluará contra todos estos clasificadores. <text:span text:style-name="T100">Como resultado se obtienen</text:span><text:span text:style-name="T77"> C</text:span><text:span text:style-name="T55"> valores para la clasificación de cada modelo</text:span><text:span text:style-name="T72"> </text:span>y se seleccionará como resultado la clase que más resultados obtiene. Así, suponemos que al enfrentar la clase <text:span text:style-name="T72">A</text:span><text:span text:style-name="T45"> a todos los clasificadores, obtendrá un valor </text:span><text:span text:style-name="T72">A</text:span><text:span text:style-name="T45"> cuando se enfrenta en los clasificadores en los que está involucrada la clase </text:span><text:span text:style-name="T72">A</text:span><text:span text:style-name="T45"> y valores aleatorios cuando se enfrentan cualquier otras dos clases. </text:span></text:p>
      <text:h text:style-name="P99" text:outline-level="2"/>
      <text:h text:style-name="P102" text:outline-level="2"><text:bookmark-start text:name="__RefHeading___Toc1855_1635821980"/>Red neuronal<text:bookmark-end text:name="__RefHeading___Toc1855_1635821980"/></text:h>
      <text:p text:style-name="P40"><text:span text:style-name="T87">Las redes neuronales artificiales </text:span><text:span text:style-name="T117">son unos de los algoritmos de machine learning más utilizados hoy en día. C</text:span><text:span text:style-name="T87">onsiste</text:span><text:span text:style-name="T88">n</text:span><text:span text:style-name="T87"> en un conjunto de unidades, llamadas neuronas artificiales, conectadas entre si para transmitirse señales y activarse entre si en aplicando lo que se llama función de activación. Producen un conjunto de salidas que se interpretan como una clasificación. Estos sistemas </text:span><text:span text:style-name="T73">aprenden</text:span><text:span text:style-name="T46"> y se forman así mismos en lugar de ser programados de forma explicita modificando los valores (pesos) que se aplican a las funciones de activación. </text:span></text:p>
      <text:h text:style-name="P105" text:outline-level="3">Neurona</text:h>
      <text:p text:style-name="P41">Una neurona <text:s/>artificial es un modelo matemático que, intentando asemejarse al comportamiento de una neurona biológica, cuando recibe una entrada, y aplicándole una combinación lineal, resulta en la activación o no de su salida. El modelo más simple se define mediante la siguiente función:</text:p>
      <text:p text:style-name="P42"><draw:frame draw:style-name="fr8" draw:name="Objeto2" text:anchor-type="as-char" svg:y="-1.159cm" svg:width="3.457cm" svg:height="2.214cm" draw:z-index="11"><draw:object xlink:href="./Object 2" xlink:type="simple" xlink:show="embed" xlink:actuate="onLoad"/><draw:image xlink:href="./ObjectReplacements/Object 2" xlink:type="simple" xlink:show="embed" xlink:actuate="onLoad"/></draw:frame></text:p>
      <text:p text:style-name="P43">Donde <text:span text:style-name="T72">n</text:span> es el número de entradas de la neurona, <text:span text:style-name="T72">w</text:span> es el peso (<text:span text:style-name="T72">weight</text:span> en inglés) y <text:span text:style-name="T72">b</text:span> es el sesgo (<text:span text:style-name="T72">bias</text:span> en inglés).</text:p>
      <text:h text:style-name="P105" text:outline-level="3">Función de activación</text:h>
      <text:p text:style-name="P44">Existe más funciones para determinar la salida de una neurona. En el ejemplo anterior la neurona se <text:span text:style-name="T72">activaba </text:span><text:span text:style-name="T45">si el su resultado era mayor que 0 y no se activaba si era menor. Algunos otros ejemplos que se utilizan habitualmente para esta función son:</text:span></text:p>
      <text:list xml:id="list3885927798" text:style-name="L1">
        <text:list-item>
          <text:p text:style-name="P113"><text:span text:style-name="T45">Lineal: no modifica el resultado de la neurona. </text:span></text:p>
        </text:list-item>
        <text:list-item>
          <text:p text:style-name="P127"><text:span text:style-name="T45">Sigmoide: Se corresponde con la función </text:span><text:span text:style-name="T45"><draw:frame draw:style-name="fr7" draw:name="Objeto3" text:anchor-type="as-char" svg:y="-0.619cm" svg:width="2.514cm" svg:height="1.058cm" draw:z-index="12"><draw:object xlink:href="./Object 3" xlink:type="simple" xlink:show="embed" xlink:actuate="onLoad"/><draw:image xlink:href="./ObjectReplacements/Object 3" xlink:type="simple" xlink:show="embed" xlink:actuate="onLoad"/></draw:frame></text:span><text:span text:style-name="T45">Sus características son:</text:span></text:p>
          <text:list>
            <text:list-item>
              <text:p text:style-name="P127"><text:span text:style-name="T45">Satura el gradiente</text:span></text:p>
            </text:list-item>
            <text:list-item>
              <text:p text:style-name="P127"><text:soft-page-break/><text:span text:style-name="T45">Lenta convergencia</text:span></text:p>
            </text:list-item>
            <text:list-item>
              <text:p text:style-name="P127"><text:span text:style-name="T45">No está centrada en el 0</text:span></text:p>
            </text:list-item>
            <text:list-item>
              <text:p text:style-name="P127"><text:span text:style-name="T45">Está acotada entre 0 y 1</text:span></text:p>
            </text:list-item>
            <text:list-item>
              <text:p text:style-name="P127"><text:span text:style-name="T45">Buen rendimiento en la última capa</text:span></text:p>
            </text:list-item>
          </text:list>
        </text:list-item>
        <text:list-item>
          <text:p text:style-name="P127"><text:span text:style-name="T45">Tangente hiperbólica: Se corresponde con la función </text:span><text:span text:style-name="T45"><draw:frame draw:style-name="fr7" draw:name="Objeto4" text:anchor-type="as-char" svg:y="-0.619cm" svg:width="3.168cm" svg:height="1.058cm" draw:z-index="13"><draw:object xlink:href="./Object 4" xlink:type="simple" xlink:show="embed" xlink:actuate="onLoad"/><draw:image xlink:href="./ObjectReplacements/Object 4" xlink:type="simple" xlink:show="embed" xlink:actuate="onLoad"/></draw:frame></text:span><text:span text:style-name="T45">Sus característica son:</text:span></text:p>
          <text:list>
            <text:list-item>
              <text:p text:style-name="P127"><text:span text:style-name="T45">Satura el gradiente</text:span></text:p>
            </text:list-item>
            <text:list-item>
              <text:p text:style-name="P127"><text:span text:style-name="T45">Lenta convergencia</text:span></text:p>
            </text:list-item>
            <text:list-item>
              <text:p text:style-name="P127"><text:span text:style-name="T45">Centrada enel 0</text:span></text:p>
            </text:list-item>
            <text:list-item>
              <text:p text:style-name="P127"><text:span text:style-name="T45">Acotada entre -1 y 1</text:span></text:p>
            </text:list-item>
            <text:list-item>
              <text:p text:style-name="P127"><text:span text:style-name="T45">Se utiliza para decidir entre una opción y su contraria</text:span></text:p>
            </text:list-item>
          </text:list>
        </text:list-item>
        <text:list-item>
          <text:p text:style-name="P127"><text:span text:style-name="T45">ReLu (Rectified Linear Unit): Se corresponde con la función </text:span><text:span text:style-name="T45"><draw:frame draw:style-name="fr7" draw:name="Objeto5" text:anchor-type="as-char" svg:y="-0.386cm" svg:width="3.053cm" svg:height="0.508cm" draw:z-index="14"><draw:object xlink:href="./Object 5" xlink:type="simple" xlink:show="embed" xlink:actuate="onLoad"/><draw:image xlink:href="./ObjectReplacements/Object 5" xlink:type="simple" xlink:show="embed" xlink:actuate="onLoad"/></draw:frame></text:span><text:span text:style-name="T45">Sus características son:</text:span></text:p>
          <text:list>
            <text:list-item>
              <text:p text:style-name="P127"><text:span text:style-name="T45">Solo se activa para valores positivos</text:span></text:p>
            </text:list-item>
            <text:list-item>
              <text:p text:style-name="P127"><text:span text:style-name="T45">No está acotada</text:span></text:p>
            </text:list-item>
            <text:list-item>
              <text:p text:style-name="P127"><text:span text:style-name="T45">Se comporta bien con imágenes</text:span></text:p>
            </text:list-item>
            <text:list-item>
              <text:p text:style-name="P127"><text:span text:style-name="T45">Se comporta bien en redes convolucionales</text:span></text:p>
            </text:list-item>
          </text:list>
        </text:list-item>
        <text:list-item>
          <text:p text:style-name="P129"><text:span text:style-name="T45">Softmax: Transofrma las salida a una representación en forma de probabilidades. Su función es </text:span><text:span text:style-name="T45"><draw:frame draw:style-name="fr7" draw:name="Objeto6" text:anchor-type="as-char" svg:y="-0.686cm" svg:width="2.355cm" svg:height="1.737cm" draw:z-index="15"><draw:object xlink:href="./Object 6" xlink:type="simple" xlink:show="embed" xlink:actuate="onLoad"/><draw:image xlink:href="./ObjectReplacements/Object 6" xlink:type="simple" xlink:show="embed" xlink:actuate="onLoad"/></draw:frame></text:span><text:span text:style-name="T45">Sus características son:</text:span></text:p>
          <text:list>
            <text:list-item>
              <text:p text:style-name="P129"><text:span text:style-name="T45">Obtener una representación en forma de probabilidad</text:span></text:p>
            </text:list-item>
            <text:list-item>
              <text:p text:style-name="P129"><text:span text:style-name="T45">Acotada entre 0 y 1</text:span></text:p>
            </text:list-item>
            <text:list-item>
              <text:p text:style-name="P129"><text:span text:style-name="T45">Normalizar multiclase</text:span></text:p>
            </text:list-item>
            <text:list-item>
              <text:p text:style-name="P129"><text:span text:style-name="T45">Se comporta bien en las últimas capas</text:span></text:p>
              <text:p text:style-name="P129"><text:span text:style-name="T45"/></text:p>
            </text:list-item>
          </text:list>
        </text:list-item>
      </text:list>
      <text:p text:style-name="P128"><text:span text:style-name="T45"/></text:p>
      <text:h text:style-name="P105" text:outline-level="3"><text:soft-page-break/>Estructura de la red neuronales</text:h>
      <text:p text:style-name="P130">Las redes neuronales <text:span text:style-name="T118">son conjuntos de neuronas agrupadas por capas, donde habitualmente cada neurona de cada capa, se tiene como entrada todas las salidas de la capa anterior, y a su vez su salida es entrada de para todas las neuronas de la capa siguiente.</text:span></text:p>
      <text:p text:style-name="P130"/>
      <text:p text:style-name="P131"><draw:frame draw:style-name="fr3" draw:name="Imagen3" text:anchor-type="char" svg:x="0cm" svg:y="0cm" svg:width="15cm" svg:height="7.758cm" draw:z-index="16"><draw:image xlink:href="Pictures/100000000000027E0000014A721718AD69756842.png" xlink:type="simple" xlink:show="embed" xlink:actuate="onLoad" draw:mime-type="image/png"/></draw:frame>La capa de entrada será un vector de números que representan las características de los modelos y la capa de salida representa las cualidades que se quieren calcular a través de la red neuronal. Esto puede ser un <text:span text:style-name="T72">score</text:span><text:span text:style-name="T45"> para los casos de clasificación, que indicará con qué probabilidad un modelo concreto pertenece a una clase, o un valor real en el caso de regresión. </text:span></text:p>
      <text:h text:style-name="P106" text:outline-level="3">Función de coste</text:h>
      <text:p text:style-name="P132">La función de coste es la forma que se utiliza para determinar cuan acertada es una clasificación, es decir, la diferencia entre el valor obtenido y el valor esperado, con el objetivo de optimizar los parámetros de pesos y sesgo. Se pueden utilizar distintos tipos de funciones de coste como son:</text:p>
      <text:list xml:id="list2377841445" text:style-name="L6">
        <text:list-item>
          <text:p text:style-name="P133">Raíz cuadrada media (RMSE): Su función es: <draw:frame draw:style-name="fr7" draw:name="Objeto7" text:anchor-type="as-char" svg:y="-0.845cm" svg:width="3.967cm" svg:height="1.274cm" draw:z-index="17"><draw:object xlink:href="./Object 7" xlink:type="simple" xlink:show="embed" xlink:actuate="onLoad"/><draw:image xlink:href="./ObjectReplacements/Object 7" xlink:type="simple" xlink:show="embed" xlink:actuate="onLoad"/></draw:frame><text:span text:style-name="T119">Sus características son:</text:span></text:p>
          <text:list>
            <text:list-item>
              <text:p text:style-name="P134">Penaliza los valores grandes</text:p>
            </text:list-item>
            <text:list-item>
              <text:p text:style-name="P134"><text:soft-page-break/>Funciona bien para regresiones</text:p>
            </text:list-item>
          </text:list>
        </text:list-item>
        <text:list-item>
          <text:p text:style-name="P134">Error absoluto medio (MAE): Su función es <draw:frame draw:style-name="fr7" draw:name="Objeto8" text:anchor-type="as-char" svg:y="-0.713cm" svg:width="3.281cm" svg:height="1.139cm" draw:z-index="18"><draw:object xlink:href="./Object 8" xlink:type="simple" xlink:show="embed" xlink:actuate="onLoad"/><draw:image xlink:href="./ObjectReplacements/Object 8" xlink:type="simple" xlink:show="embed" xlink:actuate="onLoad"/></draw:frame>Sus características:</text:p>
          <text:list>
            <text:list-item>
              <text:p text:style-name="P134">Difícil diferenciación y convergencia</text:p>
            </text:list-item>
            <text:list-item>
              <text:p text:style-name="P134">Menor penalización de valores grandes</text:p>
            </text:list-item>
            <text:list-item>
              <text:p text:style-name="P134">Fácilmente interpretable</text:p>
            </text:list-item>
          </text:list>
        </text:list-item>
        <text:list-item>
          <text:p text:style-name="P134">Error absoluto medio escalado (MASE): Su función es <draw:frame draw:style-name="fr7" draw:name="Objeto9" text:anchor-type="as-char" svg:y="-1.291cm" svg:width="4.854cm" svg:height="2.342cm" draw:z-index="19"><draw:object xlink:href="./Object 9" xlink:type="simple" xlink:show="embed" xlink:actuate="onLoad"/><draw:image xlink:href="./ObjectReplacements/Object 9" xlink:type="simple" xlink:show="embed" xlink:actuate="onLoad"/></draw:frame>y sus características:</text:p>
          <text:list>
            <text:list-item>
              <text:p text:style-name="P134">Más difícil diferenciación y convergencia</text:p>
            </text:list-item>
            <text:list-item>
              <text:p text:style-name="P134">Simétrica</text:p>
            </text:list-item>
            <text:list-item>
              <text:p text:style-name="P134">Fácil de interpretar</text:p>
            </text:list-item>
          </text:list>
        </text:list-item>
        <text:list-item>
          <text:p text:style-name="P135">Entropía cruzada binaria (Binary Cross-Entropy): Su función es <draw:frame draw:style-name="fr7" draw:name="Objeto10" text:anchor-type="as-char" svg:y="-0.713cm" svg:width="7.659cm" svg:height="1.139cm" draw:z-index="20"><draw:object xlink:href="./Object 10" xlink:type="simple" xlink:show="embed" xlink:actuate="onLoad"/><draw:image xlink:href="./ObjectReplacements/Object 10" xlink:type="simple" xlink:show="embed" xlink:actuate="onLoad"/></draw:frame><text:span text:style-name="T120">Sus características son similares a MASE.</text:span></text:p>
        </text:list-item>
      </text:list>
      <text:h text:style-name="P106" text:outline-level="3">Propagación hacia atrás</text:h>
      <text:p text:style-name="P136">Propagación hacia atrás es la forma en la que los pesos y los sesgos de la red se van a actualizar durante el entrenamiento para hacer que el resultado de la red converja hacia los valores correctos. <text:span text:style-name="T121">Para conocer cómo cada peso y sesgo de cada neurona afecta al resultado, se utilizan las derivadas parciales de la función de coste con respecto a ese peso o sesgo. </text:span><text:span text:style-name="T122">Estas derivadas se utilizan para calcular los pesos y sesgos en la siguiente iteración a través del llamado descenso de gradiente.</text:span></text:p>
      <text:h text:style-name="P108" text:outline-level="3"><text:span text:style-name="T28">Descenso de gradiente</text:span></text:h>
      <text:p text:style-name="P137"><text:span text:style-name="T22">L</text:span><text:span text:style-name="T10">as derivadas de los pesos y sesgos de la función de coste, permiten tener una visión de cómo cada uno de éstos afecta al la función de coste. Esta derivada, indicará si se </text:span><text:soft-page-break/><text:span text:style-name="T10">debe aumentar o disminuir dicho parámetro en la siguiente iteración para obtener un mejor resultado en la dicha función de coste. Habitualmente, y dado que el número de neuronas de una red neuronal suele ser muy alto, y por lo tanto el número de pesos y sesgos también, se hace computacionalmente poco eficiente utilizar todos los parámetros para la optimización y se utiliza un subconjunto de ellos (minibatches en inglés). Es lo que se llama descenso de gradiente estocástico (SGD </text:span><text:span text:style-name="T23">por sus siglas en inglés</text:span><text:span text:style-name="T10">). </text:span><text:span text:style-name="T23">Una vez determinado si un parámetro debe </text:span><text:span text:style-name="T29">moverse</text:span><text:span text:style-name="T31"> en una dirección u otra, se modifica su valor para la siguiente iteración a través del meta parámetro learning rate, que indica cuánto se debe desplazar cada parámetro en cada iteración.</text:span></text:p>
      <text:h text:style-name="P108" text:outline-level="3"><text:span text:style-name="T28">Learning rate</text:span><text:span text:style-name="T121"> </text:span></text:h>
      <text:p text:style-name="P138"><text:span text:style-name="T123">Como se ha dicho, el learning rate o tasa de aprendizaje indica cuanto se va a modificar cada parámetro en cada iteración para el cálculo del parámetro en la siguiente iteración. Si se establece un parámetro muy pequeño, la red tardará mucho en converger hasta su óptimo y si es muy grande puede pasar por el óptimo sin llegar a alcanzarlo, por eso es uno de los retos más importantes a la hora de <text:s/>diseñar una red neuronal.</text:span></text:p>
      <text:p text:style-name="P138"><text:span text:style-name="T123">Además, u</text:span>n problema que se pueden encontrar las redes neuronales a la hora de calcular los mejores valores para la función objetivo, es la existencia de mínimos locales. A través de la propagación hacia atrás y mediante el descenso de gradiente, la función objetivo irá mejorando entre todos los posibles valores. <text:span text:style-name="T123">Puede pasar que la función de coste tenga su valor óptimo en una dirección contraria.</text:span></text:p>
      <text:p text:style-name="P139"><draw:frame draw:style-name="fr2" draw:name="Imagen4" text:anchor-type="char" svg:width="15cm" svg:height="8.738cm" draw:z-index="21"><draw:image xlink:href="Pictures/10000201000002A60000018BB6245491673F1E8B.png" xlink:type="simple" xlink:show="embed" xlink:actuate="onLoad" draw:mime-type="image/png"/></draw:frame><text:soft-page-break/><text:span text:style-name="T124">Para intentar mejorar mitigar estos problemas se aplican learning rates adaptativos, </text:span><text:span text:style-name="T24">que modifican dinámicamente el valor del learning rate. Algunos ejemplos de estas técnicas son:</text:span></text:p>
      <text:p text:style-name="P141"><text:span text:style-name="T24">- </text:span><text:span text:style-name="T25">Momentum (o Stochastic Gracient Descent with Momentum): recuerda el incremento aplicado a las variables en cada iteración y calcula el incremento siguiente como una combinación lineal entre el gradiente y el incremento anterior, evitando así cambios bruscos en la modificación de la tasa de aprendizaje.</text:span></text:p>
      <text:p text:style-name="P141"><text:span text:style-name="T24">AdaGrad: Modifica las tasas de aprendizaje para cada parámetro individualmente, teniendo en cuenta cuanto se modifica la función de coste con respecto a ese parámetro (a través de su derivada parcial). Puede suceder que la tasa de aprendizaje de un parámetro concreto decrezca demasiado rápidamente porque al principio del entrenamiento la función de coste mejora mucho con la modificación de dicho parámetro, y con ese learning rate pequeño, en iteraciones posteriores le cueste más optimizar.</text:span></text:p>
      <text:p text:style-name="P140"><text:span text:style-name="T10">- RMSProp (Root Mean Square Propagation): Para calcular cómo se modifica el learning rate solo se tienen en cuenta un subconjunto de las últimas mejoras, no la derivada completa, </text:span><text:span text:style-name="T25">evitando así que la tasa se reduzca demasiado rápidamente</text:span><text:span text:style-name="T10">. </text:span></text:p>
      <text:p text:style-name="P140"><text:soft-page-break/><text:span text:style-name="T10">- Adam </text:span><text:span text:style-name="T25">(Adaptative Moment Optimización)</text:span><text:span text:style-name="T10">: <text:s/></text:span><text:span text:style-name="T26">Aplica la técnica de momentum, pero individualmente para cada parámetro y teniendo en cuenta una ventana de las últimas actualizaciones como RMSProp.</text:span></text:p>
      <text:h text:style-name="P100" text:outline-level="2"><text:bookmark-start text:name="__RefHeading___Toc1857_1635821980"/><text:span text:style-name="T85">Red neuronal </text:span><text:span text:style-name="T35">convolucional</text:span><text:bookmark-end text:name="__RefHeading___Toc1857_1635821980"/></text:h>
      <text:p text:style-name="P142"><text:span text:style-name="T129">Las redes neuronales convolucionales son un tipo de redes neuronales en las que se tienen en cuenta aspectos espaciales de las entradas de información para extraer características de los mismos. </text:span><text:span text:style-name="T126">A veces también permite </text:span><text:span text:style-name="T129">reducir su dimensionalidad </text:span><text:span text:style-name="T126">(si no se añade padding)</text:span><text:span text:style-name="T129"> y </text:span><text:span text:style-name="T126">así permite </text:span><text:span text:style-name="T129">realizar clasificaciones más eficientes. </text:span><text:span text:style-name="T127">También disponen de mecanismos para reducir la dimensionalidad, como las capas</text:span><text:span text:style-name="T80"> </text:span><text:span text:style-name="T30">max pooling</text:span><text:span text:style-name="T65">, que lo que hacen es reducir el número de características extraídas </text:span><text:span text:style-name="T66">eliminando aquellas que son similares</text:span><text:span text:style-name="T65">.</text:span><text:span text:style-name="T81"> </text:span><text:span text:style-name="T125">Los frameworks permite habitualmente combinar redes convolucionales dentro de redes neuronales como </text:span><text:span text:style-name="T127">cualquier otro tipo de cama, y se puede </text:span><text:span text:style-name="T125">.</text:span></text:p>
      <text:h text:style-name="P109" text:outline-level="3">Convolución</text:h>
      <text:p text:style-name="P142"><text:span text:style-name="T128">La base de las redes convolucionales es la operación de convolución. </text:span><text:span text:style-name="T130">La convolución consiste en multiplicar una pequeña matriz, que llamaremos kernel o filtro, por cada sección de la entrada. Por ejemplo, </text:span><text:span text:style-name="T129">podemos aplicar una convolución </text:span><text:span text:style-name="T27">a</text:span><text:span text:style-name="T129"> una imagen 8x8, con un </text:span><text:span text:style-name="T81">kernel</text:span><text:span text:style-name="T67"> 3x3 para obtener una representación de dicha imagen con una dimensión de 4x4. </text:span><text:span text:style-name="T68">El</text:span><text:span text:style-name="T82"> kernel</text:span><text:span text:style-name="T68"> se va multiplica escalarmente por la </text:span><text:span text:style-name="T69">parte del mismo tamaño, comenzando por la esquina superior izquierda de la imagen y así se obtiene una salida. Se realiza la tarea tantas veces como es el tamaño de la imagen, deslizando la sección que se multiplica de la imagen hacia la derecha y después de arriba a abajo. El deslizamiento pude ser de uno o más pixels. Así, obtenemos como salida una nueva matriz que representa la presencia o no de las características representados por el </text:span><text:span text:style-name="T83">kernel</text:span><text:span text:style-name="T69"> en cada sección de la imagen.</text:span><text:span text:style-name="T67"> </text:span></text:p>
      <text:p text:style-name="P142"><draw:frame draw:style-name="fr1" draw:name="Marco1" text:anchor-type="paragraph" svg:x="-0.6cm" svg:y="0.346cm" svg:width="16.251cm" draw:z-index="22"><draw:text-box fo:min-height="4.251cm"><text:p text:style-name="Figure"><draw:frame text:anchor-type="paragraph" draw:z-index="23" draw:name="Forma8" draw:style-name="gr1" draw:text-style-name="P146" svg:width="16.25cm" svg:height="4.25cm" svg:x="0cm" svg:y="0cm"><draw:image xlink:href="Pictures/10000201000003140000016C6F5C4DFD2B3F4AA7.png" xlink:type="simple" xlink:show="embed" xlink:actuate="onLoad" draw:mime-type="image/png"><text:p/></draw:image></draw:frame>Figura <text:sequence text:ref-name="refFigure0" text:name="Figure" text:formula="ooow:Figure+1" style:num-format="1">1</text:sequence>: Extracción de características mediante convolución</text:p></draw:text-box></draw:frame><text:soft-page-break/><text:span text:style-name="T67"/></text:p>
      <text:p text:style-name="P143"><text:span text:style-name="T67">E</text:span><text:span text:style-name="T45">xisten dos parámetros añadidos en una capa convolucional:</text:span></text:p>
      <text:list xml:id="list984612300" text:style-name="L8">
        <text:list-item>
          <text:p text:style-name="P144"><text:span text:style-name="T45">Padding: es espacio que añade al modelo en sus laterales. El objetivo de usar este parámetro es extraer características de la información que se encuentra en los bordes del modelo, ya que sin el padding, esos pixeles nunca se multiplicarían por los valores centrales del </text:span><text:span text:style-name="T72">kernel</text:span><text:span text:style-name="T45">.</text:span></text:p>
        </text:list-item>
        <text:list-item>
          <text:p text:style-name="P145">Stride: indica cuanto se va a desplazar entre multiplicaciones el <text:span text:style-name="T72">kernel</text:span>. Si por ejemplo tiene valor 2, se comienza a multiplicar con la submatriz que comienza en el pixel 0,0, y la siguiente multiplicación será con la que empieza en el 0,2. Lo mismo cuando se va a cambiar de fila, se salta a la 2,0. El valor puede ser diferente en cada una de las dimensiones.</text:p>
        </text:list-item>
      </text:list>
      <text:p text:style-name="P13"/>
      <text:p text:style-name="P13"/>
      <text:h text:style-name="P94" text:outline-level="1" text:is-list-header="true"/>
      <text:h text:style-name="P90" text:outline-level="1"><text:bookmark-start text:name="__RefHeading___Toc390_774234677"/>Experimentos<text:bookmark-end text:name="__RefHeading___Toc390_774234677"/></text:h>
      <text:h text:style-name="Heading_20_2" text:outline-level="2"><text:bookmark-start text:name="__RefHeading___Toc1859_1635821980"/><text:s/><text:span text:style-name="T44">Voxelización</text:span><text:bookmark-end text:name="__RefHeading___Toc1859_1635821980"/></text:h>
      <text:p text:style-name="P23">El primer paso para la realización de los experimentos ha consistido en la voxelización de todos los modelos contenidos en la base de datos Modelnet40. <text:span text:style-name="T101">El total de modelos contenidos en esta base de datos es de más de 12.000, lo que implica un alto coste de tiempo de computación</text:span>. <text:span text:style-name="T101">La generación de esta voxelización se realizó </text:span><text:span text:style-name="T102">con ayuda del software opensource </text:span><text:span text:style-name="T78">cuda voxelizer</text:span><text:span text:style-name="T56">, </text:span><text:span text:style-name="T57">obteniendo como salida, una representación del espacio de 24x24x24</text:span><text:span text:style-name="T56">. </text:span><text:span text:style-name="T57">Esta voxelización será la entrada d</text:span><text:span text:style-name="T58">irecta de los 4 primeros experimentos realizados (red neuronal densa, red convolucional, y sus correspondientes </text:span><text:span text:style-name="T62">p</text:span><text:span text:style-name="T58">airwise). </text:span><text:span text:style-name="T59">También ha servido como entrada para el cálculo de los histogramas.</text:span></text:p>
      <text:p text:style-name="P24"><text:span text:style-name="T45">Para los experimentos se ha utilizado el software Jupiter. </text:span><text:span text:style-name="T60">Para el aprendizaje se ha utilizado Tensorflow </text:span><text:span text:style-name="T61">con la capa Keras para simplificar la generación y entrenamiento de los modelos. </text:span></text:p>
      <text:p text:style-name="P26"><text:span text:style-name="T61">L</text:span><text:span text:style-name="T45">os experimentos se han ejecutado en el siguiente Hardware:</text:span></text:p>
      <text:list xml:id="list1241959964" text:style-name="L2">
        <text:list-item>
          <text:p text:style-name="P114">Intel(R) Core(TM) i7-4510U CPU @ 2.00GHz</text:p>
        </text:list-item>
        <text:list-item>
          <text:p text:style-name="P114">16G RAM</text:p>
        </text:list-item>
        <text:list-item>
          <text:p text:style-name="P116"><text:span text:style-name="T45">GeForce 840M </text:span><text:span text:style-name="T63">2G</text:span></text:p>
        </text:list-item>
        <text:list-item>
          <text:p text:style-name="P115">Driver Version: 440.118.02 <text:s text:c="2"/>CUDA Version: 10.2</text:p>
        </text:list-item>
        <text:list-item>
          <text:p text:style-name="P117"><text:span text:style-name="T63">U</text:span><text:span text:style-name="T45">buntu 20.04</text:span></text:p>
        </text:list-item>
      </text:list>
      <text:h text:style-name="P107" text:outline-level="3"><text:bookmark-start text:name="__RefHeading___Toc1861_1635821980"/>R<text:span text:style-name="T103">ed Neuronal Densa</text:span><text:bookmark-end text:name="__RefHeading___Toc1861_1635821980"/></text:h>
      <text:p text:style-name="P25">Se ha creado mediante Keras una red neuronal con las siguientes capas:</text:p>
      <text:list xml:id="list1834418296" text:style-name="L3">
        <text:list-item>
          <text:p text:style-name="P118"><text:span text:style-name="T104">Flatten: Esta capa “aplana” la entrada tridimensional produciendo un único vector </text:span><text:span text:style-name="T105">de </text:span><text:span text:style-name="T89">13824</text:span><text:span text:style-name="T90"> </text:span><text:span text:style-name="T91">posiciones. </text:span></text:p>
        </text:list-item>
        <text:list-item>
          <text:p text:style-name="P120"><text:span text:style-name="T89">Dense (48): Esta capa conecta todas las entradas con la siguiente capa </text:span><text:span text:style-name="T92">a través de 48 neuronas, que extraerán características con activación ‘relu’ (unidad linea rectificada).</text:span></text:p>
        </text:list-item>
        <text:list-item>
          <text:p text:style-name="P121"><text:soft-page-break/><text:span text:style-name="T89">Dense(12): Una nueva capa que conecta todas las entradas con la siguientes con activación ‘sigmoid’ (que activa los valores altos y negativiza los bajos</text:span><text:span text:style-name="T93">).</text:span></text:p>
        </text:list-item>
        <text:list-item>
          <text:p text:style-name="P122">Dropout(0.2): Una capa que negativiza aleatoriamente entradas para evitar el overfitting.</text:p>
        </text:list-item>
        <text:list-item>
          <text:p text:style-name="P119"><text:span text:style-name="T95">Dense(40): Una última capa </text:span><text:span text:style-name="T32">de salida para determinar la clasificación</text:span><text:span text:style-name="T94">.</text:span></text:p>
        </text:list-item>
      </text:list>
      <text:p text:style-name="P6"><text:span text:style-name="T108">Los resultados obtenidos para cada clase se representan en la siguiente tabla:</text:span><text:span text:style-name="T107"> <text:s text:c="5"/></text:span></text:p>
      <table:table table:name="Tabla2" table:style-name="Tabla2">
        <table:table-column table:style-name="Tabla2.A"/>
        <table:table-column table:style-name="Tabla2.B"/>
        <table:table-row table:style-name="Tabla2.1">
          <table:table-cell table:style-name="Tabla2.A1" office:value-type="string">
            <text:p text:style-name="P82">Clase</text:p>
          </table:table-cell>
          <table:table-cell table:style-name="Tabla2.B1" office:value-type="string">
            <text:p text:style-name="P82">accuracy</text:p>
          </table:table-cell>
        </table:table-row>
        <table:table-row table:style-name="Tabla2.1">
          <table:table-cell table:style-name="Tabla2.A2" office:value-type="string">
            <text:p text:style-name="P82">airplane</text:p>
          </table:table-cell>
          <table:table-cell table:style-name="Tabla2.B2" office:value-type="string">
            <text:p text:style-name="P82">0.81</text:p>
          </table:table-cell>
        </table:table-row>
        <table:table-row table:style-name="Tabla2.1">
          <table:table-cell table:style-name="Tabla2.A2" office:value-type="string">
            <text:p text:style-name="P82">bathtub</text:p>
          </table:table-cell>
          <table:table-cell table:style-name="Tabla2.B2" office:value-type="string">
            <text:p text:style-name="P82">0.82</text:p>
          </table:table-cell>
        </table:table-row>
        <table:table-row table:style-name="Tabla2.1">
          <table:table-cell table:style-name="Tabla2.A2" office:value-type="string">
            <text:p text:style-name="P82">bed</text:p>
          </table:table-cell>
          <table:table-cell table:style-name="Tabla2.B2" office:value-type="string">
            <text:p text:style-name="P82">0.63</text:p>
          </table:table-cell>
        </table:table-row>
        <table:table-row table:style-name="Tabla2.1">
          <table:table-cell table:style-name="Tabla2.A2" office:value-type="string">
            <text:p text:style-name="P82">bench</text:p>
          </table:table-cell>
          <table:table-cell table:style-name="Tabla2.B2" office:value-type="string">
            <text:p text:style-name="P82">0.38</text:p>
          </table:table-cell>
        </table:table-row>
        <table:table-row table:style-name="Tabla2.1">
          <table:table-cell table:style-name="Tabla2.A2" office:value-type="string">
            <text:p text:style-name="P82">bookshelf</text:p>
          </table:table-cell>
          <table:table-cell table:style-name="Tabla2.B2" office:value-type="string">
            <text:p text:style-name="P82">0.53</text:p>
          </table:table-cell>
        </table:table-row>
        <table:table-row table:style-name="Tabla2.1">
          <table:table-cell table:style-name="Tabla2.A2" office:value-type="string">
            <text:p text:style-name="P82">bottle</text:p>
          </table:table-cell>
          <table:table-cell table:style-name="Tabla2.B2" office:value-type="string">
            <text:p text:style-name="P82">0.65</text:p>
          </table:table-cell>
        </table:table-row>
        <table:table-row table:style-name="Tabla2.1">
          <table:table-cell table:style-name="Tabla2.A2" office:value-type="string">
            <text:p text:style-name="P82">bowl</text:p>
          </table:table-cell>
          <table:table-cell table:style-name="Tabla2.B2" office:value-type="string">
            <text:p text:style-name="P82">0.60</text:p>
          </table:table-cell>
        </table:table-row>
        <table:table-row table:style-name="Tabla2.1">
          <table:table-cell table:style-name="Tabla2.A2" office:value-type="string">
            <text:p text:style-name="P82">car</text:p>
          </table:table-cell>
          <table:table-cell table:style-name="Tabla2.B2" office:value-type="string">
            <text:p text:style-name="P82">0.85</text:p>
          </table:table-cell>
        </table:table-row>
        <table:table-row table:style-name="Tabla2.1">
          <table:table-cell table:style-name="Tabla2.A2" office:value-type="string">
            <text:p text:style-name="P82">chair</text:p>
          </table:table-cell>
          <table:table-cell table:style-name="Tabla2.B2" office:value-type="string">
            <text:p text:style-name="P82">0.70</text:p>
          </table:table-cell>
        </table:table-row>
        <table:table-row table:style-name="Tabla2.1">
          <table:table-cell table:style-name="Tabla2.A2" office:value-type="string">
            <text:p text:style-name="P82">cone</text:p>
          </table:table-cell>
          <table:table-cell table:style-name="Tabla2.B2" office:value-type="string">
            <text:p text:style-name="P82">0.53</text:p>
          </table:table-cell>
        </table:table-row>
        <table:table-row table:style-name="Tabla2.1">
          <table:table-cell table:style-name="Tabla2.A2" office:value-type="string">
            <text:p text:style-name="P82">cup</text:p>
          </table:table-cell>
          <table:table-cell table:style-name="Tabla2.B2" office:value-type="string">
            <text:p text:style-name="P82">0.00</text:p>
          </table:table-cell>
        </table:table-row>
        <table:table-row table:style-name="Tabla2.1">
          <table:table-cell table:style-name="Tabla2.A2" office:value-type="string">
            <text:p text:style-name="P82">curtain</text:p>
          </table:table-cell>
          <table:table-cell table:style-name="Tabla2.B2" office:value-type="string">
            <text:p text:style-name="P82">0.50</text:p>
          </table:table-cell>
        </table:table-row>
        <table:table-row table:style-name="Tabla2.1">
          <table:table-cell table:style-name="Tabla2.A2" office:value-type="string">
            <text:p text:style-name="P82">desk</text:p>
          </table:table-cell>
          <table:table-cell table:style-name="Tabla2.B2" office:value-type="string">
            <text:p text:style-name="P82">0.53</text:p>
          </table:table-cell>
        </table:table-row>
        <table:table-row table:style-name="Tabla2.1">
          <table:table-cell table:style-name="Tabla2.A2" office:value-type="string">
            <text:p text:style-name="P82">door</text:p>
          </table:table-cell>
          <table:table-cell table:style-name="Tabla2.B2" office:value-type="string">
            <text:p text:style-name="P82">0.60</text:p>
          </table:table-cell>
        </table:table-row>
        <table:table-row table:style-name="Tabla2.1">
          <table:table-cell table:style-name="Tabla2.A2" office:value-type="string">
            <text:p text:style-name="P82">dresser</text:p>
          </table:table-cell>
          <table:table-cell table:style-name="Tabla2.B2" office:value-type="string">
            <text:p text:style-name="P82">0.66</text:p>
          </table:table-cell>
        </table:table-row>
        <table:table-row table:style-name="Tabla2.1">
          <table:table-cell table:style-name="Tabla2.A2" office:value-type="string">
            <text:p text:style-name="P82">flower_pot</text:p>
          </table:table-cell>
          <table:table-cell table:style-name="Tabla2.B2" office:value-type="string">
            <text:p text:style-name="P82">0.00</text:p>
          </table:table-cell>
        </table:table-row>
        <table:table-row table:style-name="Tabla2.1">
          <table:table-cell table:style-name="Tabla2.A2" office:value-type="string">
            <text:p text:style-name="P82">glass_box</text:p>
          </table:table-cell>
          <table:table-cell table:style-name="Tabla2.B2" office:value-type="string">
            <text:p text:style-name="P82">0.75</text:p>
          </table:table-cell>
        </table:table-row>
        <table:table-row table:style-name="Tabla2.1">
          <table:table-cell table:style-name="Tabla2.A2" office:value-type="string">
            <text:p text:style-name="P82">guitar</text:p>
          </table:table-cell>
          <table:table-cell table:style-name="Tabla2.B2" office:value-type="string">
            <text:p text:style-name="P82">0.99</text:p>
          </table:table-cell>
        </table:table-row>
        <table:table-row table:style-name="Tabla2.1">
          <table:table-cell table:style-name="Tabla2.A2" office:value-type="string">
            <text:p text:style-name="P82">keyboard</text:p>
          </table:table-cell>
          <table:table-cell table:style-name="Tabla2.B2" office:value-type="string">
            <text:p text:style-name="P82">0.46</text:p>
          </table:table-cell>
        </table:table-row>
        <table:table-row table:style-name="Tabla2.1">
          <table:table-cell table:style-name="Tabla2.A2" office:value-type="string">
            <text:p text:style-name="P82">lamp</text:p>
          </table:table-cell>
          <table:table-cell table:style-name="Tabla2.B2" office:value-type="string">
            <text:p text:style-name="P82">0.50</text:p>
          </table:table-cell>
        </table:table-row>
        <table:table-row table:style-name="Tabla2.1">
          <table:table-cell table:style-name="Tabla2.A2" office:value-type="string">
            <text:p text:style-name="P82">laptop</text:p>
          </table:table-cell>
          <table:table-cell table:style-name="Tabla2.B2" office:value-type="string">
            <text:p text:style-name="P82">0.58</text:p>
          </table:table-cell>
        </table:table-row>
        <table:table-row table:style-name="Tabla2.1">
          <table:table-cell table:style-name="Tabla2.A2" office:value-type="string">
            <text:p text:style-name="P82">mantel</text:p>
          </table:table-cell>
          <table:table-cell table:style-name="Tabla2.B2" office:value-type="string">
            <text:p text:style-name="P82">0.80</text:p>
          </table:table-cell>
        </table:table-row>
        <table:table-row table:style-name="Tabla2.1">
          <table:table-cell table:style-name="Tabla2.A2" office:value-type="string">
            <text:p text:style-name="P82">monitor</text:p>
          </table:table-cell>
          <table:table-cell table:style-name="Tabla2.B2" office:value-type="string">
            <text:p text:style-name="P82">0.79</text:p>
          </table:table-cell>
        </table:table-row>
        <table:table-row table:style-name="Tabla2.1">
          <table:table-cell table:style-name="Tabla2.A2" office:value-type="string">
            <text:p text:style-name="P82">night_stand</text:p>
          </table:table-cell>
          <table:table-cell table:style-name="Tabla2.B2" office:value-type="string">
            <text:p text:style-name="P82">0.57</text:p>
          </table:table-cell>
        </table:table-row>
        <table:table-row table:style-name="Tabla2.1">
          <table:table-cell table:style-name="Tabla2.A2" office:value-type="string">
            <text:p text:style-name="P82">person</text:p>
          </table:table-cell>
          <table:table-cell table:style-name="Tabla2.B2" office:value-type="string">
            <text:p text:style-name="P82">0.00</text:p>
          </table:table-cell>
        </table:table-row>
        <table:table-row table:style-name="Tabla2.1">
          <table:table-cell table:style-name="Tabla2.A2" office:value-type="string">
            <text:p text:style-name="P82">piano</text:p>
          </table:table-cell>
          <table:table-cell table:style-name="Tabla2.B2" office:value-type="string">
            <text:p text:style-name="P82">0.73</text:p>
          </table:table-cell>
        </table:table-row>
        <table:table-row table:style-name="Tabla2.1">
          <table:table-cell table:style-name="Tabla2.A2" office:value-type="string">
            <text:p text:style-name="P82">plant</text:p>
          </table:table-cell>
          <table:table-cell table:style-name="Tabla2.B2" office:value-type="string">
            <text:p text:style-name="P82">0.50</text:p>
          </table:table-cell>
        </table:table-row>
        <text:soft-page-break/>
        <table:table-row table:style-name="Tabla2.1">
          <table:table-cell table:style-name="Tabla2.A2" office:value-type="string">
            <text:p text:style-name="P82">radio</text:p>
          </table:table-cell>
          <table:table-cell table:style-name="Tabla2.B2" office:value-type="string">
            <text:p text:style-name="P82">0.00</text:p>
          </table:table-cell>
        </table:table-row>
        <table:table-row table:style-name="Tabla2.1">
          <table:table-cell table:style-name="Tabla2.A2" office:value-type="string">
            <text:p text:style-name="P82">range_hood</text:p>
          </table:table-cell>
          <table:table-cell table:style-name="Tabla2.B2" office:value-type="string">
            <text:p text:style-name="P82">0.93</text:p>
          </table:table-cell>
        </table:table-row>
        <table:table-row table:style-name="Tabla2.1">
          <table:table-cell table:style-name="Tabla2.A2" office:value-type="string">
            <text:p text:style-name="P82">sink</text:p>
          </table:table-cell>
          <table:table-cell table:style-name="Tabla2.B2" office:value-type="string">
            <text:p text:style-name="P82">0.29</text:p>
          </table:table-cell>
        </table:table-row>
        <table:table-row table:style-name="Tabla2.1">
          <table:table-cell table:style-name="Tabla2.A2" office:value-type="string">
            <text:p text:style-name="P82">sofa</text:p>
          </table:table-cell>
          <table:table-cell table:style-name="Tabla2.B2" office:value-type="string">
            <text:p text:style-name="P82">0.76</text:p>
          </table:table-cell>
        </table:table-row>
        <table:table-row table:style-name="Tabla2.1">
          <table:table-cell table:style-name="Tabla2.A2" office:value-type="string">
            <text:p text:style-name="P82">stairs</text:p>
          </table:table-cell>
          <table:table-cell table:style-name="Tabla2.B2" office:value-type="string">
            <text:p text:style-name="P82">0.00</text:p>
          </table:table-cell>
        </table:table-row>
        <table:table-row table:style-name="Tabla2.1">
          <table:table-cell table:style-name="Tabla2.A2" office:value-type="string">
            <text:p text:style-name="P82">stool</text:p>
          </table:table-cell>
          <table:table-cell table:style-name="Tabla2.B2" office:value-type="string">
            <text:p text:style-name="P82">0.00</text:p>
          </table:table-cell>
        </table:table-row>
        <table:table-row table:style-name="Tabla2.1">
          <table:table-cell table:style-name="Tabla2.A2" office:value-type="string">
            <text:p text:style-name="P82">table</text:p>
          </table:table-cell>
          <table:table-cell table:style-name="Tabla2.B2" office:value-type="string">
            <text:p text:style-name="P82">0.70</text:p>
          </table:table-cell>
        </table:table-row>
        <table:table-row table:style-name="Tabla2.1">
          <table:table-cell table:style-name="Tabla2.A2" office:value-type="string">
            <text:p text:style-name="P82">tent</text:p>
          </table:table-cell>
          <table:table-cell table:style-name="Tabla2.B2" office:value-type="string">
            <text:p text:style-name="P82">0.24</text:p>
          </table:table-cell>
        </table:table-row>
        <table:table-row table:style-name="Tabla2.1">
          <table:table-cell table:style-name="Tabla2.A2" office:value-type="string">
            <text:p text:style-name="P82">toilet</text:p>
          </table:table-cell>
          <table:table-cell table:style-name="Tabla2.B2" office:value-type="string">
            <text:p text:style-name="P82">0.92</text:p>
          </table:table-cell>
        </table:table-row>
        <table:table-row table:style-name="Tabla2.1">
          <table:table-cell table:style-name="Tabla2.A2" office:value-type="string">
            <text:p text:style-name="P82">tv_stand</text:p>
          </table:table-cell>
          <table:table-cell table:style-name="Tabla2.B2" office:value-type="string">
            <text:p text:style-name="P82">0.42</text:p>
          </table:table-cell>
        </table:table-row>
        <table:table-row table:style-name="Tabla2.1">
          <table:table-cell table:style-name="Tabla2.A2" office:value-type="string">
            <text:p text:style-name="P82">vase</text:p>
          </table:table-cell>
          <table:table-cell table:style-name="Tabla2.B2" office:value-type="string">
            <text:p text:style-name="P82">0.32</text:p>
          </table:table-cell>
        </table:table-row>
        <table:table-row table:style-name="Tabla2.1">
          <table:table-cell table:style-name="Tabla2.A2" office:value-type="string">
            <text:p text:style-name="P82">wardrobe</text:p>
          </table:table-cell>
          <table:table-cell table:style-name="Tabla2.B2" office:value-type="string">
            <text:p text:style-name="P82">0.00</text:p>
          </table:table-cell>
        </table:table-row>
        <table:table-row table:style-name="Tabla2.1">
          <table:table-cell table:style-name="Tabla2.A2" office:value-type="string">
            <text:p text:style-name="P82">xbox</text:p>
          </table:table-cell>
          <table:table-cell table:style-name="Tabla2.B2" office:value-type="string">
            <text:p text:style-name="P82">0.00</text:p>
          </table:table-cell>
        </table:table-row>
      </table:table>
      <text:p text:style-name="P81"/>
      <text:p text:style-name="P75"><text:span text:style-name="T106">La exactitud total del experimento es de </text:span><text:span text:style-name="T109">0,6487, siendo el método que peores resultados ha obtenido. Es importante señalar que algunas clases ha obtenido resultados completamente negativos, lo que podría indicar unos modelos de calidad deficiente o muy similares a otros modelos. </text:span><text:line-break/></text:p>
      <text:h text:style-name="P107" text:outline-level="3"><text:bookmark-start text:name="__RefHeading___Toc1863_1635821980"/>Conv3D<text:bookmark-end text:name="__RefHeading___Toc1863_1635821980"/></text:h>
      <text:p text:style-name="P27">Este modelo se ha compuesto de <text:span text:style-name="T110">las siguientes capas</text:span>:</text:p>
      <text:list xml:id="list1662912299" text:style-name="L4">
        <text:list-item>
          <text:p text:style-name="P123">Conv3D, con un kernel de tamaño 3 y un salto entre voxels de 2. La función de activación utilizada ha sido de nuevo ‘relu’. En esta capa se espera que el modelo sea capaz de extraer las características principales del modelo.</text:p>
        </text:list-item>
        <text:list-item>
          <text:p text:style-name="P123">Conv3D, con un kernel de tamaño 3 y un salto de 3. Con esta capa conseguimos reducir aún más la dimensionalidad del problema.</text:p>
        </text:list-item>
        <text:list-item>
          <text:p text:style-name="P123">Flaten: Con esta capa se aplana la salida para poder seguir utilizándola en la red</text:p>
        </text:list-item>
        <text:list-item>
          <text:p text:style-name="P123">Dense(24): Se crea una capa densa para mejorar el entrenamiento.</text:p>
        </text:list-item>
        <text:list-item>
          <text:p text:style-name="P123">Dense(40): Se añade una capa de salida.</text:p>
        </text:list-item>
      </text:list>
      <text:p text:style-name="P80">Los resultados obtenidos con éste método se expresan en la siguiente tabla:</text:p>
      <text:p text:style-name="P80"/>
      <text:p text:style-name="P80"/>
      <table:table table:name="Tabla3" table:style-name="Tabla3">
        <table:table-column table:style-name="Tabla3.A"/>
        <table:table-column table:style-name="Tabla3.B"/>
        <text:soft-page-break/>
        <table:table-row table:style-name="TableLine230933776">
          <table:table-cell table:style-name="Tabla3.A1" office:value-type="string">
            <text:p text:style-name="P83">Clase</text:p>
          </table:table-cell>
          <table:table-cell table:style-name="Tabla3.B1" office:value-type="string">
            <text:p text:style-name="P83">accuracy</text:p>
          </table:table-cell>
        </table:table-row>
        <table:table-row table:style-name="TableLine112865248">
          <table:table-cell table:style-name="Tabla3.A2" office:value-type="string">
            <text:p text:style-name="P85">airplane</text:p>
          </table:table-cell>
          <table:table-cell table:style-name="Tabla3.B2" office:value-type="string">
            <text:p text:style-name="P85">0.93</text:p>
          </table:table-cell>
        </table:table-row>
        <table:table-row table:style-name="TableLine104540400">
          <table:table-cell table:style-name="Tabla3.A2" office:value-type="string">
            <text:p text:style-name="P85">bathtub</text:p>
          </table:table-cell>
          <table:table-cell table:style-name="Tabla3.B2" office:value-type="string">
            <text:p text:style-name="P85">0.88</text:p>
          </table:table-cell>
        </table:table-row>
        <table:table-row table:style-name="TableLine187217648">
          <table:table-cell table:style-name="Tabla3.A2" office:value-type="string">
            <text:p text:style-name="P85">bed</text:p>
          </table:table-cell>
          <table:table-cell table:style-name="Tabla3.B2" office:value-type="string">
            <text:p text:style-name="P85">0.82</text:p>
          </table:table-cell>
        </table:table-row>
        <table:table-row table:style-name="TableLine129476928">
          <table:table-cell table:style-name="Tabla3.A2" office:value-type="string">
            <text:p text:style-name="P85">bench</text:p>
          </table:table-cell>
          <table:table-cell table:style-name="Tabla3.B2" office:value-type="string">
            <text:p text:style-name="P85">0.45</text:p>
          </table:table-cell>
        </table:table-row>
        <table:table-row table:style-name="TableLine189965328">
          <table:table-cell table:style-name="Tabla3.A2" office:value-type="string">
            <text:p text:style-name="P85">bookshelf</text:p>
          </table:table-cell>
          <table:table-cell table:style-name="Tabla3.B2" office:value-type="string">
            <text:p text:style-name="P85">0.73</text:p>
          </table:table-cell>
        </table:table-row>
        <table:table-row table:style-name="TableLine111570432">
          <table:table-cell table:style-name="Tabla3.A2" office:value-type="string">
            <text:p text:style-name="P85">bottle</text:p>
          </table:table-cell>
          <table:table-cell table:style-name="Tabla3.B2" office:value-type="string">
            <text:p text:style-name="P85">0.74</text:p>
          </table:table-cell>
        </table:table-row>
        <table:table-row table:style-name="TableLine113027728">
          <table:table-cell table:style-name="Tabla3.A2" office:value-type="string">
            <text:p text:style-name="P85">bowl</text:p>
          </table:table-cell>
          <table:table-cell table:style-name="Tabla3.B2" office:value-type="string">
            <text:p text:style-name="P85">0.61</text:p>
          </table:table-cell>
        </table:table-row>
        <table:table-row table:style-name="TableLine230915536">
          <table:table-cell table:style-name="Tabla3.A2" office:value-type="string">
            <text:p text:style-name="P85">car</text:p>
          </table:table-cell>
          <table:table-cell table:style-name="Tabla3.B2" office:value-type="string">
            <text:p text:style-name="P85">0.90</text:p>
          </table:table-cell>
        </table:table-row>
        <table:table-row table:style-name="TableLine121888496">
          <table:table-cell table:style-name="Tabla3.A2" office:value-type="string">
            <text:p text:style-name="P85">chair</text:p>
          </table:table-cell>
          <table:table-cell table:style-name="Tabla3.B2" office:value-type="string">
            <text:p text:style-name="P85">0.84</text:p>
          </table:table-cell>
        </table:table-row>
        <table:table-row table:style-name="TableLine230930416">
          <table:table-cell table:style-name="Tabla3.A2" office:value-type="string">
            <text:p text:style-name="P85">cone</text:p>
          </table:table-cell>
          <table:table-cell table:style-name="Tabla3.B2" office:value-type="string">
            <text:p text:style-name="P85">0.60</text:p>
          </table:table-cell>
        </table:table-row>
        <table:table-row table:style-name="TableLine115610624">
          <table:table-cell table:style-name="Tabla3.A2" office:value-type="string">
            <text:p text:style-name="P85">cup</text:p>
          </table:table-cell>
          <table:table-cell table:style-name="Tabla3.B2" office:value-type="string">
            <text:p text:style-name="P85">0.38</text:p>
          </table:table-cell>
        </table:table-row>
        <table:table-row table:style-name="TableLine161124800">
          <table:table-cell table:style-name="Tabla3.A2" office:value-type="string">
            <text:p text:style-name="P85">curtain</text:p>
          </table:table-cell>
          <table:table-cell table:style-name="Tabla3.B2" office:value-type="string">
            <text:p text:style-name="P85">0.48</text:p>
          </table:table-cell>
        </table:table-row>
        <table:table-row table:style-name="TableLine120190192">
          <table:table-cell table:style-name="Tabla3.A2" office:value-type="string">
            <text:p text:style-name="P85">desk</text:p>
          </table:table-cell>
          <table:table-cell table:style-name="Tabla3.B2" office:value-type="string">
            <text:p text:style-name="P85">0.63</text:p>
          </table:table-cell>
        </table:table-row>
        <table:table-row table:style-name="TableLine112715504">
          <table:table-cell table:style-name="Tabla3.A2" office:value-type="string">
            <text:p text:style-name="P85">door</text:p>
          </table:table-cell>
          <table:table-cell table:style-name="Tabla3.B2" office:value-type="string">
            <text:p text:style-name="P85">0.55</text:p>
          </table:table-cell>
        </table:table-row>
        <table:table-row table:style-name="TableLine230918416">
          <table:table-cell table:style-name="Tabla3.A2" office:value-type="string">
            <text:p text:style-name="P85">dresser</text:p>
          </table:table-cell>
          <table:table-cell table:style-name="Tabla3.B2" office:value-type="string">
            <text:p text:style-name="P85">0.59</text:p>
          </table:table-cell>
        </table:table-row>
        <table:table-row table:style-name="TableLine163371008">
          <table:table-cell table:style-name="Tabla3.A2" office:value-type="string">
            <text:p text:style-name="P85">flower_pot</text:p>
          </table:table-cell>
          <table:table-cell table:style-name="Tabla3.B2" office:value-type="string">
            <text:p text:style-name="P85">0.03</text:p>
          </table:table-cell>
        </table:table-row>
        <table:table-row table:style-name="TableLine48782064">
          <table:table-cell table:style-name="Tabla3.A2" office:value-type="string">
            <text:p text:style-name="P85">glass_box</text:p>
          </table:table-cell>
          <table:table-cell table:style-name="Tabla3.B2" office:value-type="string">
            <text:p text:style-name="P85">0.86</text:p>
          </table:table-cell>
        </table:table-row>
        <table:table-row table:style-name="TableLine49620496">
          <table:table-cell table:style-name="Tabla3.A2" office:value-type="string">
            <text:p text:style-name="P85">guitar</text:p>
          </table:table-cell>
          <table:table-cell table:style-name="Tabla3.B2" office:value-type="string">
            <text:p text:style-name="P85">0.96</text:p>
          </table:table-cell>
        </table:table-row>
        <table:table-row table:style-name="TableLine121189232">
          <table:table-cell table:style-name="Tabla3.A2" office:value-type="string">
            <text:p text:style-name="P85">keyboard</text:p>
          </table:table-cell>
          <table:table-cell table:style-name="Tabla3.B2" office:value-type="string">
            <text:p text:style-name="P85">0.33</text:p>
          </table:table-cell>
        </table:table-row>
        <table:table-row table:style-name="TableLine203922816">
          <table:table-cell table:style-name="Tabla3.A2" office:value-type="string">
            <text:p text:style-name="P85">lamp</text:p>
          </table:table-cell>
          <table:table-cell table:style-name="Tabla3.B2" office:value-type="string">
            <text:p text:style-name="P85">0.48</text:p>
          </table:table-cell>
        </table:table-row>
        <table:table-row table:style-name="TableLine109995008">
          <table:table-cell table:style-name="Tabla3.A2" office:value-type="string">
            <text:p text:style-name="P85">laptop</text:p>
          </table:table-cell>
          <table:table-cell table:style-name="Tabla3.B2" office:value-type="string">
            <text:p text:style-name="P85">0.77</text:p>
          </table:table-cell>
        </table:table-row>
        <table:table-row table:style-name="TableLine103578336">
          <table:table-cell table:style-name="Tabla3.A2" office:value-type="string">
            <text:p text:style-name="P85">mantel</text:p>
          </table:table-cell>
          <table:table-cell table:style-name="Tabla3.B2" office:value-type="string">
            <text:p text:style-name="P85">0.87</text:p>
          </table:table-cell>
        </table:table-row>
        <table:table-row table:style-name="TableLine160404752">
          <table:table-cell table:style-name="Tabla3.A2" office:value-type="string">
            <text:p text:style-name="P85">monitor</text:p>
          </table:table-cell>
          <table:table-cell table:style-name="Tabla3.B2" office:value-type="string">
            <text:p text:style-name="P85">0.86</text:p>
          </table:table-cell>
        </table:table-row>
        <table:table-row table:style-name="TableLine99555680">
          <table:table-cell table:style-name="Tabla3.A2" office:value-type="string">
            <text:p text:style-name="P85">night_stand</text:p>
          </table:table-cell>
          <table:table-cell table:style-name="Tabla3.B2" office:value-type="string">
            <text:p text:style-name="P85">0.66</text:p>
          </table:table-cell>
        </table:table-row>
        <table:table-row table:style-name="TableLine230921776">
          <table:table-cell table:style-name="Tabla3.A2" office:value-type="string">
            <text:p text:style-name="P85">person</text:p>
          </table:table-cell>
          <table:table-cell table:style-name="Tabla3.B2" office:value-type="string">
            <text:p text:style-name="P85">0.38</text:p>
          </table:table-cell>
        </table:table-row>
        <table:table-row table:style-name="TableLine96680176">
          <table:table-cell table:style-name="Tabla3.A2" office:value-type="string">
            <text:p text:style-name="P85">piano</text:p>
          </table:table-cell>
          <table:table-cell table:style-name="Tabla3.B2" office:value-type="string">
            <text:p text:style-name="P85">0.75</text:p>
          </table:table-cell>
        </table:table-row>
        <table:table-row table:style-name="TableLine110968240">
          <table:table-cell table:style-name="Tabla3.A2" office:value-type="string">
            <text:p text:style-name="P85">plant</text:p>
          </table:table-cell>
          <table:table-cell table:style-name="Tabla3.B2" office:value-type="string">
            <text:p text:style-name="P85">0.57</text:p>
          </table:table-cell>
        </table:table-row>
        <table:table-row table:style-name="TableLine104342768">
          <table:table-cell table:style-name="Tabla3.A2" office:value-type="string">
            <text:p text:style-name="P85">radio</text:p>
          </table:table-cell>
          <table:table-cell table:style-name="Tabla3.B2" office:value-type="string">
            <text:p text:style-name="P85">0.25</text:p>
          </table:table-cell>
        </table:table-row>
        <table:table-row table:style-name="TableLine129320288">
          <table:table-cell table:style-name="Tabla3.A2" office:value-type="string">
            <text:p text:style-name="P85">range_hood</text:p>
          </table:table-cell>
          <table:table-cell table:style-name="Tabla3.B2" office:value-type="string">
            <text:p text:style-name="P85">0.95</text:p>
          </table:table-cell>
        </table:table-row>
        <table:table-row table:style-name="TableLine113850368">
          <table:table-cell table:style-name="Tabla3.A2" office:value-type="string">
            <text:p text:style-name="P85">sink</text:p>
          </table:table-cell>
          <table:table-cell table:style-name="Tabla3.B2" office:value-type="string">
            <text:p text:style-name="P85">0.33</text:p>
          </table:table-cell>
        </table:table-row>
        <table:table-row table:style-name="TableLine35330288">
          <table:table-cell table:style-name="Tabla3.A2" office:value-type="string">
            <text:p text:style-name="P85">sofa</text:p>
          </table:table-cell>
          <table:table-cell table:style-name="Tabla3.B2" office:value-type="string">
            <text:p text:style-name="P85">0.90</text:p>
          </table:table-cell>
        </table:table-row>
        <table:table-row table:style-name="TableLine103309760">
          <table:table-cell table:style-name="Tabla3.A2" office:value-type="string">
            <text:p text:style-name="P85">stairs</text:p>
          </table:table-cell>
          <table:table-cell table:style-name="Tabla3.B2" office:value-type="string">
            <text:p text:style-name="P85">0.44</text:p>
          </table:table-cell>
        </table:table-row>
        <table:table-row table:style-name="TableLine233567472">
          <table:table-cell table:style-name="Tabla3.A2" office:value-type="string">
            <text:p text:style-name="P85">stool</text:p>
          </table:table-cell>
          <table:table-cell table:style-name="Tabla3.B2" office:value-type="string">
            <text:p text:style-name="P85">0.62</text:p>
          </table:table-cell>
        </table:table-row>
        <text:soft-page-break/>
        <table:table-row table:style-name="TableLine183797376">
          <table:table-cell table:style-name="Tabla3.A2" office:value-type="string">
            <text:p text:style-name="P85">table</text:p>
          </table:table-cell>
          <table:table-cell table:style-name="Tabla3.B2" office:value-type="string">
            <text:p text:style-name="P85">0.81</text:p>
          </table:table-cell>
        </table:table-row>
        <table:table-row table:style-name="TableLine117831408">
          <table:table-cell table:style-name="Tabla3.A2" office:value-type="string">
            <text:p text:style-name="P85">tent</text:p>
          </table:table-cell>
          <table:table-cell table:style-name="Tabla3.B2" office:value-type="string">
            <text:p text:style-name="P85">0.36</text:p>
          </table:table-cell>
        </table:table-row>
        <table:table-row table:style-name="TableLine231462464">
          <table:table-cell table:style-name="Tabla3.A2" office:value-type="string">
            <text:p text:style-name="P85">toilet</text:p>
          </table:table-cell>
          <table:table-cell table:style-name="Tabla3.B2" office:value-type="string">
            <text:p text:style-name="P85">0.88</text:p>
          </table:table-cell>
        </table:table-row>
        <table:table-row table:style-name="TableLine230920336">
          <table:table-cell table:style-name="Tabla3.A2" office:value-type="string">
            <text:p text:style-name="P85">tv_stand</text:p>
          </table:table-cell>
          <table:table-cell table:style-name="Tabla3.B2" office:value-type="string">
            <text:p text:style-name="P85">0.58</text:p>
          </table:table-cell>
        </table:table-row>
        <table:table-row table:style-name="TableLine134287968">
          <table:table-cell table:style-name="Tabla3.A2" office:value-type="string">
            <text:p text:style-name="P85">vase</text:p>
          </table:table-cell>
          <table:table-cell table:style-name="Tabla3.B2" office:value-type="string">
            <text:p text:style-name="P85">0.60</text:p>
          </table:table-cell>
        </table:table-row>
        <table:table-row table:style-name="TableLine233640480">
          <table:table-cell table:style-name="Tabla3.A2" office:value-type="string">
            <text:p text:style-name="P85">wardrobe</text:p>
          </table:table-cell>
          <table:table-cell table:style-name="Tabla3.B2" office:value-type="string">
            <text:p text:style-name="P85">0.27</text:p>
          </table:table-cell>
        </table:table-row>
        <table:table-row table:style-name="TableLine117234528">
          <table:table-cell table:style-name="Tabla3.A2" office:value-type="string">
            <text:p text:style-name="P85">xbox</text:p>
          </table:table-cell>
          <table:table-cell table:style-name="Tabla3.B2" office:value-type="string">
            <text:p text:style-name="P85">0.50</text:p>
          </table:table-cell>
        </table:table-row>
      </table:table>
      <text:p text:style-name="P79"/>
      <text:p text:style-name="P28">La exactitud global del método es de 0.72 y no hay ninguna clase que obtenga una clasificación completamente errónea como con el método anterior, lo que parece indicar una mejoría (aunque sigue obteniendo puntuaciones bajas en las mismas clases, lo que también puede indicar un problema con los modelos). </text:p>
      <text:h text:style-name="P111" text:outline-level="3"><text:bookmark-start text:name="__RefHeading___Toc1865_1635821980"/>R<text:span text:style-name="T111">ed </text:span>N<text:span text:style-name="T111">euronal Densa</text:span> + Pairwise<text:bookmark-end text:name="__RefHeading___Toc1865_1635821980"/></text:h>
      <text:p text:style-name="P29">La red neuronal utilizada es similar es similar a la utilizada en el punto 4.1.1, con la excepción de la capa de salida que es binaria. Los resultados obtenido con ésta metodología se presentan en la siguiente tabla: </text:p>
      <table:table table:name="Tabla4" table:style-name="Tabla4">
        <table:table-column table:style-name="Tabla4.A"/>
        <table:table-column table:style-name="Tabla4.B"/>
        <table:table-row table:style-name="TableLine161328176">
          <table:table-cell table:style-name="Tabla4.A1" office:value-type="string">
            <text:p text:style-name="P86">Clase</text:p>
          </table:table-cell>
          <table:table-cell table:style-name="Tabla4.B1" office:value-type="string">
            <text:p text:style-name="P87">accuracy</text:p>
          </table:table-cell>
        </table:table-row>
        <table:table-row table:style-name="TableLine107775984">
          <table:table-cell table:style-name="Tabla4.A2" office:value-type="string">
            <text:p text:style-name="P84"/>
          </table:table-cell>
          <table:table-cell table:style-name="Tabla4.B2" office:value-type="string">
            <text:p text:style-name="P84"/>
          </table:table-cell>
        </table:table-row>
        <table:table-row table:style-name="TableLine128077520">
          <table:table-cell table:style-name="Tabla4.A2" office:value-type="string">
            <text:p text:style-name="P85">airplane</text:p>
          </table:table-cell>
          <table:table-cell table:style-name="Tabla4.B2" office:value-type="string">
            <text:p text:style-name="P85">0.80</text:p>
          </table:table-cell>
        </table:table-row>
        <table:table-row table:style-name="TableLine106921680">
          <table:table-cell table:style-name="Tabla4.A2" office:value-type="string">
            <text:p text:style-name="P85">bathtub</text:p>
          </table:table-cell>
          <table:table-cell table:style-name="Tabla4.B2" office:value-type="string">
            <text:p text:style-name="P85">0.92</text:p>
          </table:table-cell>
        </table:table-row>
        <table:table-row table:style-name="TableLine160713232">
          <table:table-cell table:style-name="Tabla4.A2" office:value-type="string">
            <text:p text:style-name="P85">bed</text:p>
          </table:table-cell>
          <table:table-cell table:style-name="Tabla4.B2" office:value-type="string">
            <text:p text:style-name="P85">0.76</text:p>
          </table:table-cell>
        </table:table-row>
        <table:table-row table:style-name="TableLine119777520">
          <table:table-cell table:style-name="Tabla4.A2" office:value-type="string">
            <text:p text:style-name="P85">bench</text:p>
          </table:table-cell>
          <table:table-cell table:style-name="Tabla4.B2" office:value-type="string">
            <text:p text:style-name="P85">0.48</text:p>
          </table:table-cell>
        </table:table-row>
        <table:table-row table:style-name="TableLine206487280">
          <table:table-cell table:style-name="Tabla4.A2" office:value-type="string">
            <text:p text:style-name="P85">bookshelf</text:p>
          </table:table-cell>
          <table:table-cell table:style-name="Tabla4.B2" office:value-type="string">
            <text:p text:style-name="P85">0.59</text:p>
          </table:table-cell>
        </table:table-row>
        <table:table-row table:style-name="TableLine110108656">
          <table:table-cell table:style-name="Tabla4.A2" office:value-type="string">
            <text:p text:style-name="P85">bottle</text:p>
          </table:table-cell>
          <table:table-cell table:style-name="Tabla4.B2" office:value-type="string">
            <text:p text:style-name="P85">0.73</text:p>
          </table:table-cell>
        </table:table-row>
        <table:table-row table:style-name="TableLine161844224">
          <table:table-cell table:style-name="Tabla4.A2" office:value-type="string">
            <text:p text:style-name="P85">bowl</text:p>
          </table:table-cell>
          <table:table-cell table:style-name="Tabla4.B2" office:value-type="string">
            <text:p text:style-name="P85">0.62</text:p>
          </table:table-cell>
        </table:table-row>
        <table:table-row table:style-name="TableLine231466096">
          <table:table-cell table:style-name="Tabla4.A2" office:value-type="string">
            <text:p text:style-name="P85">car</text:p>
          </table:table-cell>
          <table:table-cell table:style-name="Tabla4.B2" office:value-type="string">
            <text:p text:style-name="P85">0.83</text:p>
          </table:table-cell>
        </table:table-row>
        <table:table-row table:style-name="TableLine126454272">
          <table:table-cell table:style-name="Tabla4.A2" office:value-type="string">
            <text:p text:style-name="P85">chair</text:p>
          </table:table-cell>
          <table:table-cell table:style-name="Tabla4.B2" office:value-type="string">
            <text:p text:style-name="P85">0.60</text:p>
          </table:table-cell>
        </table:table-row>
        <table:table-row table:style-name="TableLine115622256">
          <table:table-cell table:style-name="Tabla4.A2" office:value-type="string">
            <text:p text:style-name="P85">cone</text:p>
          </table:table-cell>
          <table:table-cell table:style-name="Tabla4.B2" office:value-type="string">
            <text:p text:style-name="P85">0.58</text:p>
          </table:table-cell>
        </table:table-row>
        <table:table-row table:style-name="TableLine122584848">
          <table:table-cell table:style-name="Tabla4.A2" office:value-type="string">
            <text:p text:style-name="P85">cup</text:p>
          </table:table-cell>
          <table:table-cell table:style-name="Tabla4.B2" office:value-type="string">
            <text:p text:style-name="P85">0.50</text:p>
          </table:table-cell>
        </table:table-row>
        <table:table-row table:style-name="TableLine97733536">
          <table:table-cell table:style-name="Tabla4.A2" office:value-type="string">
            <text:p text:style-name="P85">curtain</text:p>
          </table:table-cell>
          <table:table-cell table:style-name="Tabla4.B2" office:value-type="string">
            <text:p text:style-name="P85">0.45</text:p>
          </table:table-cell>
        </table:table-row>
        <table:table-row table:style-name="TableLine139123648">
          <table:table-cell table:style-name="Tabla4.A2" office:value-type="string">
            <text:p text:style-name="P85">desk</text:p>
          </table:table-cell>
          <table:table-cell table:style-name="Tabla4.B2" office:value-type="string">
            <text:p text:style-name="P85">0.58</text:p>
          </table:table-cell>
        </table:table-row>
        <table:table-row table:style-name="TableLine120062576">
          <table:table-cell table:style-name="Tabla4.A2" office:value-type="string">
            <text:p text:style-name="P85">door</text:p>
          </table:table-cell>
          <table:table-cell table:style-name="Tabla4.B2" office:value-type="string">
            <text:p text:style-name="P85">0.61</text:p>
          </table:table-cell>
        </table:table-row>
        <table:table-row table:style-name="TableLine181365808">
          <table:table-cell table:style-name="Tabla4.A2" office:value-type="string">
            <text:p text:style-name="P85">dresser</text:p>
          </table:table-cell>
          <table:table-cell table:style-name="Tabla4.B2" office:value-type="string">
            <text:p text:style-name="P85">0.70</text:p>
          </table:table-cell>
        </table:table-row>
        <table:table-row table:style-name="TableLine111738096">
          <table:table-cell table:style-name="Tabla4.A2" office:value-type="string">
            <text:p text:style-name="P85">flower_pot</text:p>
          </table:table-cell>
          <table:table-cell table:style-name="Tabla4.B2" office:value-type="string">
            <text:p text:style-name="P85">0.05</text:p>
          </table:table-cell>
        </table:table-row>
        <table:table-row table:style-name="TableLine230917456">
          <table:table-cell table:style-name="Tabla4.A2" office:value-type="string">
            <text:p text:style-name="P85">glass_box</text:p>
          </table:table-cell>
          <table:table-cell table:style-name="Tabla4.B2" office:value-type="string">
            <text:p text:style-name="P85">0.83</text:p>
          </table:table-cell>
        </table:table-row>
        <table:table-row table:style-name="TableLine206105856">
          <table:table-cell table:style-name="Tabla4.A2" office:value-type="string">
            <text:p text:style-name="P85">guitar</text:p>
          </table:table-cell>
          <table:table-cell table:style-name="Tabla4.B2" office:value-type="string">
            <text:p text:style-name="P85">0.96</text:p>
          </table:table-cell>
        </table:table-row>
        <table:table-row table:style-name="TableLine112279280">
          <table:table-cell table:style-name="Tabla4.A2" office:value-type="string">
            <text:p text:style-name="P85">keyboard</text:p>
          </table:table-cell>
          <table:table-cell table:style-name="Tabla4.B2" office:value-type="string">
            <text:p text:style-name="P85">0.56</text:p>
          </table:table-cell>
        </table:table-row>
        <table:table-row table:style-name="TableLine137576992">
          <table:table-cell table:style-name="Tabla4.A2" office:value-type="string">
            <text:p text:style-name="P85">lamp</text:p>
          </table:table-cell>
          <table:table-cell table:style-name="Tabla4.B2" office:value-type="string">
            <text:p text:style-name="P85">0.42</text:p>
          </table:table-cell>
        </table:table-row>
        <table:table-row table:style-name="TableLine230928496">
          <table:table-cell table:style-name="Tabla4.A2" office:value-type="string">
            <text:p text:style-name="P85">laptop</text:p>
          </table:table-cell>
          <table:table-cell table:style-name="Tabla4.B2" office:value-type="string">
            <text:p text:style-name="P85">0.70</text:p>
          </table:table-cell>
        </table:table-row>
        <table:table-row table:style-name="TableLine107642240">
          <table:table-cell table:style-name="Tabla4.A2" office:value-type="string">
            <text:p text:style-name="P85">mantel</text:p>
          </table:table-cell>
          <table:table-cell table:style-name="Tabla4.B2" office:value-type="string">
            <text:p text:style-name="P85">0.93</text:p>
          </table:table-cell>
        </table:table-row>
        <table:table-row table:style-name="TableLine105310208">
          <table:table-cell table:style-name="Tabla4.A2" office:value-type="string">
            <text:p text:style-name="P85">monitor</text:p>
          </table:table-cell>
          <table:table-cell table:style-name="Tabla4.B2" office:value-type="string">
            <text:p text:style-name="P85">0.83</text:p>
          </table:table-cell>
        </table:table-row>
        <table:table-row table:style-name="TableLine164020480">
          <table:table-cell table:style-name="Tabla4.A2" office:value-type="string">
            <text:p text:style-name="P85">night_stand</text:p>
          </table:table-cell>
          <table:table-cell table:style-name="Tabla4.B2" office:value-type="string">
            <text:p text:style-name="P85">0.66</text:p>
          </table:table-cell>
        </table:table-row>
        <table:table-row table:style-name="TableLine139138400">
          <table:table-cell table:style-name="Tabla4.A2" office:value-type="string">
            <text:p text:style-name="P85">person</text:p>
          </table:table-cell>
          <table:table-cell table:style-name="Tabla4.B2" office:value-type="string">
            <text:p text:style-name="P85">0.58</text:p>
          </table:table-cell>
        </table:table-row>
        <table:table-row table:style-name="TableLine115587872">
          <table:table-cell table:style-name="Tabla4.A2" office:value-type="string">
            <text:p text:style-name="P85">piano</text:p>
          </table:table-cell>
          <table:table-cell table:style-name="Tabla4.B2" office:value-type="string">
            <text:p text:style-name="P85">0.73</text:p>
          </table:table-cell>
        </table:table-row>
        <table:table-row table:style-name="TableLine205878112">
          <table:table-cell table:style-name="Tabla4.A2" office:value-type="string">
            <text:p text:style-name="P85">plant</text:p>
          </table:table-cell>
          <table:table-cell table:style-name="Tabla4.B2" office:value-type="string">
            <text:p text:style-name="P85">0.60</text:p>
          </table:table-cell>
        </table:table-row>
        <table:table-row table:style-name="TableLine97579216">
          <table:table-cell table:style-name="Tabla4.A2" office:value-type="string">
            <text:p text:style-name="P85">radio</text:p>
          </table:table-cell>
          <table:table-cell table:style-name="Tabla4.B2" office:value-type="string">
            <text:p text:style-name="P85">0.33</text:p>
          </table:table-cell>
        </table:table-row>
        <text:soft-page-break/>
        <table:table-row table:style-name="TableLine236318144">
          <table:table-cell table:style-name="Tabla4.A2" office:value-type="string">
            <text:p text:style-name="P85">range_hood</text:p>
          </table:table-cell>
          <table:table-cell table:style-name="Tabla4.B2" office:value-type="string">
            <text:p text:style-name="P85">0.99</text:p>
          </table:table-cell>
        </table:table-row>
        <table:table-row table:style-name="TableLine205070992">
          <table:table-cell table:style-name="Tabla4.A2" office:value-type="string">
            <text:p text:style-name="P85">sink</text:p>
          </table:table-cell>
          <table:table-cell table:style-name="Tabla4.B2" office:value-type="string">
            <text:p text:style-name="P85">0.55</text:p>
          </table:table-cell>
        </table:table-row>
        <table:table-row table:style-name="TableLine112554800">
          <table:table-cell table:style-name="Tabla4.A2" office:value-type="string">
            <text:p text:style-name="P85">sofa</text:p>
          </table:table-cell>
          <table:table-cell table:style-name="Tabla4.B2" office:value-type="string">
            <text:p text:style-name="P85">0.90</text:p>
          </table:table-cell>
        </table:table-row>
        <table:table-row table:style-name="TableLine231375552">
          <table:table-cell table:style-name="Tabla4.A2" office:value-type="string">
            <text:p text:style-name="P85">stairs</text:p>
          </table:table-cell>
          <table:table-cell table:style-name="Tabla4.B2" office:value-type="string">
            <text:p text:style-name="P85">0.75</text:p>
          </table:table-cell>
        </table:table-row>
        <table:table-row table:style-name="TableLine230932336">
          <table:table-cell table:style-name="Tabla4.A2" office:value-type="string">
            <text:p text:style-name="P85">stool</text:p>
          </table:table-cell>
          <table:table-cell table:style-name="Tabla4.B2" office:value-type="string">
            <text:p text:style-name="P85">0.58</text:p>
          </table:table-cell>
        </table:table-row>
        <table:table-row table:style-name="TableLine104274672">
          <table:table-cell table:style-name="Tabla4.A2" office:value-type="string">
            <text:p text:style-name="P85">table</text:p>
          </table:table-cell>
          <table:table-cell table:style-name="Tabla4.B2" office:value-type="string">
            <text:p text:style-name="P85">0.68</text:p>
          </table:table-cell>
        </table:table-row>
        <table:table-row table:style-name="TableLine139608032">
          <table:table-cell table:style-name="Tabla4.A2" office:value-type="string">
            <text:p text:style-name="P85">tent</text:p>
          </table:table-cell>
          <table:table-cell table:style-name="Tabla4.B2" office:value-type="string">
            <text:p text:style-name="P85">0.41</text:p>
          </table:table-cell>
        </table:table-row>
        <table:table-row table:style-name="TableLine113331952">
          <table:table-cell table:style-name="Tabla4.A2" office:value-type="string">
            <text:p text:style-name="P85">toilet</text:p>
          </table:table-cell>
          <table:table-cell table:style-name="Tabla4.B2" office:value-type="string">
            <text:p text:style-name="P85">0.97</text:p>
          </table:table-cell>
        </table:table-row>
        <table:table-row table:style-name="TableLine96150768">
          <table:table-cell table:style-name="Tabla4.A2" office:value-type="string">
            <text:p text:style-name="P85">tv_stand</text:p>
          </table:table-cell>
          <table:table-cell table:style-name="Tabla4.B2" office:value-type="string">
            <text:p text:style-name="P85">0.65</text:p>
          </table:table-cell>
        </table:table-row>
        <table:table-row table:style-name="TableLine204786176">
          <table:table-cell table:style-name="Tabla4.A2" office:value-type="string">
            <text:p text:style-name="P85">vase</text:p>
          </table:table-cell>
          <table:table-cell table:style-name="Tabla4.B2" office:value-type="string">
            <text:p text:style-name="P85">0.39</text:p>
          </table:table-cell>
        </table:table-row>
        <table:table-row table:style-name="TableLine229368832">
          <table:table-cell table:style-name="Tabla4.A2" office:value-type="string">
            <text:p text:style-name="P85">wardrobe</text:p>
          </table:table-cell>
          <table:table-cell table:style-name="Tabla4.B2" office:value-type="string">
            <text:p text:style-name="P85">0.80</text:p>
          </table:table-cell>
        </table:table-row>
        <table:table-row table:style-name="TableLine175676720">
          <table:table-cell table:style-name="Tabla4.A2" office:value-type="string">
            <text:p text:style-name="P85">xbox</text:p>
          </table:table-cell>
          <table:table-cell table:style-name="Tabla4.B2" office:value-type="string">
            <text:p text:style-name="P85">1.00</text:p>
          </table:table-cell>
        </table:table-row>
      </table:table>
      <text:p text:style-name="P78"/>
      <text:p text:style-name="P30">El resultado de la exactitud global de este método ha sido de 0.71, significativamente por encima de la aplicación del mismo tipo de clasificación sin la metodología pairwise.</text:p>
      <text:h text:style-name="Heading_20_3" text:outline-level="3">Conv3D + Pairwise</text:h>
      <text:p text:style-name="P31">Al igual que en el caso anterior, se aplicó la misma red convolucional a cada pareja de clases, con la excepción del la capa de salida que era binaria. <text:span text:style-name="T112">Los resultados se muestran en la siguiente tabla:</text:span></text:p>
      <table:table table:name="Tabla7" table:style-name="Tabla7">
        <table:table-column table:style-name="Tabla7.A"/>
        <table:table-column table:style-name="Tabla7.B"/>
        <table:table-row table:style-name="TableLine109451440">
          <table:table-cell table:style-name="Tabla7.A1" office:value-type="string">
            <text:p text:style-name="P89">Clase</text:p>
          </table:table-cell>
          <table:table-cell table:style-name="Tabla7.B1" office:value-type="string">
            <text:p text:style-name="P89">Accuracy</text:p>
          </table:table-cell>
        </table:table-row>
        <table:table-row table:style-name="TableLine139802320">
          <table:table-cell table:style-name="Tabla7.A2" office:value-type="string">
            <text:p text:style-name="P85">airplane</text:p>
          </table:table-cell>
          <table:table-cell table:style-name="Tabla7.B2" office:value-type="string">
            <text:p text:style-name="P85">0.91</text:p>
          </table:table-cell>
        </table:table-row>
        <table:table-row table:style-name="TableLine175084960">
          <table:table-cell table:style-name="Tabla7.A2" office:value-type="string">
            <text:p text:style-name="P85">bathtub</text:p>
          </table:table-cell>
          <table:table-cell table:style-name="Tabla7.B2" office:value-type="string">
            <text:p text:style-name="P85">0.97</text:p>
          </table:table-cell>
        </table:table-row>
        <table:table-row table:style-name="TableLine230925616">
          <table:table-cell table:style-name="Tabla7.A2" office:value-type="string">
            <text:p text:style-name="P85">bed</text:p>
          </table:table-cell>
          <table:table-cell table:style-name="Tabla7.B2" office:value-type="string">
            <text:p text:style-name="P85">0.76</text:p>
          </table:table-cell>
        </table:table-row>
        <table:table-row table:style-name="TableLine203808496">
          <table:table-cell table:style-name="Tabla7.A2" office:value-type="string">
            <text:p text:style-name="P85">bench</text:p>
          </table:table-cell>
          <table:table-cell table:style-name="Tabla7.B2" office:value-type="string">
            <text:p text:style-name="P85">0.54</text:p>
          </table:table-cell>
        </table:table-row>
        <table:table-row table:style-name="TableLine139579168">
          <table:table-cell table:style-name="Tabla7.A2" office:value-type="string">
            <text:p text:style-name="P85">bookshelf</text:p>
          </table:table-cell>
          <table:table-cell table:style-name="Tabla7.B2" office:value-type="string">
            <text:p text:style-name="P85">0.66</text:p>
          </table:table-cell>
        </table:table-row>
        <table:table-row table:style-name="TableLine138091008">
          <table:table-cell table:style-name="Tabla7.A2" office:value-type="string">
            <text:p text:style-name="P85">bottle</text:p>
          </table:table-cell>
          <table:table-cell table:style-name="Tabla7.B2" office:value-type="string">
            <text:p text:style-name="P85">0.81</text:p>
          </table:table-cell>
        </table:table-row>
        <table:table-row table:style-name="TableLine113617392">
          <table:table-cell table:style-name="Tabla7.A2" office:value-type="string">
            <text:p text:style-name="P85">bowl</text:p>
          </table:table-cell>
          <table:table-cell table:style-name="Tabla7.B2" office:value-type="string">
            <text:p text:style-name="P85">0.75</text:p>
          </table:table-cell>
        </table:table-row>
        <table:table-row table:style-name="TableLine43250416">
          <table:table-cell table:style-name="Tabla7.A2" office:value-type="string">
            <text:p text:style-name="P85">car</text:p>
          </table:table-cell>
          <table:table-cell table:style-name="Tabla7.B2" office:value-type="string">
            <text:p text:style-name="P85">0.91</text:p>
          </table:table-cell>
        </table:table-row>
        <table:table-row table:style-name="TableLine236105184">
          <table:table-cell table:style-name="Tabla7.A2" office:value-type="string">
            <text:p text:style-name="P85">chair</text:p>
          </table:table-cell>
          <table:table-cell table:style-name="Tabla7.B2" office:value-type="string">
            <text:p text:style-name="P85">0.77</text:p>
          </table:table-cell>
        </table:table-row>
        <table:table-row table:style-name="TableLine181368304">
          <table:table-cell table:style-name="Tabla7.A2" office:value-type="string">
            <text:p text:style-name="P85">cone</text:p>
          </table:table-cell>
          <table:table-cell table:style-name="Tabla7.B2" office:value-type="string">
            <text:p text:style-name="P85">0.79</text:p>
          </table:table-cell>
        </table:table-row>
        <table:table-row table:style-name="TableLine230922736">
          <table:table-cell table:style-name="Tabla7.A2" office:value-type="string">
            <text:p text:style-name="P85">cup</text:p>
          </table:table-cell>
          <table:table-cell table:style-name="Tabla7.B2" office:value-type="string">
            <text:p text:style-name="P85">0.19</text:p>
          </table:table-cell>
        </table:table-row>
        <table:table-row table:style-name="TableLine203900576">
          <table:table-cell table:style-name="Tabla7.A2" office:value-type="string">
            <text:p text:style-name="P85">curtain</text:p>
          </table:table-cell>
          <table:table-cell table:style-name="Tabla7.B2" office:value-type="string">
            <text:p text:style-name="P85">0.52</text:p>
          </table:table-cell>
        </table:table-row>
        <table:table-row table:style-name="TableLine134209056">
          <table:table-cell table:style-name="Tabla7.A2" office:value-type="string">
            <text:p text:style-name="P85">desk</text:p>
          </table:table-cell>
          <table:table-cell table:style-name="Tabla7.B2" office:value-type="string">
            <text:p text:style-name="P85">0.62</text:p>
          </table:table-cell>
        </table:table-row>
        <text:soft-page-break/>
        <table:table-row table:style-name="TableLine122989056">
          <table:table-cell table:style-name="Tabla7.A2" office:value-type="string">
            <text:p text:style-name="P85">door</text:p>
          </table:table-cell>
          <table:table-cell table:style-name="Tabla7.B2" office:value-type="string">
            <text:p text:style-name="P85">0.54</text:p>
          </table:table-cell>
        </table:table-row>
        <table:table-row table:style-name="TableLine108766304">
          <table:table-cell table:style-name="Tabla7.A2" office:value-type="string">
            <text:p text:style-name="P85">dresser</text:p>
          </table:table-cell>
          <table:table-cell table:style-name="Tabla7.B2" office:value-type="string">
            <text:p text:style-name="P85">0.74</text:p>
          </table:table-cell>
        </table:table-row>
        <table:table-row table:style-name="TableLine103807920">
          <table:table-cell table:style-name="Tabla7.A2" office:value-type="string">
            <text:p text:style-name="P85">flower_pot</text:p>
          </table:table-cell>
          <table:table-cell table:style-name="Tabla7.B2" office:value-type="string">
            <text:p text:style-name="P85">0.04</text:p>
          </table:table-cell>
        </table:table-row>
        <table:table-row table:style-name="TableLine176249856">
          <table:table-cell table:style-name="Tabla7.A2" office:value-type="string">
            <text:p text:style-name="P85">glass_box</text:p>
          </table:table-cell>
          <table:table-cell table:style-name="Tabla7.B2" office:value-type="string">
            <text:p text:style-name="P85">0.91</text:p>
          </table:table-cell>
        </table:table-row>
        <table:table-row table:style-name="TableLine230915056">
          <table:table-cell table:style-name="Tabla7.A2" office:value-type="string">
            <text:p text:style-name="P85">guitar</text:p>
          </table:table-cell>
          <table:table-cell table:style-name="Tabla7.B2" office:value-type="string">
            <text:p text:style-name="P85">0.99</text:p>
          </table:table-cell>
        </table:table-row>
        <table:table-row table:style-name="TableLine106689200">
          <table:table-cell table:style-name="Tabla7.A2" office:value-type="string">
            <text:p text:style-name="P85">keyboard</text:p>
          </table:table-cell>
          <table:table-cell table:style-name="Tabla7.B2" office:value-type="string">
            <text:p text:style-name="P85">0.53</text:p>
          </table:table-cell>
        </table:table-row>
        <table:table-row table:style-name="TableLine34826752">
          <table:table-cell table:style-name="Tabla7.A2" office:value-type="string">
            <text:p text:style-name="P85">lamp</text:p>
          </table:table-cell>
          <table:table-cell table:style-name="Tabla7.B2" office:value-type="string">
            <text:p text:style-name="P85">0.50</text:p>
          </table:table-cell>
        </table:table-row>
        <table:table-row table:style-name="TableLine163662576">
          <table:table-cell table:style-name="Tabla7.A2" office:value-type="string">
            <text:p text:style-name="P85">laptop</text:p>
          </table:table-cell>
          <table:table-cell table:style-name="Tabla7.B2" office:value-type="string">
            <text:p text:style-name="P85">0.58</text:p>
          </table:table-cell>
        </table:table-row>
        <table:table-row table:style-name="TableLine150197488">
          <table:table-cell table:style-name="Tabla7.A2" office:value-type="string">
            <text:p text:style-name="P85">mantel</text:p>
          </table:table-cell>
          <table:table-cell table:style-name="Tabla7.B2" office:value-type="string">
            <text:p text:style-name="P85">0.92</text:p>
          </table:table-cell>
        </table:table-row>
        <table:table-row table:style-name="TableLine230923696">
          <table:table-cell table:style-name="Tabla7.A2" office:value-type="string">
            <text:p text:style-name="P85">monitor</text:p>
          </table:table-cell>
          <table:table-cell table:style-name="Tabla7.B2" office:value-type="string">
            <text:p text:style-name="P85">0.84</text:p>
          </table:table-cell>
        </table:table-row>
        <table:table-row table:style-name="TableLine103931904">
          <table:table-cell table:style-name="Tabla7.A2" office:value-type="string">
            <text:p text:style-name="P85">night_stand</text:p>
          </table:table-cell>
          <table:table-cell table:style-name="Tabla7.B2" office:value-type="string">
            <text:p text:style-name="P85">0.64</text:p>
          </table:table-cell>
        </table:table-row>
        <table:table-row table:style-name="TableLine127037168">
          <table:table-cell table:style-name="Tabla7.A2" office:value-type="string">
            <text:p text:style-name="P85">person</text:p>
          </table:table-cell>
          <table:table-cell table:style-name="Tabla7.B2" office:value-type="string">
            <text:p text:style-name="P85">0.46</text:p>
          </table:table-cell>
        </table:table-row>
        <table:table-row table:style-name="TableLine120061328">
          <table:table-cell table:style-name="Tabla7.A2" office:value-type="string">
            <text:p text:style-name="P85">piano</text:p>
          </table:table-cell>
          <table:table-cell table:style-name="Tabla7.B2" office:value-type="string">
            <text:p text:style-name="P85">0.73</text:p>
          </table:table-cell>
        </table:table-row>
        <table:table-row table:style-name="TableLine99552480">
          <table:table-cell table:style-name="Tabla7.A2" office:value-type="string">
            <text:p text:style-name="P85">plant</text:p>
          </table:table-cell>
          <table:table-cell table:style-name="Tabla7.B2" office:value-type="string">
            <text:p text:style-name="P85">0.61</text:p>
          </table:table-cell>
        </table:table-row>
        <table:table-row table:style-name="TableLine140151152">
          <table:table-cell table:style-name="Tabla7.A2" office:value-type="string">
            <text:p text:style-name="P85">radio</text:p>
          </table:table-cell>
          <table:table-cell table:style-name="Tabla7.B2" office:value-type="string">
            <text:p text:style-name="P85">0.14</text:p>
          </table:table-cell>
        </table:table-row>
        <table:table-row table:style-name="TableLine205240784">
          <table:table-cell table:style-name="Tabla7.A2" office:value-type="string">
            <text:p text:style-name="P85">range_hood</text:p>
          </table:table-cell>
          <table:table-cell table:style-name="Tabla7.B2" office:value-type="string">
            <text:p text:style-name="P85">0.94</text:p>
          </table:table-cell>
        </table:table-row>
        <table:table-row table:style-name="TableLine206335488">
          <table:table-cell table:style-name="Tabla7.A2" office:value-type="string">
            <text:p text:style-name="P85">sink</text:p>
          </table:table-cell>
          <table:table-cell table:style-name="Tabla7.B2" office:value-type="string">
            <text:p text:style-name="P85">0.55</text:p>
          </table:table-cell>
        </table:table-row>
        <table:table-row table:style-name="TableLine105515360">
          <table:table-cell table:style-name="Tabla7.A2" office:value-type="string">
            <text:p text:style-name="P85">sofa</text:p>
          </table:table-cell>
          <table:table-cell table:style-name="Tabla7.B2" office:value-type="string">
            <text:p text:style-name="P85">0.92</text:p>
          </table:table-cell>
        </table:table-row>
        <table:table-row table:style-name="TableLine128998400">
          <table:table-cell table:style-name="Tabla7.A2" office:value-type="string">
            <text:p text:style-name="P85">stairs</text:p>
          </table:table-cell>
          <table:table-cell table:style-name="Tabla7.B2" office:value-type="string">
            <text:p text:style-name="P85">0.78</text:p>
          </table:table-cell>
        </table:table-row>
        <table:table-row table:style-name="TableLine150256112">
          <table:table-cell table:style-name="Tabla7.A2" office:value-type="string">
            <text:p text:style-name="P85">stool</text:p>
          </table:table-cell>
          <table:table-cell table:style-name="Tabla7.B2" office:value-type="string">
            <text:p text:style-name="P85">0.50</text:p>
          </table:table-cell>
        </table:table-row>
        <table:table-row table:style-name="TableLine108200096">
          <table:table-cell table:style-name="Tabla7.A2" office:value-type="string">
            <text:p text:style-name="P85">table</text:p>
          </table:table-cell>
          <table:table-cell table:style-name="Tabla7.B2" office:value-type="string">
            <text:p text:style-name="P85">0.68</text:p>
          </table:table-cell>
        </table:table-row>
        <table:table-row table:style-name="TableLine104116912">
          <table:table-cell table:style-name="Tabla7.A2" office:value-type="string">
            <text:p text:style-name="P85">tent</text:p>
          </table:table-cell>
          <table:table-cell table:style-name="Tabla7.B2" office:value-type="string">
            <text:p text:style-name="P85">0.50</text:p>
          </table:table-cell>
        </table:table-row>
        <table:table-row table:style-name="TableLine113095408">
          <table:table-cell table:style-name="Tabla7.A2" office:value-type="string">
            <text:p text:style-name="P85">toilet</text:p>
          </table:table-cell>
          <table:table-cell table:style-name="Tabla7.B2" office:value-type="string">
            <text:p text:style-name="P85">0.96</text:p>
          </table:table-cell>
        </table:table-row>
        <table:table-row table:style-name="TableLine236551488">
          <table:table-cell table:style-name="Tabla7.A2" office:value-type="string">
            <text:p text:style-name="P85">tv_stand</text:p>
          </table:table-cell>
          <table:table-cell table:style-name="Tabla7.B2" office:value-type="string">
            <text:p text:style-name="P85">0.72</text:p>
          </table:table-cell>
        </table:table-row>
        <table:table-row table:style-name="TableLine222979920">
          <table:table-cell table:style-name="Tabla7.A2" office:value-type="string">
            <text:p text:style-name="P85">vase</text:p>
          </table:table-cell>
          <table:table-cell table:style-name="Tabla7.B2" office:value-type="string">
            <text:p text:style-name="P85">0.57</text:p>
          </table:table-cell>
        </table:table-row>
        <table:table-row table:style-name="TableLine176625904">
          <table:table-cell table:style-name="Tabla7.A2" office:value-type="string">
            <text:p text:style-name="P85">wardrobe</text:p>
          </table:table-cell>
          <table:table-cell table:style-name="Tabla7.B2" office:value-type="string">
            <text:p text:style-name="P85">0.67</text:p>
          </table:table-cell>
        </table:table-row>
        <table:table-row table:style-name="TableLine119709328">
          <table:table-cell table:style-name="Tabla7.A2" office:value-type="string">
            <text:p text:style-name="P85">xbox</text:p>
          </table:table-cell>
          <table:table-cell table:style-name="Tabla7.B2" office:value-type="string">
            <text:p text:style-name="P85">0.89</text:p>
          </table:table-cell>
        </table:table-row>
      </table:table>
      <text:p text:style-name="P31"/>
      <text:p text:style-name="P32">La exactitud general del experimento es de 0,75, siendo la más alta de todos los experimentos realizados.</text:p>
      <text:p text:style-name="P31"/>
      <text:h text:style-name="P104" text:outline-level="3"/>
      <text:h text:style-name="P110" text:outline-level="3"><text:bookmark-start text:name="__RefHeading___Toc1867_1635821980"/>Histogramas<text:bookmark-end text:name="__RefHeading___Toc1867_1635821980"/></text:h>
      <text:p text:style-name="P33">Para este experimento se ha calculado el histograma de ocupación del espacio para cada uno de los modelos de los conjuntos de entrenamiento y test. <text:span text:style-name="T113">Posteriormente, tomándolos como entrada, se ha entrenado una red neuronal con las siguientes capas:</text:span></text:p>
      <text:list xml:id="list3690910065" text:style-name="L5">
        <text:list-item>
          <text:p text:style-name="P124">Conv2D: Una capa de convolución, en este caso 2D, para extraer las características de la representación del histograma, que tiene una dimensionalidad inicial de 24x3. Se le aplica un kernel de <text:span text:style-name="T114">2x3 sin salto.</text:span></text:p>
        </text:list-item>
        <text:list-item>
          <text:p text:style-name="P125">MaxPooling 2D: una capa de pooling para abstraer las características extraídas de su posición espacial.</text:p>
        </text:list-item>
        <text:list-item>
          <text:p text:style-name="P126">Flatter: una capa para conectar con el resto de la red.</text:p>
        </text:list-item>
        <text:list-item>
          <text:p text:style-name="P126">Dense (12): Una capa densa para mejorar el entrenamiento.</text:p>
        </text:list-item>
        <text:list-item>
          <text:p text:style-name="P126">Dense (40): Una capa de salida con cada clase de modelo a clasificar.</text:p>
        </text:list-item>
      </text:list>
      <text:p text:style-name="P34">La exactitud por cada clase de este experimento se representa en la siguiente tabla:</text:p>
      <table:table table:name="Tabla6" table:style-name="Tabla6">
        <table:table-column table:style-name="Tabla6.A"/>
        <table:table-column table:style-name="Tabla6.B"/>
        <table:table-row table:style-name="TableLine176268016">
          <table:table-cell table:style-name="Tabla6.A1" office:value-type="string">
            <text:p text:style-name="P88">Clase</text:p>
          </table:table-cell>
          <table:table-cell table:style-name="Tabla6.B1" office:value-type="string">
            <text:p text:style-name="P88">accuracy</text:p>
          </table:table-cell>
        </table:table-row>
        <table:table-row table:style-name="TableLine126544928">
          <table:table-cell table:style-name="Tabla6.A2" office:value-type="string">
            <text:p text:style-name="P85">airplane</text:p>
          </table:table-cell>
          <table:table-cell table:style-name="Tabla6.B2" office:value-type="string">
            <text:p text:style-name="P85">0.86</text:p>
          </table:table-cell>
        </table:table-row>
        <table:table-row table:style-name="TableLine141090816">
          <table:table-cell table:style-name="Tabla6.A2" office:value-type="string">
            <text:p text:style-name="P85">bathtub</text:p>
          </table:table-cell>
          <table:table-cell table:style-name="Tabla6.B2" office:value-type="string">
            <text:p text:style-name="P85">0.82</text:p>
          </table:table-cell>
        </table:table-row>
        <table:table-row table:style-name="TableLine117732912">
          <table:table-cell table:style-name="Tabla6.A2" office:value-type="string">
            <text:p text:style-name="P85">bed</text:p>
          </table:table-cell>
          <table:table-cell table:style-name="Tabla6.B2" office:value-type="string">
            <text:p text:style-name="P85">0.79</text:p>
          </table:table-cell>
        </table:table-row>
        <table:table-row table:style-name="TableLine114182592">
          <table:table-cell table:style-name="Tabla6.A2" office:value-type="string">
            <text:p text:style-name="P85">bench</text:p>
          </table:table-cell>
          <table:table-cell table:style-name="Tabla6.B2" office:value-type="string">
            <text:p text:style-name="P85">0.47</text:p>
          </table:table-cell>
        </table:table-row>
        <table:table-row table:style-name="TableLine161235456">
          <table:table-cell table:style-name="Tabla6.A2" office:value-type="string">
            <text:p text:style-name="P85">bookshelf</text:p>
          </table:table-cell>
          <table:table-cell table:style-name="Tabla6.B2" office:value-type="string">
            <text:p text:style-name="P85">0.78</text:p>
          </table:table-cell>
        </table:table-row>
        <table:table-row table:style-name="TableLine104519952">
          <table:table-cell table:style-name="Tabla6.A2" office:value-type="string">
            <text:p text:style-name="P85">bottle</text:p>
          </table:table-cell>
          <table:table-cell table:style-name="Tabla6.B2" office:value-type="string">
            <text:p text:style-name="P85">0.72</text:p>
          </table:table-cell>
        </table:table-row>
        <table:table-row table:style-name="TableLine108886016">
          <table:table-cell table:style-name="Tabla6.A2" office:value-type="string">
            <text:p text:style-name="P85">bowl</text:p>
          </table:table-cell>
          <table:table-cell table:style-name="Tabla6.B2" office:value-type="string">
            <text:p text:style-name="P85">0.75</text:p>
          </table:table-cell>
        </table:table-row>
        <table:table-row table:style-name="TableLine230930896">
          <table:table-cell table:style-name="Tabla6.A2" office:value-type="string">
            <text:p text:style-name="P85">car</text:p>
          </table:table-cell>
          <table:table-cell table:style-name="Tabla6.B2" office:value-type="string">
            <text:p text:style-name="P85">0.93</text:p>
          </table:table-cell>
        </table:table-row>
        <table:table-row table:style-name="TableLine99994272">
          <table:table-cell table:style-name="Tabla6.A2" office:value-type="string">
            <text:p text:style-name="P85">chair</text:p>
          </table:table-cell>
          <table:table-cell table:style-name="Tabla6.B2" office:value-type="string">
            <text:p text:style-name="P85">0.75</text:p>
          </table:table-cell>
        </table:table-row>
        <table:table-row table:style-name="TableLine98484512">
          <table:table-cell table:style-name="Tabla6.A2" office:value-type="string">
            <text:p text:style-name="P85">cone</text:p>
          </table:table-cell>
          <table:table-cell table:style-name="Tabla6.B2" office:value-type="string">
            <text:p text:style-name="P85">0.65</text:p>
          </table:table-cell>
        </table:table-row>
        <table:table-row table:style-name="TableLine150336192">
          <table:table-cell table:style-name="Tabla6.A2" office:value-type="string">
            <text:p text:style-name="P85">cup</text:p>
          </table:table-cell>
          <table:table-cell table:style-name="Tabla6.B2" office:value-type="string">
            <text:p text:style-name="P85">0.12</text:p>
          </table:table-cell>
        </table:table-row>
        <table:table-row table:style-name="TableLine215889072">
          <table:table-cell table:style-name="Tabla6.A2" office:value-type="string">
            <text:p text:style-name="P85">curtain</text:p>
          </table:table-cell>
          <table:table-cell table:style-name="Tabla6.B2" office:value-type="string">
            <text:p text:style-name="P85">0.44</text:p>
          </table:table-cell>
        </table:table-row>
        <table:table-row table:style-name="TableLine104907584">
          <table:table-cell table:style-name="Tabla6.A2" office:value-type="string">
            <text:p text:style-name="P85">desk</text:p>
          </table:table-cell>
          <table:table-cell table:style-name="Tabla6.B2" office:value-type="string">
            <text:p text:style-name="P85">0.68</text:p>
          </table:table-cell>
        </table:table-row>
        <table:table-row table:style-name="TableLine114351616">
          <table:table-cell table:style-name="Tabla6.A2" office:value-type="string">
            <text:p text:style-name="P85">door</text:p>
          </table:table-cell>
          <table:table-cell table:style-name="Tabla6.B2" office:value-type="string">
            <text:p text:style-name="P85">0.59</text:p>
          </table:table-cell>
        </table:table-row>
        <table:table-row table:style-name="TableLine110992320">
          <table:table-cell table:style-name="Tabla6.A2" office:value-type="string">
            <text:p text:style-name="P85">dresser</text:p>
          </table:table-cell>
          <table:table-cell table:style-name="Tabla6.B2" office:value-type="string">
            <text:p text:style-name="P85">0.65</text:p>
          </table:table-cell>
        </table:table-row>
        <table:table-row table:style-name="TableLine96918064">
          <table:table-cell table:style-name="Tabla6.A2" office:value-type="string">
            <text:p text:style-name="P85">flower_pot</text:p>
          </table:table-cell>
          <table:table-cell table:style-name="Tabla6.B2" office:value-type="string">
            <text:p text:style-name="P85">0.12</text:p>
          </table:table-cell>
        </table:table-row>
        <table:table-row table:style-name="TableLine99738224">
          <table:table-cell table:style-name="Tabla6.A2" office:value-type="string">
            <text:p text:style-name="P85">glass_box</text:p>
          </table:table-cell>
          <table:table-cell table:style-name="Tabla6.B2" office:value-type="string">
            <text:p text:style-name="P85">0.84</text:p>
          </table:table-cell>
        </table:table-row>
        <table:table-row table:style-name="TableLine35436544">
          <table:table-cell table:style-name="Tabla6.A2" office:value-type="string">
            <text:p text:style-name="P85">guitar</text:p>
          </table:table-cell>
          <table:table-cell table:style-name="Tabla6.B2" office:value-type="string">
            <text:p text:style-name="P85">0.96</text:p>
          </table:table-cell>
        </table:table-row>
        <text:soft-page-break/>
        <table:table-row table:style-name="TableLine137897504">
          <table:table-cell table:style-name="Tabla6.A2" office:value-type="string">
            <text:p text:style-name="P85">keyboard</text:p>
          </table:table-cell>
          <table:table-cell table:style-name="Tabla6.B2" office:value-type="string">
            <text:p text:style-name="P85">0.59</text:p>
          </table:table-cell>
        </table:table-row>
        <table:table-row table:style-name="TableLine99668720">
          <table:table-cell table:style-name="Tabla6.A2" office:value-type="string">
            <text:p text:style-name="P85">lamp</text:p>
          </table:table-cell>
          <table:table-cell table:style-name="Tabla6.B2" office:value-type="string">
            <text:p text:style-name="P85">0.56</text:p>
          </table:table-cell>
        </table:table-row>
        <table:table-row table:style-name="TableLine96635648">
          <table:table-cell table:style-name="Tabla6.A2" office:value-type="string">
            <text:p text:style-name="P85">laptop</text:p>
          </table:table-cell>
          <table:table-cell table:style-name="Tabla6.B2" office:value-type="string">
            <text:p text:style-name="P85">0.57</text:p>
          </table:table-cell>
        </table:table-row>
        <table:table-row table:style-name="TableLine108200544">
          <table:table-cell table:style-name="Tabla6.A2" office:value-type="string">
            <text:p text:style-name="P85">mantel</text:p>
          </table:table-cell>
          <table:table-cell table:style-name="Tabla6.B2" office:value-type="string">
            <text:p text:style-name="P85">0.90</text:p>
          </table:table-cell>
        </table:table-row>
        <table:table-row table:style-name="TableLine113866224">
          <table:table-cell table:style-name="Tabla6.A2" office:value-type="string">
            <text:p text:style-name="P85">monitor</text:p>
          </table:table-cell>
          <table:table-cell table:style-name="Tabla6.B2" office:value-type="string">
            <text:p text:style-name="P85">0.88</text:p>
          </table:table-cell>
        </table:table-row>
        <table:table-row table:style-name="TableLine103714368">
          <table:table-cell table:style-name="Tabla6.A2" office:value-type="string">
            <text:p text:style-name="P85">night_stand</text:p>
          </table:table-cell>
          <table:table-cell table:style-name="Tabla6.B2" office:value-type="string">
            <text:p text:style-name="P85">0.69</text:p>
          </table:table-cell>
        </table:table-row>
        <table:table-row table:style-name="TableLine114024048">
          <table:table-cell table:style-name="Tabla6.A2" office:value-type="string">
            <text:p text:style-name="P85">person</text:p>
          </table:table-cell>
          <table:table-cell table:style-name="Tabla6.B2" office:value-type="string">
            <text:p text:style-name="P85">0.50</text:p>
          </table:table-cell>
        </table:table-row>
        <table:table-row table:style-name="TableLine125170880">
          <table:table-cell table:style-name="Tabla6.A2" office:value-type="string">
            <text:p text:style-name="P85">piano</text:p>
          </table:table-cell>
          <table:table-cell table:style-name="Tabla6.B2" office:value-type="string">
            <text:p text:style-name="P85">0.73</text:p>
          </table:table-cell>
        </table:table-row>
        <table:table-row table:style-name="TableLine96176752">
          <table:table-cell table:style-name="Tabla6.A2" office:value-type="string">
            <text:p text:style-name="P85">plant</text:p>
          </table:table-cell>
          <table:table-cell table:style-name="Tabla6.B2" office:value-type="string">
            <text:p text:style-name="P85">0.78</text:p>
          </table:table-cell>
        </table:table-row>
        <table:table-row table:style-name="TableLine108224864">
          <table:table-cell table:style-name="Tabla6.A2" office:value-type="string">
            <text:p text:style-name="P85">radio</text:p>
          </table:table-cell>
          <table:table-cell table:style-name="Tabla6.B2" office:value-type="string">
            <text:p text:style-name="P85">0.27</text:p>
          </table:table-cell>
        </table:table-row>
        <table:table-row table:style-name="TableLine115888368">
          <table:table-cell table:style-name="Tabla6.A2" office:value-type="string">
            <text:p text:style-name="P85">range_hood</text:p>
          </table:table-cell>
          <table:table-cell table:style-name="Tabla6.B2" office:value-type="string">
            <text:p text:style-name="P85">0.93</text:p>
          </table:table-cell>
        </table:table-row>
        <table:table-row table:style-name="TableLine98278400">
          <table:table-cell table:style-name="Tabla6.A2" office:value-type="string">
            <text:p text:style-name="P85">sink</text:p>
          </table:table-cell>
          <table:table-cell table:style-name="Tabla6.B2" office:value-type="string">
            <text:p text:style-name="P85">0.16</text:p>
          </table:table-cell>
        </table:table-row>
        <table:table-row table:style-name="TableLine105337024">
          <table:table-cell table:style-name="Tabla6.A2" office:value-type="string">
            <text:p text:style-name="P85">sofa</text:p>
          </table:table-cell>
          <table:table-cell table:style-name="Tabla6.B2" office:value-type="string">
            <text:p text:style-name="P85">0.90</text:p>
          </table:table-cell>
        </table:table-row>
        <table:table-row table:style-name="TableLine108753232">
          <table:table-cell table:style-name="Tabla6.A2" office:value-type="string">
            <text:p text:style-name="P85">stairs</text:p>
          </table:table-cell>
          <table:table-cell table:style-name="Tabla6.B2" office:value-type="string">
            <text:p text:style-name="P85">0.38</text:p>
          </table:table-cell>
        </table:table-row>
        <table:table-row table:style-name="TableLine230921296">
          <table:table-cell table:style-name="Tabla6.A2" office:value-type="string">
            <text:p text:style-name="P85">stool</text:p>
          </table:table-cell>
          <table:table-cell table:style-name="Tabla6.B2" office:value-type="string">
            <text:p text:style-name="P85">0.48</text:p>
          </table:table-cell>
        </table:table-row>
        <table:table-row table:style-name="TableLine109163856">
          <table:table-cell table:style-name="Tabla6.A2" office:value-type="string">
            <text:p text:style-name="P85">table</text:p>
          </table:table-cell>
          <table:table-cell table:style-name="Tabla6.B2" office:value-type="string">
            <text:p text:style-name="P85">0.78</text:p>
          </table:table-cell>
        </table:table-row>
        <table:table-row table:style-name="TableLine104036064">
          <table:table-cell table:style-name="Tabla6.A2" office:value-type="string">
            <text:p text:style-name="P85">tent</text:p>
          </table:table-cell>
          <table:table-cell table:style-name="Tabla6.B2" office:value-type="string">
            <text:p text:style-name="P85">0.37</text:p>
          </table:table-cell>
        </table:table-row>
        <table:table-row table:style-name="TableLine120760096">
          <table:table-cell table:style-name="Tabla6.A2" office:value-type="string">
            <text:p text:style-name="P85">toilet</text:p>
          </table:table-cell>
          <table:table-cell table:style-name="Tabla6.B2" office:value-type="string">
            <text:p text:style-name="P85">0.94</text:p>
          </table:table-cell>
        </table:table-row>
        <table:table-row table:style-name="TableLine204380064">
          <table:table-cell table:style-name="Tabla6.A2" office:value-type="string">
            <text:p text:style-name="P85">tv_stand</text:p>
          </table:table-cell>
          <table:table-cell table:style-name="Tabla6.B2" office:value-type="string">
            <text:p text:style-name="P85">0.64</text:p>
          </table:table-cell>
        </table:table-row>
        <table:table-row table:style-name="TableLine140535584">
          <table:table-cell table:style-name="Tabla6.A2" office:value-type="string">
            <text:p text:style-name="P85">vase</text:p>
          </table:table-cell>
          <table:table-cell table:style-name="Tabla6.B2" office:value-type="string">
            <text:p text:style-name="P85">0.52</text:p>
          </table:table-cell>
        </table:table-row>
        <table:table-row table:style-name="TableLine202478800">
          <table:table-cell table:style-name="Tabla6.A2" office:value-type="string">
            <text:p text:style-name="P85">wardrobe</text:p>
          </table:table-cell>
          <table:table-cell table:style-name="Tabla6.B2" office:value-type="string">
            <text:p text:style-name="P85">0.31</text:p>
          </table:table-cell>
        </table:table-row>
        <table:table-row table:style-name="TableLine206526064">
          <table:table-cell table:style-name="Tabla6.A2" office:value-type="string">
            <text:p text:style-name="P85">xbox</text:p>
          </table:table-cell>
          <table:table-cell table:style-name="Tabla6.B2" office:value-type="string">
            <text:p text:style-name="P85">0.33</text:p>
          </table:table-cell>
        </table:table-row>
      </table:table>
      <text:p text:style-name="P77"/>
      <text:p text:style-name="P35">La exactitud general de este experimento fue de 0.73 siendo la mejor puntuación sin la aplicación de la metodología pairwise. </text:p>
      <text:h text:style-name="P104" text:outline-level="3"/>
      <text:h text:style-name="P110" text:outline-level="3"><text:bookmark-start text:name="__RefHeading___Toc1869_1635821980"/>Histogramas + Pairwise<text:bookmark-end text:name="__RefHeading___Toc1869_1635821980"/></text:h>
      <text:p text:style-name="P36">En este experimento se repitió el proceso de los anteriores: utilizando una red neuronal similar a la anterior, con la excepción de la capa de salida que en este caso era binaria, se enfrentó cada clase con el resto para crear un conjunto de clasificadores. Se realizó una evaluación con cada uno de ellos de los modelos del conjunto de test y se seleccionó como clase <text:span text:style-name="T79">ganadora</text:span><text:span text:style-name="T64"> la clase que más resultados obtuvo.</text:span></text:p>
      <text:p text:style-name="P37"><text:span text:style-name="T64">E</text:span><text:span text:style-name="T45">l resultado del experimento por clases se representa en la siguiente tabla: </text:span></text:p>
      <table:table table:name="Tabla5" table:style-name="Tabla5">
        <table:table-column table:style-name="Tabla5.A"/>
        <table:table-column table:style-name="Tabla5.B"/>
        <table:table-row table:style-name="TableLine238981632">
          <table:table-cell table:style-name="Tabla5.A1" office:value-type="string">
            <text:p text:style-name="P88">Clase</text:p>
          </table:table-cell>
          <table:table-cell table:style-name="Tabla5.B1" office:value-type="string">
            <text:p text:style-name="P88">accuracy</text:p>
          </table:table-cell>
        </table:table-row>
        <table:table-row table:style-name="TableLine100021904">
          <table:table-cell table:style-name="Tabla5.A2" office:value-type="string">
            <text:p text:style-name="P85">airplane</text:p>
          </table:table-cell>
          <table:table-cell table:style-name="Tabla5.B2" office:value-type="string">
            <text:p text:style-name="P85">0.54</text:p>
          </table:table-cell>
        </table:table-row>
        <table:table-row table:style-name="TableLine160753056">
          <table:table-cell table:style-name="Tabla5.A2" office:value-type="string">
            <text:p text:style-name="P85">bathtub</text:p>
          </table:table-cell>
          <table:table-cell table:style-name="Tabla5.B2" office:value-type="string">
            <text:p text:style-name="P85">0.71</text:p>
          </table:table-cell>
        </table:table-row>
        <table:table-row table:style-name="TableLine206622720">
          <table:table-cell table:style-name="Tabla5.A2" office:value-type="string">
            <text:p text:style-name="P85">bed</text:p>
          </table:table-cell>
          <table:table-cell table:style-name="Tabla5.B2" office:value-type="string">
            <text:p text:style-name="P85">0.47</text:p>
          </table:table-cell>
        </table:table-row>
        <table:table-row table:style-name="TableLine137039328">
          <table:table-cell table:style-name="Tabla5.A2" office:value-type="string">
            <text:p text:style-name="P85">bench</text:p>
          </table:table-cell>
          <table:table-cell table:style-name="Tabla5.B2" office:value-type="string">
            <text:p text:style-name="P85">0.16</text:p>
          </table:table-cell>
        </table:table-row>
        <table:table-row table:style-name="TableLine121132400">
          <table:table-cell table:style-name="Tabla5.A2" office:value-type="string">
            <text:p text:style-name="P85">bookshelf</text:p>
          </table:table-cell>
          <table:table-cell table:style-name="Tabla5.B2" office:value-type="string">
            <text:p text:style-name="P85">0.41</text:p>
          </table:table-cell>
        </table:table-row>
        <table:table-row table:style-name="TableLine118677184">
          <table:table-cell table:style-name="Tabla5.A2" office:value-type="string">
            <text:p text:style-name="P85">bottle</text:p>
          </table:table-cell>
          <table:table-cell table:style-name="Tabla5.B2" office:value-type="string">
            <text:p text:style-name="P85">0.62</text:p>
          </table:table-cell>
        </table:table-row>
        <table:table-row table:style-name="TableLine108402944">
          <table:table-cell table:style-name="Tabla5.A2" office:value-type="string">
            <text:p text:style-name="P85">bowl</text:p>
          </table:table-cell>
          <table:table-cell table:style-name="Tabla5.B2" office:value-type="string">
            <text:p text:style-name="P85">1.00</text:p>
          </table:table-cell>
        </table:table-row>
        <table:table-row table:style-name="TableLine113524640">
          <table:table-cell table:style-name="Tabla5.A2" office:value-type="string">
            <text:p text:style-name="P85">car</text:p>
          </table:table-cell>
          <table:table-cell table:style-name="Tabla5.B2" office:value-type="string">
            <text:p text:style-name="P85">0.86</text:p>
          </table:table-cell>
        </table:table-row>
        <table:table-row table:style-name="TableLine222548720">
          <table:table-cell table:style-name="Tabla5.A2" office:value-type="string">
            <text:p text:style-name="P85">chair</text:p>
          </table:table-cell>
          <table:table-cell table:style-name="Tabla5.B2" office:value-type="string">
            <text:p text:style-name="P85">0.27</text:p>
          </table:table-cell>
        </table:table-row>
        <table:table-row table:style-name="TableLine128941040">
          <table:table-cell table:style-name="Tabla5.A2" office:value-type="string">
            <text:p text:style-name="P85">cone</text:p>
          </table:table-cell>
          <table:table-cell table:style-name="Tabla5.B2" office:value-type="string">
            <text:p text:style-name="P85">1.00</text:p>
          </table:table-cell>
        </table:table-row>
        <table:table-row table:style-name="TableLine128927840">
          <table:table-cell table:style-name="Tabla5.A2" office:value-type="string">
            <text:p text:style-name="P85">cup</text:p>
          </table:table-cell>
          <table:table-cell table:style-name="Tabla5.B2" office:value-type="string">
            <text:p text:style-name="P85">0.00</text:p>
          </table:table-cell>
        </table:table-row>
        <table:table-row table:style-name="TableLine125101968">
          <table:table-cell table:style-name="Tabla5.A2" office:value-type="string">
            <text:p text:style-name="P85">curtain</text:p>
          </table:table-cell>
          <table:table-cell table:style-name="Tabla5.B2" office:value-type="string">
            <text:p text:style-name="P85">0.29</text:p>
          </table:table-cell>
        </table:table-row>
        <table:table-row table:style-name="TableLine98030832">
          <table:table-cell table:style-name="Tabla5.A2" office:value-type="string">
            <text:p text:style-name="P85">desk</text:p>
          </table:table-cell>
          <table:table-cell table:style-name="Tabla5.B2" office:value-type="string">
            <text:p text:style-name="P85">0.51</text:p>
          </table:table-cell>
        </table:table-row>
        <table:table-row table:style-name="TableLine105068544">
          <table:table-cell table:style-name="Tabla5.A2" office:value-type="string">
            <text:p text:style-name="P85">door</text:p>
          </table:table-cell>
          <table:table-cell table:style-name="Tabla5.B2" office:value-type="string">
            <text:p text:style-name="P85">0.64</text:p>
          </table:table-cell>
        </table:table-row>
        <table:table-row table:style-name="TableLine151777888">
          <table:table-cell table:style-name="Tabla5.A2" office:value-type="string">
            <text:p text:style-name="P85">dresser</text:p>
          </table:table-cell>
          <table:table-cell table:style-name="Tabla5.B2" office:value-type="string">
            <text:p text:style-name="P85">0.55</text:p>
          </table:table-cell>
        </table:table-row>
        <table:table-row table:style-name="TableLine222596608">
          <table:table-cell table:style-name="Tabla5.A2" office:value-type="string">
            <text:p text:style-name="P85">flower_pot</text:p>
          </table:table-cell>
          <table:table-cell table:style-name="Tabla5.B2" office:value-type="string">
            <text:p text:style-name="P85">0.00</text:p>
          </table:table-cell>
        </table:table-row>
        <table:table-row table:style-name="TableLine139228672">
          <table:table-cell table:style-name="Tabla5.A2" office:value-type="string">
            <text:p text:style-name="P85">glass_box</text:p>
          </table:table-cell>
          <table:table-cell table:style-name="Tabla5.B2" office:value-type="string">
            <text:p text:style-name="P85">0.91</text:p>
          </table:table-cell>
        </table:table-row>
        <table:table-row table:style-name="TableLine230926096">
          <table:table-cell table:style-name="Tabla5.A2" office:value-type="string">
            <text:p text:style-name="P85">guitar</text:p>
          </table:table-cell>
          <table:table-cell table:style-name="Tabla5.B2" office:value-type="string">
            <text:p text:style-name="P85">0.61</text:p>
          </table:table-cell>
        </table:table-row>
        <table:table-row table:style-name="TableLine175263744">
          <table:table-cell table:style-name="Tabla5.A2" office:value-type="string">
            <text:p text:style-name="P85">keyboard</text:p>
          </table:table-cell>
          <table:table-cell table:style-name="Tabla5.B2" office:value-type="string">
            <text:p text:style-name="P85">0.69</text:p>
          </table:table-cell>
        </table:table-row>
        <table:table-row table:style-name="TableLine124286944">
          <table:table-cell table:style-name="Tabla5.A2" office:value-type="string">
            <text:p text:style-name="P85">lamp</text:p>
          </table:table-cell>
          <table:table-cell table:style-name="Tabla5.B2" office:value-type="string">
            <text:p text:style-name="P85">0.56</text:p>
          </table:table-cell>
        </table:table-row>
        <table:table-row table:style-name="TableLine124959136">
          <table:table-cell table:style-name="Tabla5.A2" office:value-type="string">
            <text:p text:style-name="P85">laptop</text:p>
          </table:table-cell>
          <table:table-cell table:style-name="Tabla5.B2" office:value-type="string">
            <text:p text:style-name="P85">0.83</text:p>
          </table:table-cell>
        </table:table-row>
        <table:table-row table:style-name="TableLine124481424">
          <table:table-cell table:style-name="Tabla5.A2" office:value-type="string">
            <text:p text:style-name="P85">mantel</text:p>
          </table:table-cell>
          <table:table-cell table:style-name="Tabla5.B2" office:value-type="string">
            <text:p text:style-name="P85">0.70</text:p>
          </table:table-cell>
        </table:table-row>
        <table:table-row table:style-name="TableLine128497648">
          <table:table-cell table:style-name="Tabla5.A2" office:value-type="string">
            <text:p text:style-name="P85">monitor</text:p>
          </table:table-cell>
          <table:table-cell table:style-name="Tabla5.B2" office:value-type="string">
            <text:p text:style-name="P85">0.60</text:p>
          </table:table-cell>
        </table:table-row>
        <table:table-row table:style-name="TableLine160710720">
          <table:table-cell table:style-name="Tabla5.A2" office:value-type="string">
            <text:p text:style-name="P85">night_stand</text:p>
          </table:table-cell>
          <table:table-cell table:style-name="Tabla5.B2" office:value-type="string">
            <text:p text:style-name="P85">0.52</text:p>
          </table:table-cell>
        </table:table-row>
        <table:table-row table:style-name="TableLine109317776">
          <table:table-cell table:style-name="Tabla5.A2" office:value-type="string">
            <text:p text:style-name="P85">person</text:p>
          </table:table-cell>
          <table:table-cell table:style-name="Tabla5.B2" office:value-type="string">
            <text:p text:style-name="P85">0.33</text:p>
          </table:table-cell>
        </table:table-row>
        <text:soft-page-break/>
        <table:table-row table:style-name="TableLine162949648">
          <table:table-cell table:style-name="Tabla5.A2" office:value-type="string">
            <text:p text:style-name="P85">piano</text:p>
          </table:table-cell>
          <table:table-cell table:style-name="Tabla5.B2" office:value-type="string">
            <text:p text:style-name="P85">0.41</text:p>
          </table:table-cell>
        </table:table-row>
        <table:table-row table:style-name="TableLine139069520">
          <table:table-cell table:style-name="Tabla5.A2" office:value-type="string">
            <text:p text:style-name="P85">plant</text:p>
          </table:table-cell>
          <table:table-cell table:style-name="Tabla5.B2" office:value-type="string">
            <text:p text:style-name="P85">0.61</text:p>
          </table:table-cell>
        </table:table-row>
        <table:table-row table:style-name="TableLine139942000">
          <table:table-cell table:style-name="Tabla5.A2" office:value-type="string">
            <text:p text:style-name="P85">radio</text:p>
          </table:table-cell>
          <table:table-cell table:style-name="Tabla5.B2" office:value-type="string">
            <text:p text:style-name="P85">0.00</text:p>
          </table:table-cell>
        </table:table-row>
        <table:table-row table:style-name="TableLine115268336">
          <table:table-cell table:style-name="Tabla5.A2" office:value-type="string">
            <text:p text:style-name="P85">range_hood</text:p>
          </table:table-cell>
          <table:table-cell table:style-name="Tabla5.B2" office:value-type="string">
            <text:p text:style-name="P85">1.00</text:p>
          </table:table-cell>
        </table:table-row>
        <table:table-row table:style-name="TableLine206244080">
          <table:table-cell table:style-name="Tabla5.A2" office:value-type="string">
            <text:p text:style-name="P85">sink</text:p>
          </table:table-cell>
          <table:table-cell table:style-name="Tabla5.B2" office:value-type="string">
            <text:p text:style-name="P85">0.00</text:p>
          </table:table-cell>
        </table:table-row>
        <table:table-row table:style-name="TableLine114819072">
          <table:table-cell table:style-name="Tabla5.A2" office:value-type="string">
            <text:p text:style-name="P85">sofa</text:p>
          </table:table-cell>
          <table:table-cell table:style-name="Tabla5.B2" office:value-type="string">
            <text:p text:style-name="P85">0.71</text:p>
          </table:table-cell>
        </table:table-row>
        <table:table-row table:style-name="TableLine43389968">
          <table:table-cell table:style-name="Tabla5.A2" office:value-type="string">
            <text:p text:style-name="P85">stairs</text:p>
          </table:table-cell>
          <table:table-cell table:style-name="Tabla5.B2" office:value-type="string">
            <text:p text:style-name="P85">0.00</text:p>
          </table:table-cell>
        </table:table-row>
        <table:table-row table:style-name="TableLine113883888">
          <table:table-cell table:style-name="Tabla5.A2" office:value-type="string">
            <text:p text:style-name="P85">stool</text:p>
          </table:table-cell>
          <table:table-cell table:style-name="Tabla5.B2" office:value-type="string">
            <text:p text:style-name="P85">1.00</text:p>
          </table:table-cell>
        </table:table-row>
        <table:table-row table:style-name="TableLine114838512">
          <table:table-cell table:style-name="Tabla5.A2" office:value-type="string">
            <text:p text:style-name="P85">table</text:p>
          </table:table-cell>
          <table:table-cell table:style-name="Tabla5.B2" office:value-type="string">
            <text:p text:style-name="P85">0.66</text:p>
          </table:table-cell>
        </table:table-row>
        <table:table-row table:style-name="TableLine104044320">
          <table:table-cell table:style-name="Tabla5.A2" office:value-type="string">
            <text:p text:style-name="P85">tent</text:p>
          </table:table-cell>
          <table:table-cell table:style-name="Tabla5.B2" office:value-type="string">
            <text:p text:style-name="P85">0.33</text:p>
          </table:table-cell>
        </table:table-row>
        <table:table-row table:style-name="TableLine203046336">
          <table:table-cell table:style-name="Tabla5.A2" office:value-type="string">
            <text:p text:style-name="P85">toilet</text:p>
          </table:table-cell>
          <table:table-cell table:style-name="Tabla5.B2" office:value-type="string">
            <text:p text:style-name="P85">0.90</text:p>
          </table:table-cell>
        </table:table-row>
        <table:table-row table:style-name="TableLine115358624">
          <table:table-cell table:style-name="Tabla5.A2" office:value-type="string">
            <text:p text:style-name="P85">tv_stand</text:p>
          </table:table-cell>
          <table:table-cell table:style-name="Tabla5.B2" office:value-type="string">
            <text:p text:style-name="P85">0.39</text:p>
          </table:table-cell>
        </table:table-row>
        <table:table-row table:style-name="TableLine105235280">
          <table:table-cell table:style-name="Tabla5.A2" office:value-type="string">
            <text:p text:style-name="P85">vase</text:p>
          </table:table-cell>
          <table:table-cell table:style-name="Tabla5.B2" office:value-type="string">
            <text:p text:style-name="P85">0.38</text:p>
          </table:table-cell>
        </table:table-row>
        <table:table-row table:style-name="TableLine129163360">
          <table:table-cell table:style-name="Tabla5.A2" office:value-type="string">
            <text:p text:style-name="P85">wardrobe</text:p>
          </table:table-cell>
          <table:table-cell table:style-name="Tabla5.B2" office:value-type="string">
            <text:p text:style-name="P85">0.50</text:p>
          </table:table-cell>
        </table:table-row>
        <table:table-row table:style-name="TableLine103707280">
          <table:table-cell table:style-name="Tabla5.A2" office:value-type="string">
            <text:p text:style-name="P85">xbox</text:p>
          </table:table-cell>
          <table:table-cell table:style-name="Tabla5.B2" office:value-type="string">
            <text:p text:style-name="P85">0.67</text:p>
          </table:table-cell>
        </table:table-row>
      </table:table>
      <text:h text:style-name="P91" text:outline-level="1"/>
      <text:p text:style-name="P38">La exactitud general del experimento fue de 0.51, siendo la peor clasificación de todos los experimentos.</text:p>
      <text:h text:style-name="P92" text:outline-level="1"><text:bookmark-start text:name="__RefHeading___Toc392_774234677"/>Comparación<text:bookmark-end text:name="__RefHeading___Toc392_774234677"/></text:h>
      <text:p text:style-name="P15">En la siguiente tabla se comparan los distintos métodos con su correspondiente aplicación de la metodología pairwaise, indicando la mejoría o empeoramiento que produce dicha aplicación: </text:p>
      <text:p text:style-name="P71">Tabla <text:sequence text:ref-name="refTable0" text:name="Table" text:formula="ooow:Table+1" style:num-format="1">1</text:sequence>: Comparación metodología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60">Método</text:p>
          </table:table-cell>
          <table:table-cell table:style-name="Tabla1.A1" office:value-type="string">
            <text:p text:style-name="P59">Test Accuracy</text:p>
          </table:table-cell>
          <table:table-cell table:style-name="Tabla1.A1" office:value-type="string">
            <text:p text:style-name="P59"><text:s/>+ Pairwise</text:p>
          </table:table-cell>
          <table:table-cell table:style-name="Tabla1.D1" office:value-type="string">
            <text:p text:style-name="P59">% Mejora</text:p>
          </table:table-cell>
        </table:table-row>
        <table:table-row table:style-name="Tabla1.1">
          <table:table-cell table:style-name="Tabla1.A2" office:value-type="string">
            <text:p text:style-name="P61">Voxelización</text:p>
            <text:p text:style-name="P61">RN</text:p>
          </table:table-cell>
          <table:table-cell table:style-name="Tabla1.B2" office:value-type="string">
            <text:p text:style-name="P58">0,6487</text:p>
          </table:table-cell>
          <table:table-cell table:style-name="Tabla1.C2" office:value-type="string">
            <text:p text:style-name="P58">0,7092</text:p>
          </table:table-cell>
          <table:table-cell table:style-name="Tabla1.D2" office:value-type="string">
            <text:p text:style-name="P58">9,33</text:p>
          </table:table-cell>
        </table:table-row>
        <table:table-row table:style-name="Tabla1.1">
          <table:table-cell table:style-name="Tabla1.A3" office:value-type="string">
            <text:p text:style-name="P61">Voxelización</text:p>
            <text:p text:style-name="P61">Conv3D</text:p>
          </table:table-cell>
          <table:table-cell table:style-name="Tabla1.B3" office:value-type="string">
            <text:p text:style-name="P58">0,7220</text:p>
          </table:table-cell>
          <table:table-cell table:style-name="Tabla1.C3" office:value-type="string">
            <text:p text:style-name="P58">0,75</text:p>
          </table:table-cell>
          <table:table-cell table:style-name="Tabla1.D2" office:value-type="string">
            <text:p text:style-name="P58">3,87</text:p>
          </table:table-cell>
        </table:table-row>
        <table:table-row table:style-name="Tabla1.1">
          <table:table-cell table:style-name="Tabla1.A4" office:value-type="string">
            <text:p text:style-name="P60">Histograma</text:p>
          </table:table-cell>
          <table:table-cell table:style-name="Tabla1.B4" office:value-type="string">
            <text:p text:style-name="P58">0,7331</text:p>
          </table:table-cell>
          <table:table-cell table:style-name="Tabla1.C4" office:value-type="string">
            <text:p text:style-name="P58">0,5181</text:p>
          </table:table-cell>
          <table:table-cell table:style-name="Tabla1.D4" office:value-type="string">
            <text:p text:style-name="P70">-29,32</text:p>
          </table:table-cell>
        </table:table-row>
      </table:table>
      <text:p text:style-name="Standard"/>
      <text:p text:style-name="P39"><text:span text:style-name="T116">Como se puede ver en la voxelización se produce una mejora significativa al aplicar la metodología pairwise, pero no cuando se trabaja con los histogramas. </text:span><text:span text:style-name="T21">Tras analizar el</text:span><text:span text:style-name="T115"> problema de la metodología pairwise con los histogramas se pudo observar que, como en otros experimentos, clasifican muy mal (en este caso incluso enfrentándolas únicamente a otra clase).</text:span></text:p>
      <text:h text:style-name="P95" text:outline-level="1" text:is-list-header="true"/>
      <text:h text:style-name="Heading_20_1" text:outline-level="1"><text:bookmark-start text:name="__RefHeading___Toc394_774234677"/>Conclusiones y futuros trabajos<text:bookmark-end text:name="__RefHeading___Toc394_774234677"/></text:h>
      <text:p text:style-name="P72">La identificación de objetos 3D es un área del aprendizaje automático donde aún queda mucho margen de mejora, sobre todo en lo referente al tratamiento de los modelos recibidos. La aplicación de nuevas técnicas de extracción de características como las convoluciones 3D, o enfoques de división del problema en problemas menos complejos, como el pairwise ofrecen una mejora en los resultados. </text:p>
      <text:p text:style-name="P76">Se ha observado que hay una serie de clases que clasifican peor que otras, y se ha encontrado que se corresponden con que son clases que tienen menos modelos para realizar el entrenamiento. Sería interesante ampliar el número de modelos de estas clases para ver si con ello mejora su clasificación, por ejemplo, aplicando transformaciones espaciales a los modelos disponibles (rotaciones, inversiones…) o con la búsqueda de nuevos modelos a tratar. </text:p>
      <text:p text:style-name="P76">También se ha observado que para esta clasificación no se ha tenido en cuenta las verdaderas dimensiones del modelo, ocupando el mismo espacio un avión que una botella. Este podía ser una entrada muy importante a la hora de realizar una clasificación más exacta.</text:p>
      <text:p text:style-name="P72">Resultaría interesante en futuros trabajos realizar un análisis de combinación de los distintos clasificadores utilizados para comprobar en qué medida las carencias de uno de los métodos pueden ser suplidas por el resto.</text:p>
      <text:h text:style-name="P92" text:outline-level="1"><text:bookmark-start text:name="__RefHeading___Toc1875_1635821980"/>Bibliografía<text:bookmark-end text:name="__RefHeading___Toc1875_1635821980"/></text:h>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2" svg:font-family="'Wingdings 2'" style:font-pitch="variable" style:font-charset="x-symbol"/>
    <style:font-face style:name="Lohit Devanagari3" svg:font-family="'Lohit Devanagari'"/>
    <style:font-face style:name="Tahoma" svg:font-family="Tahoma"/>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2" svg:font-family="'Liberation Serif'" style:font-pitch="variable"/>
    <style:font-face style:name="Lohit Devanagari2" svg:font-family="'Lohit Devanagari'" style:font-pitch="variable"/>
    <style:font-face style:name="Noto Sans CJK SC Regular" svg:font-family="'Noto Sans CJK SC Regular'" style:font-pitch="variable"/>
    <style:font-face style:name="Noto Serif CJK SC"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erif CJK SC1" svg:font-family="'Noto Serif CJK S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2"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2"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s" fo:country="ES" style:font-name-asian="Noto Serif CJK SC2"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style:contextual-spacing="false" fo:line-height="150%" fo:text-align="justify" style:justify-single-word="false" fo:orphans="2" fo:widows="2" fo:hyphenation-ladder-count="no-limit" fo:text-indent="0.4cm" style:auto-text-indent="false" style:page-number="auto" style:writing-mode="lr-tb">
        <style:tab-stops>
          <style:tab-stop style:position="2cm"/>
        </style:tab-stops>
        <style:drop-cap/>
      </style:paragraph-properties>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ab-stops>
          <style:tab-stop style:position="0.635cm"/>
        </style:tab-stops>
      </style:paragraph-properties>
      <style:text-properties fo:font-variant="small-caps" fo:font-size="16pt" fo:font-weight="bold"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left="0.635cm" fo:margin-right="1.746cm" fo:margin-top="2cm" fo:margin-bottom="0.499cm" style:contextual-spacing="false" fo:text-align="justify" style:justify-single-word="false" fo:text-indent="-0.635cm" style:auto-text-indent="false" fo:keep-with-next="always">
        <style:tab-stops>
          <style:tab-stop style:position="0.635cm"/>
          <style:tab-stop style:position="14.503cm" style:type="right" style:leader-style="dotted" style:leader-text="."/>
        </style:tab-stops>
      </style:paragraph-properties>
      <style:text-properties fo:font-variant="small-caps"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ab-stops>
          <style:tab-stop style:position="0.635cm"/>
          <style:tab-stop style:position="0.953cm"/>
          <style:tab-stop style:position="14.503cm" style:type="right" style:leader-style="dotted" style:leader-text="."/>
        </style:tab-stops>
      </style:paragraph-properties>
      <style:text-properties fo:font-weight="bold" style:font-weight-asian="bold" style:font-weight-complex="bold"/>
    </style:style>
    <style:style style:name="Izenburua"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Epigrafe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izea" style:family="paragraph" style:parent-style-name="Standard">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Drawing"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1.251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1.64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page-number text:select-page="current">33</text:page-number></text:p>
      </style:footer>
    </style:master-page>
    <style:master-page style:name="First_20_Page" style:display-name="First Page" style:page-layout-name="Mpm2" style:next-style-name="Página_20_sin_20_numeración">
      <style:footer>
        <text:p text:style-name="Footer"/>
      </style:footer>
    </style:master-page>
    <style:master-page style:name="Index" style:page-layout-name="Mpm3"/>
    <style:master-page style:name="Página_20_sin_20_numeración" style:display-name="Página sin numeración"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ABLA DE CONTENIDO</dc:title>
    <meta:initial-creator>David</meta:initial-creator>
    <meta:creation-date>2011-09-01T10:19:00</meta:creation-date>
    <dc:date>2020-10-22T10:48:05.656146683</dc:date>
    <meta:print-date>2011-09-01T10:23:00</meta:print-date>
    <meta:editing-cycles>149</meta:editing-cycles>
    <meta:editing-duration>P11DT1H5M48S</meta:editing-duration>
    <meta:generator>LibreOffice/7.0.2.2$Linux_X86_64 LibreOffice_project/8349ace3c3162073abd90d81fd06dcfb6b36b994</meta:generator>
    <meta:document-statistic meta:table-count="7" meta:image-count="5" meta:object-count="10" meta:page-count="33" meta:paragraph-count="702" meta:word-count="4783" meta:character-count="28685" meta:non-whitespace-character-count="24525"/>
  </office:meta>
</office:document-meta>
</file>

<file path=Object 1/content.xml><?xml version="1.0" encoding="utf-8"?>
<math xmlns="http://www.w3.org/1998/Math/MathML" display="block">
  <semantics>
    <mrow>
      <mi>C</mi>
      <mo stretchy="false">=</mo>
      <mrow>
        <mfrac>
          <mrow>
            <mi>N</mi>
            <mo stretchy="false">+</mo>
            <mi>N</mi>
          </mrow>
          <mn>2</mn>
        </mfrac>
        <mo stretchy="false">−</mo>
        <mi>N</mi>
      </mrow>
    </mrow>
    <annotation encoding="StarMath 5.0">C ={N + N} over {2} - N  </annotation>
  </semantics>
</math>
</file>

<file path=Object 10/content.xml><?xml version="1.0" encoding="utf-8"?>
<math xmlns="http://www.w3.org/1998/Math/MathML" display="block">
  <semantics>
    <mrow>
      <mi>ℒ</mi>
      <mrow>
        <mrow>
          <mo fence="true" stretchy="false">(</mo>
          <mrow>
            <mi>θ</mi>
          </mrow>
          <mo fence="true" stretchy="false">)</mo>
        </mrow>
        <mo stretchy="false">=</mo>
        <mfrac>
          <mrow>
            <mo stretchy="false">−</mo>
            <mn>1</mn>
          </mrow>
          <mi>n</mi>
        </mfrac>
      </mrow>
      <mrow>
        <munderover>
          <mo stretchy="false">∑</mo>
          <mrow>
            <mi>i</mi>
            <mo stretchy="false">=</mo>
            <mn>1</mn>
          </mrow>
          <mi>n</mi>
        </munderover>
        <msub>
          <mi>y</mi>
          <mi>i</mi>
        </msub>
      </mrow>
      <mi>log</mi>
      <mrow>
        <mo fence="true" stretchy="false">(</mo>
        <mrow>
          <mrow>
            <mrow>
              <msub>
                <mi>p</mi>
                <mi>i</mi>
              </msub>
              <mo stretchy="false">+</mo>
              <mrow>
                <mo fence="true" stretchy="false">(</mo>
                <mrow>
                  <mrow>
                    <mn>1</mn>
                    <mo stretchy="false">−</mo>
                    <mi>y</mi>
                  </mrow>
                </mrow>
                <mo fence="true" stretchy="false">)</mo>
              </mrow>
            </mrow>
            <mi>log</mi>
            <mrow>
              <mo fence="true" stretchy="false">(</mo>
              <mrow>
                <mrow>
                  <mn>1</mn>
                  <mo stretchy="false">−</mo>
                  <mi mathvariant="italic">pi</mi>
                </mrow>
              </mrow>
              <mo fence="true" stretchy="false">)</mo>
            </mrow>
          </mrow>
        </mrow>
        <mo fence="true" stretchy="false">)</mo>
      </mrow>
    </mrow>
    <annotation encoding="StarMath 5.0">ℒ(%theta  ) = - 1 over n sum from i = 1 to n y_i log( p_i + (1 -y) log (1 - pi))</annotation>
  </semantics>
</math>
</file>

<file path=Object 2/content.xml><?xml version="1.0" encoding="utf-8"?>
<math xmlns="http://www.w3.org/1998/Math/MathML" display="block">
  <semantics>
    <mtable>
      <mtr>
        <mtd>
          <mrow>
            <mrow>
              <mi>z</mi>
              <mo stretchy="false">=</mo>
              <msub>
                <mi>f</mi>
                <mi mathvariant="italic">act</mi>
              </msub>
            </mrow>
            <mrow>
              <mo fence="true" stretchy="false">(</mo>
              <mrow>
                <mrow>
                  <mrow>
                    <munderover>
                      <mo stretchy="false">∑</mo>
                      <mrow>
                        <mi>i</mi>
                        <mo stretchy="false">=</mo>
                        <mn>1</mn>
                      </mrow>
                      <mi>n</mi>
                    </munderover>
                    <msub>
                      <mi>w</mi>
                      <mi>i</mi>
                    </msub>
                  </mrow>
                  <mrow>
                    <msub>
                      <mi>x</mi>
                      <mi>i</mi>
                    </msub>
                    <mo stretchy="false">+</mo>
                    <mi>b</mi>
                  </mrow>
                </mrow>
              </mrow>
              <mo fence="true" stretchy="false">)</mo>
            </mrow>
          </mrow>
        </mtd>
      </mtr>
      <mtr>
        <mtd columnalign="left">
          <mrow>
            <mi>y</mi>
            <mo stretchy="false">=</mo>
            <mrow>
              <mo fence="true" stretchy="true">{</mo>
              <mrow>
                <mtable>
                  <mtr>
                    <mtd>
                      <mrow>
                        <mn>1</mn>
                        <mspace width="6.5em"/>
                        <mi mathvariant="italic">si</mi>
                        <mrow>
                          <mi>z</mi>
                          <mo stretchy="false">≥</mo>
                          <mn>0</mn>
                        </mrow>
                      </mrow>
                    </mtd>
                  </mtr>
                  <mtr>
                    <mtd>
                      <mrow>
                        <mn>0</mn>
                        <mspace width="6.5em"/>
                        <mi mathvariant="italic">si</mi>
                        <mrow>
                          <mi>z</mi>
                          <mo stretchy="false">&lt;</mo>
                          <mn>0</mn>
                        </mrow>
                      </mrow>
                    </mtd>
                  </mtr>
                </mtable>
              </mrow>
              <mo fence="true" stretchy="true">}</mo>
            </mrow>
          </mrow>
        </mtd>
      </mtr>
    </mtable>
    <annotation encoding="StarMath 5.0">z = f_act( sum from{i=1} to{n} w_i x_i + b) newline 
alignl y = left lbrace binom{1 ` ` ` ` ` ` ` ` ` ` ` ` `si z &gt;= 0}{0 ` ` ` ` ` ` ` ` ` ` ` ` `si z &lt; 0}  right rbrace </annotation>
  </semantics>
</math>
</file>

<file path=Object 3/content.xml><?xml version="1.0" encoding="utf-8"?>
<math xmlns="http://www.w3.org/1998/Math/MathML" display="block">
  <semantics>
    <mrow>
      <mi>f</mi>
      <mrow>
        <mrow>
          <mo fence="true" stretchy="false">(</mo>
          <mrow>
            <mi>x</mi>
          </mrow>
          <mo fence="true" stretchy="false">)</mo>
        </mrow>
        <mo stretchy="false">=</mo>
        <mfrac>
          <mn>1</mn>
          <mrow>
            <mn>1</mn>
            <mo stretchy="false">−</mo>
            <msup>
              <mi>e</mi>
              <mrow>
                <mo stretchy="false">−</mo>
                <mi>x</mi>
              </mrow>
            </msup>
          </mrow>
        </mfrac>
      </mrow>
    </mrow>
    <annotation encoding="StarMath 5.0">f( x ) = 1 over {  1 - e ^-x }</annotation>
  </semantics>
</math>
</file>

<file path=Object 4/content.xml><?xml version="1.0" encoding="utf-8"?>
<math xmlns="http://www.w3.org/1998/Math/MathML" display="block">
  <semantics>
    <mrow>
      <mi>f</mi>
      <mrow>
        <mrow>
          <mo fence="true" stretchy="false">(</mo>
          <mrow>
            <mi>x</mi>
          </mrow>
          <mo fence="true" stretchy="false">)</mo>
        </mrow>
        <mo stretchy="false">=</mo>
        <mrow>
          <mfrac>
            <mn>2</mn>
            <mrow>
              <mn>1</mn>
              <mo stretchy="false">+</mo>
              <msup>
                <mi>e</mi>
                <mrow>
                  <mrow>
                    <mo stretchy="false">−</mo>
                    <mn>2</mn>
                  </mrow>
                  <mi>x</mi>
                </mrow>
              </msup>
            </mrow>
          </mfrac>
          <mo stretchy="false">−</mo>
          <mn>1</mn>
        </mrow>
      </mrow>
    </mrow>
    <annotation encoding="StarMath 5.0">f( x ) = 2 over { 1 + e ^{-2x } } - 1</annotation>
  </semantics>
</math>
</file>

<file path=Object 5/content.xml><?xml version="1.0" encoding="utf-8"?>
<math xmlns="http://www.w3.org/1998/Math/MathML" display="block">
  <semantics>
    <mrow>
      <mi>f</mi>
      <mrow>
        <mrow>
          <mo fence="true" stretchy="false">(</mo>
          <mrow>
            <mi>x</mi>
          </mrow>
          <mo fence="true" stretchy="false">)</mo>
        </mrow>
        <mo stretchy="false">=</mo>
        <mi mathvariant="italic">max</mi>
      </mrow>
      <mrow>
        <mo fence="true" stretchy="false">(</mo>
        <mrow>
          <mrow>
            <mn>0</mn>
            <mi>,</mi>
            <mi>x</mi>
          </mrow>
        </mrow>
        <mo fence="true" stretchy="false">)</mo>
      </mrow>
    </mrow>
    <annotation encoding="StarMath 5.0">f( x ) = max( 0, x )</annotation>
  </semantics>
</math>
</file>

<file path=Object 6/content.xml><?xml version="1.0" encoding="utf-8"?>
<math xmlns="http://www.w3.org/1998/Math/MathML" display="block">
  <semantics>
    <mrow>
      <mi>f</mi>
      <mrow>
        <mrow>
          <mo fence="true" stretchy="false">(</mo>
          <mrow>
            <mi>z</mi>
          </mrow>
          <mo fence="true" stretchy="false">)</mo>
        </mrow>
        <mo stretchy="false">=</mo>
        <mfrac>
          <msup>
            <mi>e</mi>
            <msub>
              <mi>z</mi>
              <mi>j</mi>
            </msub>
          </msup>
          <mrow>
            <munderover>
              <mo stretchy="false">∑</mo>
              <mrow>
                <mi>k</mi>
                <mo stretchy="false">=</mo>
                <mn>1</mn>
              </mrow>
              <mi>k</mi>
            </munderover>
            <msup>
              <mi>e</mi>
              <msub>
                <mi>z</mi>
                <mi>k</mi>
              </msub>
            </msup>
          </mrow>
        </mfrac>
      </mrow>
    </mrow>
    <annotation encoding="StarMath 5.0">f( z ) = e ^ {z_j} over sum from k=1 to k e ^ { z_k }</annotation>
  </semantics>
</math>
</file>

<file path=Object 7/content.xml><?xml version="1.0" encoding="utf-8"?>
<math xmlns="http://www.w3.org/1998/Math/MathML" display="block">
  <semantics>
    <mrow>
      <mi mathvariant="italic">RMSE</mi>
      <mo stretchy="false">=</mo>
      <msqrt>
        <mrow>
          <munderover>
            <mo stretchy="false">∑</mo>
            <mrow>
              <mi>i</mi>
              <mo stretchy="false">=</mo>
              <mn>1</mn>
            </mrow>
            <mi>n</mi>
          </munderover>
          <mfrac>
            <msup>
              <mrow>
                <mo fence="true" stretchy="false">(</mo>
                <mrow>
                  <mrow>
                    <mover accent="true">
                      <msub>
                        <mi>y</mi>
                        <mi>i</mi>
                      </msub>
                      <mo stretchy="false">^</mo>
                    </mover>
                    <mo stretchy="false">+</mo>
                    <msub>
                      <mi>y</mi>
                      <mi>i</mi>
                    </msub>
                  </mrow>
                </mrow>
                <mo fence="true" stretchy="false">)</mo>
              </mrow>
              <mn>2</mn>
            </msup>
            <mi>n</mi>
          </mfrac>
        </mrow>
      </msqrt>
    </mrow>
    <annotation encoding="StarMath 5.0">RMSE = sqrt { sum from i = 1 to n { (hat y_i + y_i)^ 2 over n  } }</annotation>
  </semantics>
</math>
</file>

<file path=Object 8/content.xml><?xml version="1.0" encoding="utf-8"?>
<math xmlns="http://www.w3.org/1998/Math/MathML" display="block">
  <semantics>
    <mrow>
      <mi mathvariant="italic">MAE</mi>
      <mo stretchy="false">=</mo>
      <mrow>
        <munderover>
          <mo stretchy="false">∑</mo>
          <mrow>
            <mi>i</mi>
            <mo stretchy="false">=</mo>
            <mn>1</mn>
          </mrow>
          <mi>n</mi>
        </munderover>
        <mfrac>
          <mrow>
            <mo fence="true" stretchy="true">|</mo>
            <mrow>
              <mrow>
                <mover accent="true">
                  <msub>
                    <mi>y</mi>
                    <mi>i</mi>
                  </msub>
                  <mo stretchy="false">^</mo>
                </mover>
                <mo stretchy="false">−</mo>
                <msub>
                  <mi>y</mi>
                  <mi>i</mi>
                </msub>
              </mrow>
            </mrow>
            <mo fence="true" stretchy="true">|</mo>
          </mrow>
          <mi>n</mi>
        </mfrac>
      </mrow>
    </mrow>
    <annotation encoding="StarMath 5.0">MAE = sum from i = 1 to n {abs {hat y_i - y_i} over n}</annotation>
  </semantics>
</math>
</file>

<file path=Object 9/content.xml><?xml version="1.0" encoding="utf-8"?>
<math xmlns="http://www.w3.org/1998/Math/MathML" display="block">
  <semantics>
    <mrow>
      <mi mathvariant="italic">MASE</mi>
      <mo stretchy="false">=</mo>
      <mfrac>
        <mrow>
          <munderover>
            <mo stretchy="false">∑</mo>
            <mrow>
              <mi>i</mi>
              <mo stretchy="false">=</mo>
              <mn>1</mn>
            </mrow>
            <mi>n</mi>
          </munderover>
          <mrow>
            <mo fence="true" stretchy="true">|</mo>
            <mrow>
              <mrow>
                <mover accent="true">
                  <msub>
                    <mi>y</mi>
                    <mi>i</mi>
                  </msub>
                  <mo stretchy="false">^</mo>
                </mover>
                <mo stretchy="false">−</mo>
                <msub>
                  <mi>y</mi>
                  <mi>i</mi>
                </msub>
              </mrow>
            </mrow>
            <mo fence="true" stretchy="true">|</mo>
          </mrow>
        </mrow>
        <mrow>
          <mfrac>
            <mi>n</mi>
            <mrow>
              <mi>n</mi>
              <mo stretchy="false">−</mo>
              <mn>1</mn>
            </mrow>
          </mfrac>
          <mrow>
            <munderover>
              <mo stretchy="false">∑</mo>
              <mrow>
                <mi>i</mi>
                <mo stretchy="false">=</mo>
                <mn>1</mn>
              </mrow>
              <mi>n</mi>
            </munderover>
            <mrow>
              <mo fence="true" stretchy="true">|</mo>
              <mrow>
                <mrow>
                  <mover accent="true">
                    <msub>
                      <mi>y</mi>
                      <mi>n</mi>
                    </msub>
                    <mo stretchy="false">^</mo>
                  </mover>
                  <mo stretchy="false">−</mo>
                  <msub>
                    <mi>y</mi>
                    <mrow>
                      <mi>n</mi>
                      <mo stretchy="false">−</mo>
                      <mn>1</mn>
                    </mrow>
                  </msub>
                </mrow>
              </mrow>
              <mo fence="true" stretchy="true">|</mo>
            </mrow>
          </mrow>
        </mrow>
      </mfrac>
    </mrow>
    <annotation encoding="StarMath 5.0">MASE = { sum from i=1 to n abs { hat y_i - y_i } } over  { n over { n -1 } sum from i =1 to n abs { hat y_n - y_{n-1 } } }</annotation>
  </semantics>
</math>
</file>